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officeooo:paragraph-rsid="008c7789"/>
    </style:style>
    <style:style style:name="P3" style:family="paragraph" style:parent-style-name="normal">
      <style:paragraph-properties fo:text-align="start" style:justify-single-word="false"/>
      <style:text-properties officeooo:paragraph-rsid="00958a5b"/>
    </style:style>
    <style:style style:name="P4" style:family="paragraph" style:parent-style-name="normal">
      <style:paragraph-properties fo:text-align="start" style:justify-single-word="false"/>
      <style:text-properties officeooo:paragraph-rsid="00983f2b"/>
    </style:style>
    <style:style style:name="P5" style:family="paragraph" style:parent-style-name="normal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6" style:family="paragraph" style:parent-style-name="normal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P7" style:family="paragraph" style:parent-style-name="normal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P8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" style:family="paragraph" style:parent-style-name="normal"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85683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1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7be96" officeooo:paragraph-rsid="0084ccdd" style:font-name-asian="Liberation Serif1" style:font-size-asian="10pt" style:font-style-asian="normal" style:font-weight-asian="normal" style:font-name-complex="Liberation Serif1" style:font-size-complex="10pt" style:font-style-complex="italic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3" style:family="paragraph" style:parent-style-name="normal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4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5a6318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5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23a7a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8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19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0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1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6eb31b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2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7fb4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3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ccc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4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6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27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6697a" style:font-size-asian="10pt" style:font-style-asian="normal" style:font-weight-asian="normal" style:font-size-complex="10pt"/>
    </style:style>
    <style:style style:name="P28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9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a38716" officeooo:paragraph-rsid="00a38716" style:font-size-asian="10pt" style:font-style-asian="normal" style:font-weight-asian="normal" style:font-size-complex="10pt"/>
    </style:style>
    <style:style style:name="P30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1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2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ccc0" officeooo:paragraph-rsid="0070ccc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3" style:family="paragraph" style:parent-style-name="normal">
      <style:paragraph-properties fo:text-align="start" style:justify-single-word="false"/>
      <style:text-properties style:font-name="Ubuntu1"/>
    </style:style>
    <style:style style:name="P34" style:family="paragraph" style:parent-style-name="normal">
      <style:paragraph-properties fo:text-align="start" style:justify-single-word="false"/>
      <style:text-properties style:font-name="Ubuntu1" officeooo:paragraph-rsid="0017d7df"/>
    </style:style>
    <style:style style:name="P35" style:family="paragraph" style:parent-style-name="normal">
      <style:paragraph-properties fo:text-align="start" style:justify-single-word="false"/>
      <style:text-properties style:font-name="Ubuntu1" officeooo:paragraph-rsid="001b68cf"/>
    </style:style>
    <style:style style:name="P36" style:family="paragraph" style:parent-style-name="normal">
      <style:paragraph-properties fo:text-align="start" style:justify-single-word="false"/>
      <style:text-properties style:font-name="Ubuntu1" officeooo:paragraph-rsid="0022a3be"/>
    </style:style>
    <style:style style:name="P37" style:family="paragraph" style:parent-style-name="normal">
      <style:paragraph-properties fo:text-align="start" style:justify-single-word="false"/>
      <style:text-properties style:font-name="Ubuntu1" officeooo:paragraph-rsid="00245e71"/>
    </style:style>
    <style:style style:name="P38" style:family="paragraph" style:parent-style-name="normal">
      <style:paragraph-properties fo:text-align="start" style:justify-single-word="false"/>
      <style:text-properties style:font-name="Ubuntu1" officeooo:paragraph-rsid="002a2918"/>
    </style:style>
    <style:style style:name="P39" style:family="paragraph" style:parent-style-name="normal">
      <style:paragraph-properties fo:text-align="start" style:justify-single-word="false"/>
      <style:text-properties style:font-name="Ubuntu1" officeooo:paragraph-rsid="0038cf97"/>
    </style:style>
    <style:style style:name="P40" style:family="paragraph" style:parent-style-name="normal">
      <style:paragraph-properties fo:text-align="start" style:justify-single-word="false"/>
      <style:text-properties style:font-name="Ubuntu1" officeooo:paragraph-rsid="0039f6e1"/>
    </style:style>
    <style:style style:name="P41" style:family="paragraph" style:parent-style-name="normal">
      <style:paragraph-properties fo:text-align="start" style:justify-single-word="false"/>
      <style:text-properties style:font-name="Ubuntu1" officeooo:paragraph-rsid="003c802a"/>
    </style:style>
    <style:style style:name="P42" style:family="paragraph" style:parent-style-name="normal">
      <style:paragraph-properties fo:text-align="start" style:justify-single-word="false"/>
      <style:text-properties style:font-name="Ubuntu1" officeooo:paragraph-rsid="00415f20"/>
    </style:style>
    <style:style style:name="P43" style:family="paragraph" style:parent-style-name="normal">
      <style:paragraph-properties fo:text-align="start" style:justify-single-word="false"/>
      <style:text-properties style:font-name="Ubuntu1" officeooo:paragraph-rsid="00464fea"/>
    </style:style>
    <style:style style:name="P44" style:family="paragraph" style:parent-style-name="normal">
      <style:paragraph-properties fo:text-align="start" style:justify-single-word="false"/>
      <style:text-properties style:font-name="Ubuntu1" officeooo:paragraph-rsid="004db11a"/>
    </style:style>
    <style:style style:name="P45" style:family="paragraph" style:parent-style-name="normal">
      <style:paragraph-properties fo:text-align="start" style:justify-single-word="false"/>
      <style:text-properties style:font-name="Ubuntu1" officeooo:paragraph-rsid="00274f2c"/>
    </style:style>
    <style:style style:name="P46" style:family="paragraph" style:parent-style-name="normal">
      <style:paragraph-properties fo:text-align="start" style:justify-single-word="false"/>
      <style:text-properties style:font-name="Ubuntu1" officeooo:paragraph-rsid="006ccf50"/>
    </style:style>
    <style:style style:name="P47" style:family="paragraph" style:parent-style-name="normal">
      <style:paragraph-properties fo:text-align="start" style:justify-single-word="false"/>
      <style:text-properties style:font-name="Ubuntu1" officeooo:paragraph-rsid="002e5157"/>
    </style:style>
    <style:style style:name="P48" style:family="paragraph" style:parent-style-name="normal">
      <style:paragraph-properties fo:text-align="start" style:justify-single-word="false"/>
      <style:text-properties style:font-name="Ubuntu1" officeooo:paragraph-rsid="007330c5"/>
    </style:style>
    <style:style style:name="P49" style:family="paragraph" style:parent-style-name="normal">
      <style:paragraph-properties fo:text-align="start" style:justify-single-word="false"/>
      <style:text-properties style:font-name="Ubuntu1" officeooo:paragraph-rsid="0076f1df"/>
    </style:style>
    <style:style style:name="P50" style:family="paragraph" style:parent-style-name="normal">
      <style:paragraph-properties fo:text-align="start" style:justify-single-word="false"/>
      <style:text-properties style:font-name="Ubuntu1" officeooo:paragraph-rsid="00785683"/>
    </style:style>
    <style:style style:name="P5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5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9f6e1" style:font-size-asian="10pt" style:font-style-asian="normal" style:font-weight-asian="normal" style:font-size-complex="10pt"/>
    </style:style>
    <style:style style:name="P5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b2978" style:font-size-asian="10pt" style:font-style-asian="normal" style:font-weight-asian="normal" style:font-size-complex="10pt"/>
    </style:style>
    <style:style style:name="P5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P5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size-asian="10pt" style:font-style-asian="normal" style:font-weight-asian="normal" style:font-size-complex="10pt" style:font-style-complex="normal"/>
    </style:style>
    <style:style style:name="P5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P5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P5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officeooo:paragraph-rsid="003b2978" style:font-size-asian="10pt" style:font-style-asian="normal" style:font-weight-asian="normal" style:font-size-complex="10pt"/>
    </style:style>
    <style:style style:name="P5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b2978" style:font-size-asian="10pt" style:font-style-asian="normal" style:font-weight-asian="normal" style:font-size-complex="10pt"/>
    </style:style>
    <style:style style:name="P6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c802a" style:font-size-asian="10pt" style:font-style-asian="normal" style:font-weight-asian="normal" style:font-size-complex="10pt"/>
    </style:style>
    <style:style style:name="P6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6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15f20" style:font-name-asian="Liberation Serif1" style:font-size-asian="10pt" style:font-style-asian="normal" style:font-weight-asian="normal" style:font-name-complex="Liberation Serif1" style:font-size-complex="10pt"/>
    </style:style>
    <style:style style:name="P6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d19c7" style:font-name-asian="Liberation Serif1" style:font-size-asian="10pt" style:font-style-asian="normal" style:font-weight-asian="normal" style:font-name-complex="Liberation Serif1" style:font-size-complex="10pt"/>
    </style:style>
    <style:style style:name="P6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62688" style:font-name-asian="Liberation Serif1" style:font-size-asian="10pt" style:font-style-asian="normal" style:font-weight-asian="normal" style:font-name-complex="Liberation Serif1" style:font-size-complex="10pt"/>
    </style:style>
    <style:style style:name="P6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/>
    </style:style>
    <style:style style:name="P6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/>
    </style:style>
    <style:style style:name="P6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5d64" style:font-name-asian="Liberation Serif1" style:font-size-asian="10pt" style:font-style-asian="normal" style:font-weight-asian="normal" style:font-name-complex="Liberation Serif1" style:font-size-complex="10pt"/>
    </style:style>
    <style:style style:name="P6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/>
    </style:style>
    <style:style style:name="P6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/>
    </style:style>
    <style:style style:name="P7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e5157" style:font-name-asian="Liberation Serif1" style:font-size-asian="10pt" style:font-style-asian="normal" style:font-weight-asian="normal" style:font-name-complex="Liberation Serif1" style:font-size-complex="10pt"/>
    </style:style>
    <style:style style:name="P7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a2918" style:font-name-asian="Liberation Serif1" style:font-size-asian="10pt" style:font-style-asian="normal" style:font-weight-asian="normal" style:font-name-complex="Liberation Serif1" style:font-size-complex="10pt"/>
    </style:style>
    <style:style style:name="P7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d5490" style:font-name-asian="Liberation Serif1" style:font-size-asian="10pt" style:font-style-asian="normal" style:font-weight-asian="normal" style:font-name-complex="Liberation Serif1" style:font-size-complex="10pt"/>
    </style:style>
    <style:style style:name="P7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P74" style:family="paragraph" style:parent-style-name="normal">
      <style:text-properties style:font-name="Ubuntu1" fo:font-size="10pt" fo:font-style="normal" style:text-underline-style="none" fo:font-weight="normal" officeooo:rsid="00296b8f" officeooo:paragraph-rsid="00296b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c7708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87b088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8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d9a9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4ccd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a53a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c7789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44187" officeooo:paragraph-rsid="0064418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50d7" officeooo:paragraph-rsid="007650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f1df" officeooo:paragraph-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935646" officeooo:paragraph-rsid="00935646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4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1d1c9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b5f3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8990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5c94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6c878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af3cc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1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2" style:family="paragraph" style:parent-style-name="normal">
      <style:text-properties style:font-name="Ubuntu1" fo:font-size="10pt" fo:font-style="normal" style:text-underline-style="none" fo:font-weight="normal" officeooo:rsid="0063878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3" style:family="paragraph" style:parent-style-name="normal">
      <style:text-properties style:font-name="Ubuntu1" fo:font-size="10pt" fo:font-style="normal" style:text-underline-style="none" fo:font-weight="normal" officeooo:rsid="00296b8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4394c8" officeooo:paragraph-rsid="004394c8" style:font-name-asian="Liberation Serif1" style:font-size-asian="10pt" style:font-style-asian="normal" style:font-weight-asian="normal" style:font-name-complex="Liberation Serif1" style:font-size-complex="10pt"/>
    </style:style>
    <style:style style:name="P11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/>
    </style:style>
    <style:style style:name="P11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officeooo:paragraph-rsid="00785683" style:font-name-asian="Liberation Serif1" style:font-size-asian="10pt" style:font-style-asian="normal" style:font-weight-asian="normal" style:font-name-complex="Liberation Serif1" style:font-size-complex="10pt"/>
    </style:style>
    <style:style style:name="P11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7817a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P11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2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b5f3" style:font-name-asian="Liberation Serif1" style:font-size-asian="10pt" style:font-style-asian="normal" style:font-weight-asian="bold" style:font-name-complex="Liberation Serif1" style:font-size-complex="10pt"/>
    </style:style>
    <style:style style:name="P12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cdc2" style:font-name-asian="Liberation Serif1" style:font-size-asian="10pt" style:font-style-asian="normal" style:font-weight-asian="bold" style:font-name-complex="Liberation Serif1" style:font-size-complex="10pt"/>
    </style:style>
    <style:style style:name="P12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6c878" style:font-name-asian="Liberation Serif1" style:font-size-asian="10pt" style:font-style-asian="normal" style:font-weight-asian="bold" style:font-name-complex="Liberation Serif1" style:font-size-complex="10pt"/>
    </style:style>
    <style:style style:name="P12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7b088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a53ab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P12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bold" officeooo:paragraph-rsid="004642ab" style:font-name-asian="Liberation Serif1" style:font-size-asian="10pt" style:font-style-asian="normal" style:font-weight-asian="bold" style:font-name-complex="Liberation Serif1" style:font-size-complex="10pt"/>
    </style:style>
    <style:style style:name="P127" style:family="paragraph" style:parent-style-name="normal">
      <style:paragraph-properties fo:text-align="start" style:justify-single-word="false"/>
      <style:text-properties style:font-name="Ubuntu1" fo:font-size="10pt" fo:font-style="normal" officeooo:paragraph-rsid="003c802a" style:font-size-asian="10pt" style:font-style-asian="normal" style:font-size-complex="10pt" style:font-style-complex="normal"/>
    </style:style>
    <style:style style:name="P128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P129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353834" officeooo:paragraph-rsid="0034b01d" style:font-size-asian="10pt" style:font-style-asian="italic" style:font-weight-asian="normal" style:font-size-complex="10pt" style:font-weight-complex="normal"/>
    </style:style>
    <style:style style:name="P130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1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439b95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2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6ccf50" officeooo:paragraph-rsid="006ccf5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3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4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officeooo:paragraph-rsid="0087b088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5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6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4394c8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7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644187" officeooo:paragraph-rsid="00644187" style:font-name-asian="Liberation Serif1" style:font-size-asian="10pt" style:font-style-asian="italic" style:font-weight-asian="normal" style:font-name-complex="Liberation Serif1" style:font-size-complex="10pt"/>
    </style:style>
    <style:style style:name="P138" style:family="paragraph" style:parent-style-name="normal">
      <style:paragraph-properties fo:text-align="start" style:justify-single-word="false"/>
      <style:text-properties style:font-name="Ubuntu1" fo:font-size="10pt" fo:font-weight="normal" style:font-name-asian="Liberation Serif1" style:font-size-asian="10pt" style:font-weight-asian="normal" style:font-name-complex="Liberation Serif1" style:font-size-complex="10pt"/>
    </style:style>
    <style:style style:name="P139" style:family="paragraph" style:parent-style-name="normal">
      <style:paragraph-properties fo:text-align="start" style:justify-single-word="false"/>
      <style:text-properties style:font-name="Ubuntu1" fo:font-size="10pt" fo:font-weight="normal" officeooo:paragraph-rsid="006613a7" style:font-name-asian="Liberation Serif1" style:font-size-asian="10pt" style:font-weight-asian="normal" style:font-name-complex="Liberation Serif1" style:font-size-complex="10pt"/>
    </style:style>
    <style:style style:name="P140" style:family="paragraph" style:parent-style-name="normal">
      <style:paragraph-properties fo:text-align="start" style:justify-single-word="false"/>
      <style:text-properties style:font-name="Ubuntu1" fo:font-size="10pt" fo:font-weight="normal" officeooo:rsid="006613a7" officeooo:paragraph-rsid="006613a7" style:font-name-asian="Liberation Serif1" style:font-size-asian="10pt" style:font-weight-asian="normal" style:font-name-complex="Liberation Serif1" style:font-size-complex="10pt"/>
    </style:style>
    <style:style style:name="P141" style:family="paragraph" style:parent-style-name="normal">
      <style:text-properties style:font-name="Ubuntu1" fo:font-size="10pt" fo:font-weight="normal" style:font-size-asian="10pt" style:font-weight-asian="normal" style:font-size-complex="10pt" style:font-weight-complex="normal"/>
    </style:style>
    <style:style style:name="P142" style:family="paragraph" style:parent-style-name="normal">
      <style:paragraph-properties fo:text-align="start" style:justify-single-word="false"/>
      <style:text-properties style:font-name="Ubuntu1" fo:font-style="normal" style:font-style-asian="normal" style:font-style-complex="normal"/>
    </style:style>
    <style:style style:name="P143" style:family="paragraph" style:parent-style-name="normal">
      <style:paragraph-properties fo:text-align="start" style:justify-single-word="false"/>
      <style:text-properties style:font-name="Ubuntu1" fo:font-style="normal" officeooo:paragraph-rsid="003c802a" style:font-style-asian="normal" style:font-style-complex="normal"/>
    </style:style>
    <style:style style:name="P144" style:family="paragraph" style:parent-style-name="normal">
      <style:paragraph-properties fo:text-align="start" style:justify-single-word="false"/>
      <style:text-properties style:font-name="Ubuntu1" fo:font-style="normal" officeooo:paragraph-rsid="007428c1" style:font-style-asian="normal" style:font-style-complex="normal"/>
    </style:style>
    <style:style style:name="P145" style:family="paragraph" style:parent-style-name="normal">
      <style:paragraph-properties fo:text-align="start" style:justify-single-word="false"/>
      <style:text-properties style:font-name="Ubuntu1" fo:font-style="normal" officeooo:paragraph-rsid="00797051" style:font-style-asian="normal" style:font-style-complex="normal"/>
    </style:style>
    <style:style style:name="P146" style:family="paragraph" style:parent-style-name="normal">
      <style:paragraph-properties fo:text-align="start" style:justify-single-word="false"/>
      <style:text-properties style:font-name="Ubuntu1" fo:font-style="normal" officeooo:paragraph-rsid="007e1bd7" style:font-style-asian="normal" style:font-style-complex="normal"/>
    </style:style>
    <style:style style:name="P147" style:family="paragraph" style:parent-style-name="Standard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8" style:family="paragraph" style:parent-style-name="normal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9" style:family="paragraph" style:parent-style-name="normal">
      <style:paragraph-properties fo:text-align="start" style:justify-single-word="false"/>
      <style:text-properties style:font-name="Ubuntu1" fo:font-style="normal" officeooo:paragraph-rsid="008d5490" style:font-style-asian="normal" style:font-style-complex="normal"/>
    </style:style>
    <style:style style:name="P150" style:family="paragraph" style:parent-style-name="normal">
      <style:paragraph-properties fo:text-align="start" style:justify-single-word="false"/>
      <style:text-properties style:font-name="Ubuntu1" fo:font-style="normal" officeooo:paragraph-rsid="0087b088" style:font-style-asian="normal" style:font-style-complex="normal"/>
    </style:style>
    <style:style style:name="P151" style:family="paragraph" style:parent-style-name="normal">
      <style:paragraph-properties fo:text-align="start" style:justify-single-word="false"/>
      <style:text-properties style:font-name="Ubuntu1" fo:font-style="normal" officeooo:paragraph-rsid="008a53ab" style:font-style-asian="normal" style:font-style-complex="normal"/>
    </style:style>
    <style:style style:name="P152" style:family="paragraph" style:parent-style-name="normal">
      <style:paragraph-properties fo:text-align="start" style:justify-single-word="false"/>
      <style:text-properties style:font-name="Ubuntu1" fo:font-style="normal" officeooo:paragraph-rsid="008c7789" style:font-style-asian="normal" style:font-style-complex="normal"/>
    </style:style>
    <style:style style:name="P153" style:family="paragraph" style:parent-style-name="normal">
      <style:paragraph-properties fo:text-align="start" style:justify-single-word="false"/>
      <style:text-properties style:font-name="Ubuntu1" fo:font-style="normal" fo:font-weight="bold" officeooo:paragraph-rsid="00797051" style:font-style-asian="normal" style:font-weight-asian="bold" style:font-style-complex="normal" style:font-weight-complex="bold"/>
    </style:style>
    <style:style style:name="P154" style:family="paragraph" style:parent-style-name="normal">
      <style:paragraph-properties fo:text-align="start" style:justify-single-word="false"/>
      <style:text-properties style:font-name="Ubuntu1" fo:font-weight="normal" style:font-weight-asian="normal" style:font-weight-complex="normal"/>
    </style:style>
    <style:style style:name="P155" style:family="paragraph" style:parent-style-name="normal">
      <style:paragraph-properties fo:text-align="start" style:justify-single-word="false"/>
      <style:text-properties style:font-name="Ubuntu1" fo:font-weight="normal" officeooo:paragraph-rsid="00262688" style:font-weight-asian="normal" style:font-weight-complex="normal"/>
    </style:style>
    <style:style style:name="P156" style:family="paragraph" style:parent-style-name="normal">
      <style:paragraph-properties fo:text-align="start" style:justify-single-word="false"/>
      <style:text-properties style:font-name="Ubuntu1" fo:font-weight="normal" officeooo:paragraph-rsid="004bee8b" style:font-weight-asian="normal" style:font-weight-complex="normal"/>
    </style:style>
    <style:style style:name="P157" style:family="paragraph" style:parent-style-name="normal">
      <style:text-properties style:font-name="Ubuntu1"/>
    </style:style>
    <style:style style:name="P158" style:family="paragraph" style:parent-style-name="normal">
      <style:paragraph-properties fo:text-align="start" style:justify-single-word="false"/>
      <style:text-properties style:font-name="Ubuntu1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9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60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161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officeooo:rsid="003b2978" officeooo:paragraph-rsid="003b2978" style:font-size-asian="12pt" style:font-style-asian="normal" style:font-weight-asian="bold" style:font-size-complex="12pt" style:font-weight-complex="bold"/>
    </style:style>
    <style:style style:name="P162" style:family="paragraph" style:parent-style-name="normal">
      <style:paragraph-properties fo:text-align="start" style:justify-single-word="false"/>
      <style:text-properties style:font-name="Ubuntu1" fo:font-size="12pt" fo:font-style="italic" style:text-underline-style="none" fo:font-weight="bold" style:font-size-asian="12pt" style:font-style-asian="italic" style:font-weight-asian="bold" style:font-size-complex="12pt"/>
    </style:style>
    <style:style style:name="P163" style:family="paragraph" style:parent-style-name="normal">
      <style:paragraph-properties fo:text-align="start" style:justify-single-word="false"/>
      <style:text-properties style:font-name="Ubuntu1" officeooo:rsid="0034b01d" officeooo:paragraph-rsid="0034b01d"/>
    </style:style>
    <style:style style:name="P164" style:family="paragraph" style:parent-style-name="normal">
      <style:paragraph-properties fo:text-align="start" style:justify-single-word="false"/>
      <style:text-properties style:font-name="Ubuntu1" officeooo:rsid="003b2978" officeooo:paragraph-rsid="003b2978"/>
    </style:style>
    <style:style style:name="P165" style:family="paragraph" style:parent-style-name="normal">
      <style:paragraph-properties fo:text-align="start" style:justify-single-word="false"/>
      <style:text-properties style:font-name="Ubuntu1" officeooo:rsid="003c802a" officeooo:paragraph-rsid="003c802a"/>
    </style:style>
    <style:style style:name="P166" style:family="paragraph" style:parent-style-name="normal">
      <style:paragraph-properties fo:text-align="start" style:justify-single-word="false"/>
      <style:text-properties style:font-name="Ubuntu1" fo:font-style="italic" fo:font-weight="bold" style:font-style-asian="italic" style:font-weight-asian="bold" style:font-style-complex="italic" style:font-weight-complex="bold"/>
    </style:style>
    <style:style style:name="P167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93856" style:font-style-asian="italic" style:font-weight-asian="bold" style:font-style-complex="italic" style:font-weight-complex="bold"/>
    </style:style>
    <style:style style:name="P168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e1bd7" style:font-style-asian="italic" style:font-weight-asian="bold" style:font-style-complex="italic" style:font-weight-complex="bold"/>
    </style:style>
    <style:style style:name="P169" style:family="paragraph" style:parent-style-name="normal">
      <style:paragraph-properties fo:text-align="start" style:justify-single-word="false"/>
      <style:text-properties fo:font-variant="small-caps" style:font-name="Ubuntu1" fo:font-size="12pt" style:text-underline-style="none" fo:font-weight="bold" officeooo:rsid="0017d7df" officeooo:paragraph-rsid="0017d7df" style:font-size-asian="12pt" style:font-weight-asian="bold" style:font-size-complex="12pt"/>
    </style:style>
    <style:style style:name="P170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1" style:family="paragraph" style:parent-style-name="normal">
      <style:paragraph-properties fo:text-align="start" style:justify-single-word="false">
        <style:tab-stops>
          <style:tab-stop style:position="5.902cm"/>
        </style:tab-stops>
      </style:paragraph-properties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2" style:family="paragraph" style:parent-style-name="normal"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 style:font-style-complex="normal"/>
    </style:style>
    <style:style style:name="P173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6ccf50" officeooo:paragraph-rsid="006ccf50" style:font-name-asian="Liberation Serif1" style:font-size-asian="16pt" style:font-style-asian="normal" style:font-weight-asian="normal" style:font-name-complex="Liberation Serif1" style:font-size-complex="16pt"/>
    </style:style>
    <style:style style:name="P174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2e5157" officeooo:paragraph-rsid="002e5157" style:font-name-asian="Liberation Serif1" style:font-size-asian="16pt" style:font-style-asian="normal" style:font-weight-asian="normal" style:font-name-complex="Liberation Serif1" style:font-size-complex="16pt"/>
    </style:style>
    <style:style style:name="P175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size-asian="16pt" style:font-style-asian="normal" style:font-weight-asian="normal" style:font-size-complex="16pt"/>
    </style:style>
    <style:style style:name="P176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weight-complex="normal"/>
    </style:style>
    <style:style style:name="P177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style-complex="normal" style:font-weight-complex="normal"/>
    </style:style>
    <style:style style:name="P178" style:family="paragraph" style:parent-style-name="normal">
      <style:paragraph-properties fo:text-align="start" style:justify-single-word="false"/>
      <style:text-properties fo:color="#729fcf" loext:opacity="100%"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79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80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4ae1" officeooo:paragraph-rsid="00954ae1" style:font-size-asian="10pt" style:font-style-asian="normal" style:font-weight-asian="normal" style:font-size-complex="10pt"/>
    </style:style>
    <style:style style:name="P181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8a5b" officeooo:paragraph-rsid="00958a5b" style:font-size-asian="10pt" style:font-style-asian="normal" style:font-weight-asian="normal" style:font-size-complex="10pt"/>
    </style:style>
    <style:style style:name="P182" style:family="paragraph" style:parent-style-name="normal" style:master-page-name="Standard">
      <style:paragraph-properties fo:text-align="center" style:justify-single-word="false" style:page-number="1"/>
      <style:text-properties fo:font-variant="normal" fo:text-transform="none" style:font-name="Ubuntu1" fo:font-size="18pt" style:text-underline-style="solid" style:text-underline-width="auto" style:text-underline-color="font-color" officeooo:paragraph-rsid="0034b01d" style:font-size-asian="18pt" style:font-size-complex="18pt"/>
    </style:style>
    <style:style style:name="P183" style:family="paragraph" style:parent-style-name="normal">
      <style:paragraph-properties fo:text-align="start" style:justify-single-word="false"/>
      <style:text-properties style:font-name="Ubuntu1" fo:font-style="italic" fo:font-weight="bold" style:font-style-asian="italic" style:font-weight-asian="bold" style:font-style-complex="italic" style:font-weight-complex="bold"/>
    </style:style>
    <style:style style:name="P184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a8063c" style:font-style-asian="italic" style:font-weight-asian="bold" style:font-style-complex="italic" style:font-weight-complex="bold"/>
    </style:style>
    <style:style style:name="P185" style:family="paragraph" style:parent-style-name="normal">
      <style:paragraph-properties fo:text-align="start" style:justify-single-word="false"/>
      <style:text-properties style:font-name="Ubuntu1" fo:font-style="normal" officeooo:paragraph-rsid="007e1bd7" style:font-style-asian="normal" style:font-style-complex="normal"/>
    </style:style>
    <style:style style:name="P186" style:family="paragraph" style:parent-style-name="normal">
      <style:paragraph-properties fo:text-align="start" style:justify-single-word="false"/>
      <style:text-properties style:font-name="Ubuntu1" fo:font-style="normal" officeooo:paragraph-rsid="00a8063c" style:font-style-asian="normal" style:font-style-complex="normal"/>
    </style:style>
    <style:style style:name="P187" style:family="paragraph" style:parent-style-name="normal">
      <style:paragraph-properties fo:text-align="start" style:justify-single-word="false"/>
      <style:text-properties style:font-name="Ubuntu1" fo:font-style="normal" fo:font-weight="bold" officeooo:paragraph-rsid="00a8063c" style:font-style-asian="normal" style:font-weight-asian="bold" style:font-style-complex="normal" style:font-weight-complex="bold"/>
    </style:style>
    <style:style style:name="P18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a8063c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8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a8beb1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" style:family="text">
      <style:text-properties fo:font-size="16pt" fo:font-style="italic" style:text-underline-style="none" fo:font-weight="normal" style:font-name-asian="Liberation Serif1" style:font-size-asian="16pt" style:font-style-asian="italic" style:font-weight-asian="normal" style:font-name-complex="Liberation Serif1" style:font-size-complex="16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text-underline-style="none" fo:font-weight="bold" style:font-name-asian="Liberation Serif1" style:font-size-asian="12pt" style:font-style-asian="italic" style:font-weight-asian="bold" style:font-name-complex="Liberation Serif1" style:font-size-complex="12pt"/>
    </style:style>
    <style:style style:name="T4" style:family="text">
      <style:text-properties fo:font-size="12pt" fo:font-style="italic" style:text-underline-style="none" style:font-size-asian="12pt" style:font-style-asian="italic" style:font-size-complex="12pt"/>
    </style:style>
    <style:style style:name="T5" style:family="text">
      <style:text-properties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font-size="12pt" style:text-underline-style="none" fo:font-weight="normal" style:font-size-asian="12pt" style:font-weight-asian="normal" style:font-size-complex="12pt"/>
    </style:style>
    <style:style style:name="T8" style:family="text">
      <style:text-properties fo:font-size="12pt" style:text-underline-style="none" fo:font-weight="normal" style:font-name-asian="Liberation Serif1" style:font-size-asian="12pt" style:font-weight-asian="normal" style:font-name-complex="Liberation Serif1" style:font-size-complex="12pt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10" style:family="text">
      <style:text-properties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12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3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4" style:family="text">
      <style:text-properties fo:font-size="12pt" fo:font-style="normal" style:text-underline-style="none" fo:font-weight="bold" officeooo:rsid="00751af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5" style:family="text">
      <style:text-properties fo:font-size="12pt" fo:font-style="normal" style:text-underline-style="none" fo:font-weight="bold" officeooo:rsid="00723a7a" style:font-name-asian="Liberation Serif1" style:font-size-asian="12pt" style:font-style-asian="normal" style:font-weight-asian="bold" style:font-name-complex="Liberation Serif1" style:font-size-complex="12pt"/>
    </style:style>
    <style:style style:name="T16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/>
    </style:style>
    <style:style style:name="T17" style:family="text">
      <style:text-properties fo:font-size="12pt" fo:font-style="normal" style:text-underline-style="none" style:font-name-asian="Liberation Serif1" style:font-size-asian="12pt" style:font-style-asian="normal" style:font-name-complex="Liberation Serif1" style:font-size-complex="12pt"/>
    </style:style>
    <style:style style:name="T1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19" style:family="text">
      <style:text-properties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size="12pt" style:text-underline-style="solid" style:text-underline-width="auto" style:text-underline-color="font-color" fo:font-weight="normal" style:font-name-asian="Liberation Serif1" style:font-size-asian="12pt" style:font-weight-asian="normal" style:font-name-complex="Liberation Serif1" style:font-size-complex="12pt"/>
    </style:style>
    <style:style style:name="T21" style:family="text">
      <style:text-properties fo:font-size="14pt" style:text-underline-style="none" style:font-size-asian="14pt" style:font-size-complex="14pt"/>
    </style:style>
    <style:style style:name="T22" style:family="text">
      <style:text-properties fo:font-size="14pt" style:text-underline-style="none" fo:font-weight="normal" style:font-size-asian="14pt" style:font-weight-asian="normal" style:font-size-complex="14pt"/>
    </style:style>
    <style:style style:name="T23" style:family="text">
      <style:text-properties fo:font-size="10pt" fo:font-style="italic" style:text-underline-style="none" style:font-size-asian="10pt" style:font-style-asian="italic" style:font-size-complex="10pt"/>
    </style:style>
    <style:style style:name="T24" style:family="text"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T2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weight-complex="normal"/>
    </style:style>
    <style:style style:name="T26" style:family="text">
      <style:text-properties fo:font-size="10pt" fo:font-style="italic" style:text-underline-style="none" fo:font-weight="normal" officeooo:rsid="00353834" style:font-size-asian="10pt" style:font-style-asian="italic" style:font-weight-asian="normal" style:font-size-complex="10pt" style:font-weight-complex="normal"/>
    </style:style>
    <style:style style:name="T27" style:family="text">
      <style:text-properties fo:font-size="10pt" fo:font-style="italic" style:text-underline-style="none" fo:font-weight="normal" officeooo:rsid="003606dc" style:font-size-asian="10pt" style:font-style-asian="italic" style:font-weight-asian="normal" style:font-size-complex="10pt"/>
    </style:style>
    <style:style style:name="T28" style:family="text">
      <style:text-properties fo:font-size="10pt" fo:font-style="italic" style:text-underline-style="none" fo:font-weight="normal" officeooo:rsid="00376396" style:font-size-asian="10pt" style:font-style-asian="italic" style:font-weight-asian="normal" style:font-size-complex="10pt"/>
    </style:style>
    <style:style style:name="T29" style:family="text">
      <style:text-properties fo:font-size="10pt" fo:font-style="italic" style:text-underline-style="none" fo:font-weight="normal" officeooo:rsid="0038cf97" style:font-size-asian="10pt" style:font-style-asian="italic" style:font-weight-asian="normal" style:font-size-complex="10pt"/>
    </style:style>
    <style:style style:name="T3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/>
    </style:style>
    <style:style style:name="T31" style:family="text">
      <style:text-properties fo:font-size="10pt" fo:font-style="italic" style:text-underline-style="none" fo:font-weight="normal" officeooo:rsid="003e5397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normal" officeooo:rsid="001ead56" style:font-size-asian="10pt" style:font-style-asian="italic" style:font-weight-asian="normal" style:font-size-complex="10pt" style:font-style-complex="italic"/>
    </style:style>
    <style:style style:name="T33" style:family="text">
      <style:text-properties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34" style:family="text">
      <style:text-properties fo:font-size="10pt" fo:font-style="italic" style:text-underline-style="none" fo:font-weight="normal" officeooo:rsid="0021a03f" style:font-name-asian="Liberation Serif1" style:font-size-asian="10pt" style:font-style-asian="italic" style:font-weight-asian="normal" style:font-name-complex="Liberation Serif1" style:font-size-complex="10pt"/>
    </style:style>
    <style:style style:name="T35" style:family="text">
      <style:text-properties fo:font-size="10pt" fo:font-style="italic" style:text-underline-style="none" fo:font-weight="bold" style:font-size-asian="10pt" style:font-style-asian="italic" style:font-weight-asian="bold" style:font-size-complex="10pt"/>
    </style:style>
    <style:style style:name="T36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weight-complex="bold"/>
    </style:style>
    <style:style style:name="T37" style:family="text">
      <style:text-properties fo:font-size="10pt" fo:font-style="italic" style:text-underline-style="none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38" style:family="text">
      <style:text-properties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39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40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weight-complex="normal"/>
    </style:style>
    <style:style style:name="T41" style:family="text">
      <style:text-properties fo:font-size="10pt" fo:font-style="italic" style:text-underline-style="solid" style:text-underline-width="auto" style:text-underline-color="font-color" fo:font-weight="normal" officeooo:rsid="00353834" style:font-size-asian="10pt" style:font-style-asian="italic" style:font-weight-asian="normal" style:font-size-complex="10pt" style:font-weight-complex="normal"/>
    </style:style>
    <style:style style:name="T42" style:family="text">
      <style:text-properties fo:font-size="10pt" fo:font-style="italic" style:text-underline-style="solid" style:text-underline-width="auto" style:text-underline-color="font-color" fo:font-weight="normal" officeooo:rsid="003606dc" style:font-size-asian="10pt" style:font-style-asian="italic" style:font-weight-asian="normal" style:font-size-complex="10pt"/>
    </style:style>
    <style:style style:name="T43" style:family="text">
      <style:text-properties fo:font-size="10pt" fo:font-style="italic" style:text-underline-style="solid" style:text-underline-width="auto" style:text-underline-color="font-color" fo:font-weight="normal" officeooo:rsid="00376396" style:font-size-asian="10pt" style:font-style-asian="italic" style:font-weight-asian="normal" style:font-size-complex="10pt"/>
    </style:style>
    <style:style style:name="T44" style:family="text">
      <style:text-properties fo:font-size="10pt" fo:font-style="italic" style:text-underline-style="solid" style:text-underline-width="auto" style:text-underline-color="font-color" fo:font-weight="normal" officeooo:rsid="0038cf97" style:font-size-asian="10pt" style:font-style-asian="italic" style:font-weight-asian="normal" style:font-size-complex="10pt"/>
    </style:style>
    <style:style style:name="T45" style:family="text">
      <style:text-properties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46" style:family="text">
      <style:text-properties fo:font-size="10pt" fo:font-style="italic" style:text-underline-style="solid" style:text-underline-width="auto" style:text-underline-color="font-color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47" style:family="text">
      <style:text-properties fo:font-size="10pt" style:text-underline-style="none" fo:font-weight="normal" style:font-size-asian="10pt" style:font-weight-asian="normal" style:font-size-complex="10pt"/>
    </style:style>
    <style:style style:name="T48" style:family="text">
      <style:text-properties fo:font-size="10pt" style:text-underline-style="none" fo:font-weight="normal" officeooo:rsid="001ead56" style:font-size-asian="10pt" style:font-weight-asian="normal" style:font-size-complex="10pt"/>
    </style:style>
    <style:style style:name="T49" style:family="text">
      <style:text-properties fo:font-size="10pt" style:text-underline-style="none" fo:font-weight="normal" officeooo:rsid="003e5397" style:font-size-asian="10pt" style:font-weight-asian="normal" style:font-size-complex="10pt"/>
    </style:style>
    <style:style style:name="T50" style:family="text">
      <style:text-properties fo:font-size="10pt" style:text-underline-style="none" fo:font-weight="normal" officeooo:rsid="004635ed" style:font-size-asian="10pt" style:font-weight-asian="normal" style:font-size-complex="10pt"/>
    </style:style>
    <style:style style:name="T51" style:family="text">
      <style:text-properties fo:font-size="10pt" style:text-underline-style="none" fo:font-weight="normal" officeooo:rsid="0080a5b9" style:font-size-asian="10pt" style:font-weight-asian="normal" style:font-size-complex="10pt"/>
    </style:style>
    <style:style style:name="T52" style:family="text">
      <style:text-properties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53" style:family="text">
      <style:text-properties fo:font-size="10pt" style:text-underline-style="none" fo:font-weight="normal" officeooo:rsid="007650d7" style:font-name-asian="Liberation Serif1" style:font-size-asian="10pt" style:font-weight-asian="normal" style:font-name-complex="Liberation Serif1" style:font-size-complex="10pt"/>
    </style:style>
    <style:style style:name="T54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55" style:family="text">
      <style:text-properties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56" style:family="text">
      <style:text-properties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57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/>
    </style:style>
    <style:style style:name="T58" style:family="text">
      <style:text-properties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59" style:family="text">
      <style:text-properties fo:font-size="10pt" style:text-underline-style="none" fo:font-weight="normal" officeooo:rsid="008aad18" style:font-name-asian="Liberation Serif1" style:font-size-asian="10pt" style:font-weight-asian="normal" style:font-name-complex="Liberation Serif1" style:font-size-complex="10pt"/>
    </style:style>
    <style:style style:name="T60" style:family="text">
      <style:text-properties fo:font-size="10pt" style:text-underline-style="none" fo:font-weight="normal" officeooo:rsid="008c7789" style:font-name-asian="Liberation Serif1" style:font-size-asian="10pt" style:font-weight-asian="normal" style:font-name-complex="Liberation Serif1" style:font-size-complex="10pt"/>
    </style:style>
    <style:style style:name="T61" style:family="text">
      <style:text-properties fo:font-size="10pt" style:text-underline-style="none" fo:font-weight="normal" officeooo:rsid="00a8063c" style:font-name-asian="Liberation Serif1" style:font-size-asian="10pt" style:font-weight-asian="normal" style:font-name-complex="Liberation Serif1" style:font-size-complex="10pt"/>
    </style:style>
    <style:style style:name="T62" style:family="text">
      <style:text-properties fo:font-size="10pt" style:text-underline-style="none" fo:font-weight="bold" style:font-size-asian="10pt" style:font-weight-asian="bold" style:font-size-complex="10pt"/>
    </style:style>
    <style:style style:name="T63" style:family="text">
      <style:text-properties fo:font-size="10pt" style:text-underline-style="none" fo:font-weight="bold" style:font-name-asian="Liberation Serif1" style:font-size-asian="10pt" style:font-weight-asian="bold" style:font-name-complex="Liberation Serif1" style:font-size-complex="10pt"/>
    </style:style>
    <style:style style:name="T64" style:family="text">
      <style:text-properties fo:font-size="10pt" style:text-underline-style="none" fo:font-weight="bold" officeooo:rsid="0022a3be" style:font-name-asian="Ubuntu" style:font-size-asian="10pt" style:font-weight-asian="bold" style:font-name-complex="Ubuntu" style:font-size-complex="10pt" style:font-weight-complex="bold"/>
    </style:style>
    <style:style style:name="T65" style:family="text">
      <style:text-properties fo:font-size="10pt" style:text-underline-style="none" officeooo:rsid="0077be96" style:font-name-asian="Liberation Serif1" style:font-size-asian="10pt" style:font-name-complex="Liberation Serif1" style:font-size-complex="10pt"/>
    </style:style>
    <style:style style:name="T6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67" style:family="text">
      <style:text-properties fo:font-size="10pt" style:text-underline-style="solid" style:text-underline-width="auto" style:text-underline-color="font-color" fo:font-weight="normal" officeooo:rsid="003c802a" style:font-size-asian="10pt" style:font-weight-asian="normal" style:font-size-complex="10pt"/>
    </style:style>
    <style:style style:name="T6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9" style:family="text"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T70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1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 style:font-weight-complex="normal"/>
    </style:style>
    <style:style style:name="T72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/>
    </style:style>
    <style:style style:name="T73" style:family="text">
      <style:text-properties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T74" style:family="text">
      <style:text-properties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T75" style:family="text">
      <style:text-properties fo:font-size="10pt" fo:font-style="normal" style:text-underline-style="none" fo:font-weight="normal" officeooo:rsid="003c0281" style:font-size-asian="10pt" style:font-style-asian="normal" style:font-weight-asian="normal" style:font-size-complex="10pt"/>
    </style:style>
    <style:style style:name="T7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77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78" style:family="text">
      <style:text-properties fo:font-size="10pt" fo:font-style="normal" style:text-underline-style="none" fo:font-weight="normal" officeooo:rsid="0022a3be" style:font-name-asian="Liberation Serif1" style:font-size-asian="10pt" style:font-style-asian="normal" style:font-weight-asian="normal" style:font-name-complex="Liberation Serif1" style:font-size-complex="10pt"/>
    </style:style>
    <style:style style:name="T79" style:family="text">
      <style:text-properties fo:font-size="10pt" fo:font-style="normal" style:text-underline-style="none" fo:font-weight="normal" officeooo:rsid="00245e71" style:font-name-asian="Liberation Serif1" style:font-size-asian="10pt" style:font-style-asian="normal" style:font-weight-asian="normal" style:font-name-complex="Liberation Serif1" style:font-size-complex="10pt"/>
    </style:style>
    <style:style style:name="T80" style:family="text">
      <style:text-properties fo:font-size="10pt" fo:font-style="normal" style:text-underline-style="none" fo:font-weight="normal" officeooo:rsid="00274f2c" style:font-name-asian="Liberation Serif1" style:font-size-asian="10pt" style:font-style-asian="normal" style:font-weight-asian="normal" style:font-name-complex="Liberation Serif1" style:font-size-complex="10pt"/>
    </style:style>
    <style:style style:name="T81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2" style:family="text">
      <style:text-properties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3" style:family="text">
      <style:text-properties fo:font-size="10pt" fo:font-style="normal" style:text-underline-style="none" fo:font-weight="normal" officeooo:rsid="002a2918" style:font-name-asian="Liberation Serif1" style:font-size-asian="10pt" style:font-style-asian="normal" style:font-weight-asian="normal" style:font-name-complex="Liberation Serif1" style:font-size-complex="10pt"/>
    </style:style>
    <style:style style:name="T84" style:family="text">
      <style:text-properties fo:font-size="10pt" fo:font-style="normal" style:text-underline-style="none" fo:font-weight="normal" officeooo:rsid="0047bb1d" style:font-name-asian="Liberation Serif1" style:font-size-asian="10pt" style:font-style-asian="normal" style:font-weight-asian="normal" style:font-name-complex="Liberation Serif1" style:font-size-complex="10pt"/>
    </style:style>
    <style:style style:name="T85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6" style:family="text">
      <style:text-properties fo:font-size="10pt" fo:font-style="normal" style:text-underline-style="none" fo:font-weight="normal" officeooo: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7" style:family="text">
      <style:text-properties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normal" officeooo:rsid="00813ba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normal" officeooo:rsid="0085a13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4" style:family="text">
      <style:text-properties fo:font-size="10pt" fo:font-style="normal" style:text-underline-style="none" fo:font-weight="normal" officeooo:rsid="00a8063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5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96" style:family="text">
      <style:text-properties fo:font-size="10pt" fo:font-style="normal" style:text-underline-style="none" fo:font-weight="normal" officeooo:rsid="0079b1b4" style:font-name-asian="Liberation Serif1" style:font-size-asian="10pt" style:font-style-asian="normal" style:font-weight-asian="normal" style:font-name-complex="Liberation Serif1" style:font-size-complex="10pt"/>
    </style:style>
    <style:style style:name="T97" style:family="text">
      <style:text-properties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98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T99" style:family="text">
      <style:text-properties fo:font-size="10pt" fo:font-style="normal" style:text-underline-style="none" fo:font-weight="bold" officeooo:rsid="001b68cf" style:font-size-asian="10pt" style:font-style-asian="normal" style:font-weight-asian="bold" style:font-size-complex="10pt"/>
    </style:style>
    <style:style style:name="T100" style:family="text">
      <style:text-properties fo:font-size="10pt" fo:font-style="normal" style:text-underline-style="none" fo:font-weight="bold" officeooo:rsid="003c0281" style:font-size-asian="10pt" style:font-style-asian="normal" style:font-weight-asian="bold" style:font-size-complex="10pt" style:font-weight-complex="bold"/>
    </style:style>
    <style:style style:name="T101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02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bold"/>
    </style:style>
    <style:style style:name="T103" style:family="text">
      <style:text-properties fo:font-size="10pt" fo:font-style="normal" style:text-underline-style="none" fo:font-weight="bold" officeooo:rsid="006613a7" style:font-name-asian="Liberation Serif1" style:font-size-asian="10pt" style:font-style-asian="normal" style:font-weight-asian="bold" style:font-name-complex="Liberation Serif1" style:font-size-complex="10pt"/>
    </style:style>
    <style:style style:name="T104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normal"/>
    </style:style>
    <style:style style:name="T105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06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107" style:family="text">
      <style:text-properties fo:font-size="10pt" fo:font-style="normal" style:text-underline-style="none" style:font-name-asian="Liberation Serif1" style:font-size-asian="10pt" style:font-style-asian="normal" style:font-name-complex="Liberation Serif1" style:font-size-complex="10pt"/>
    </style:style>
    <style:style style:name="T108" style:family="text">
      <style:text-properties fo:font-size="10pt" fo:font-style="normal" style:text-underline-style="none" officeooo:rsid="00262688" style:font-name-asian="Liberation Serif1" style:font-size-asian="10pt" style:font-style-asian="normal" style:font-name-complex="Liberation Serif1" style:font-size-complex="10pt"/>
    </style:style>
    <style:style style:name="T109" style:family="text">
      <style:text-properties fo:font-size="10pt" fo:font-style="normal" style:text-underline-style="none" officeooo:rsid="0022a3be" style:font-name-asian="Ubuntu" style:font-size-asian="10pt" style:font-style-asian="normal" style:font-name-complex="Ubuntu" style:font-size-complex="10pt"/>
    </style:style>
    <style:style style:name="T110" style:family="text">
      <style:text-properties fo:font-size="10pt" fo:font-style="normal" style:text-underline-style="none" officeooo:rsid="004bee8b" style:font-name-asian="Ubuntu" style:font-size-asian="10pt" style:font-style-asian="normal" style:font-name-complex="Ubuntu" style:font-size-complex="10pt"/>
    </style:style>
    <style:style style:name="T111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/>
    </style:style>
    <style:style style:name="T112" style:family="text">
      <style:text-properties fo:font-size="10pt" fo:font-style="normal" style:text-underline-style="solid" style:text-underline-width="auto" style:text-underline-color="font-color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113" style:family="text">
      <style:text-properties fo:font-size="10pt" fo:font-style="normal" style:text-underline-style="solid" style:text-underline-width="auto" style:text-underline-color="font-color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14" style:family="text">
      <style:text-properties fo:font-size="10pt" fo:font-style="normal" style:text-underline-style="solid" style:text-underline-width="auto" style:text-underline-color="font-color" style:font-name-asian="Liberation Serif1" style:font-size-asian="10pt" style:font-style-asian="normal" style:font-name-complex="Liberation Serif1" style:font-size-complex="10pt"/>
    </style:style>
    <style:style style:name="T115" style:family="text">
      <style:text-properties fo:font-size="10pt" fo:font-style="normal" style:text-underline-style="solid" style:text-underline-width="auto" style:text-underline-color="font-color" officeooo:rsid="00262688" style:font-name-asian="Liberation Serif1" style:font-size-asian="10pt" style:font-style-asian="normal" style:font-name-complex="Liberation Serif1" style:font-size-complex="10pt"/>
    </style:style>
    <style:style style:name="T116" style:family="text">
      <style:text-properties fo:font-size="10pt" fo:font-style="normal" style:text-underline-style="solid" style:text-underline-width="auto" style:text-underline-color="font-color" officeooo:rsid="004bee8b" style:font-name-asian="Ubuntu" style:font-size-asian="10pt" style:font-style-asian="normal" style:font-name-complex="Ubuntu" style:font-size-complex="10pt"/>
    </style:style>
    <style:style style:name="T117" style:family="text">
      <style:text-properties fo:font-size="10pt" fo:font-weight="bold" style:font-size-asian="10pt" style:font-weight-asian="bold" style:font-size-complex="10pt"/>
    </style:style>
    <style:style style:name="T118" style:family="text">
      <style:text-properties fo:font-size="10pt" fo:font-weight="bold" style:font-name-asian="Liberation Serif1" style:font-size-asian="10pt" style:font-weight-asian="bold" style:font-name-complex="Liberation Serif1" style:font-size-complex="10pt"/>
    </style:style>
    <style:style style:name="T119" style:family="text">
      <style:text-properties fo:font-size="10pt" style:font-size-asian="10pt" style:font-size-complex="10pt"/>
    </style:style>
    <style:style style:name="T120" style:family="text">
      <style:text-properties fo:font-size="10pt" officeooo:rsid="001b68cf" style:font-size-asian="10pt" style:font-size-complex="10pt"/>
    </style:style>
    <style:style style:name="T121" style:family="text">
      <style:text-properties fo:font-size="10pt" fo:font-weight="normal" style:font-name-asian="Liberation Serif1" style:font-size-asian="10pt" style:font-weight-asian="normal" style:font-name-complex="Liberation Serif1" style:font-size-complex="10pt"/>
    </style:style>
    <style:style style:name="T122" style:family="text">
      <style:text-properties fo:font-variant="normal" fo:text-transform="none"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3" style:family="text"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4" style:family="text">
      <style:text-properties fo:color="#000000" loext:opacity="100%" fo:font-size="10pt" fo:font-style="normal" style:text-underline-style="none" fo:font-weight="normal" officeooo:rsid="003a37c9" style:font-size-asian="10pt" style:font-style-asian="normal" style:font-weight-asian="normal" style:font-size-complex="10pt"/>
    </style:style>
    <style:style style:name="T125" style:family="text">
      <style:text-properties fo:color="#000000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26" style:family="text">
      <style:text-properties fo:color="#000000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27" style:family="text">
      <style:text-properties fo:color="#000000" loext:opacity="100%" officeooo:rsid="00514b24"/>
    </style:style>
    <style:style style:name="T128" style:family="text">
      <style:text-properties fo:color="#000000" loext:opacity="100%" officeooo:rsid="0053cdc2"/>
    </style:style>
    <style:style style:name="T129" style:family="text">
      <style:text-properties fo:color="#000000" loext:opacity="100%" officeooo:rsid="005a6318"/>
    </style:style>
    <style:style style:name="T130" style:family="text">
      <style:text-properties fo:color="#000000" loext:opacity="100%" officeooo:rsid="006054f4"/>
    </style:style>
    <style:style style:name="T131" style:family="text">
      <style:text-properties fo:color="#000000" loext:opacity="100%" officeooo:rsid="00514b24" style:font-weight-complex="normal"/>
    </style:style>
    <style:style style:name="T132" style:family="text">
      <style:text-properties fo:color="#000000" loext:opacity="100%" fo:font-style="normal" style:font-style-asian="normal" style:font-style-complex="normal"/>
    </style:style>
    <style:style style:name="T133" style:family="text">
      <style:text-properties fo:color="#000000" loext:opacity="100%" fo:font-style="normal" officeooo:rsid="00707fb4" style:font-style-asian="normal" style:font-style-complex="normal"/>
    </style:style>
    <style:style style:name="T134" style:family="text">
      <style:text-properties fo:color="#000000" loext:opacity="100%" fo:font-style="normal" officeooo:rsid="0070ccc0" style:font-style-asian="normal" style:font-style-complex="normal"/>
    </style:style>
    <style:style style:name="T135" style:family="text">
      <style:text-properties fo:color="#000000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36" style:family="text">
      <style:text-properties fo:color="#3333ff" loext:opacity="100%"/>
    </style:style>
    <style:style style:name="T137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8" style:family="text">
      <style:text-properties fo:color="#3333ff" loext:opacity="100%"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9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140" style:family="text">
      <style:text-properties fo:color="#3333ff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41" style:family="text">
      <style:text-properties fo:color="#3333ff" loext:opacity="100%"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142" style:family="text">
      <style:text-properties fo:color="#3333ff" loext:opacity="100%"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143" style:family="text">
      <style:text-properties fo:color="#3333ff" loext:opacity="100%"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144" style:family="text">
      <style:text-properties fo:color="#3333ff" loext:opacity="100%"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145" style:family="text">
      <style:text-properties fo:color="#3333ff" loext:opacity="100%" fo:font-size="10pt" style:text-underline-style="none" fo:font-weight="normal" style:font-size-asian="10pt" style:font-weight-asian="normal" style:font-size-complex="10pt"/>
    </style:style>
    <style:style style:name="T146" style:family="text">
      <style:text-properties fo:color="#3333ff" loext:opacity="100%" officeooo:rsid="00514b24"/>
    </style:style>
    <style:style style:name="T147" style:family="text">
      <style:text-properties fo:color="#3333ff" loext:opacity="100%" officeooo:rsid="0051d1c9"/>
    </style:style>
    <style:style style:name="T148" style:family="text">
      <style:text-properties fo:color="#3333ff" loext:opacity="100%" officeooo:rsid="0053b5f3"/>
    </style:style>
    <style:style style:name="T149" style:family="text">
      <style:text-properties fo:color="#3333ff" loext:opacity="100%" officeooo:rsid="0058990f"/>
    </style:style>
    <style:style style:name="T150" style:family="text">
      <style:text-properties fo:color="#3333ff" loext:opacity="100%" officeooo:rsid="005a6318"/>
    </style:style>
    <style:style style:name="T151" style:family="text">
      <style:text-properties fo:color="#3333ff" loext:opacity="100%" officeooo:rsid="0051d1c9" style:font-weight-complex="normal"/>
    </style:style>
    <style:style style:name="T152" style:family="text">
      <style:text-properties fo:color="#3333ff" loext:opacity="100%" officeooo:rsid="0058990f" style:font-weight-complex="normal"/>
    </style:style>
    <style:style style:name="T153" style:family="text">
      <style:text-properties fo:color="#3333ff" loext:opacity="100%" officeooo:rsid="00514b24" style:font-weight-complex="normal"/>
    </style:style>
    <style:style style:name="T154" style:family="text">
      <style:text-properties fo:color="#3333ff" loext:opacity="100%" officeooo:rsid="00617421" style:font-weight-complex="normal"/>
    </style:style>
    <style:style style:name="T155" style:family="text">
      <style:text-properties fo:color="#3333ff" loext:opacity="100%" officeooo:rsid="00813ba4"/>
    </style:style>
    <style:style style:name="T156" style:family="text">
      <style:text-properties fo:color="#3333ff" loext:opacity="100%" fo:font-weight="normal" officeooo:rsid="0087b088" style:font-weight-asian="normal" style:font-weight-complex="normal"/>
    </style:style>
    <style:style style:name="T157" style:family="text">
      <style:text-properties fo:color="#3333ff" loext:opacity="100%" officeooo:rsid="00895dd4"/>
    </style:style>
    <style:style style:name="T158" style:family="text">
      <style:text-properties fo:color="#3333ff" loext:opacity="100%" officeooo:rsid="008aad18"/>
    </style:style>
    <style:style style:name="T159" style:family="text">
      <style:text-properties fo:color="#3333ff" loext:opacity="100%"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60" style:family="text">
      <style:text-properties fo:color="#3333ff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61" style:family="text">
      <style:text-properties fo:color="#3333ff" loext:opacity="100%" officeooo:rsid="00954ae1"/>
    </style:style>
    <style:style style:name="T162" style:family="text">
      <style:text-properties fo:color="#3333ff" loext:opacity="100%" officeooo:rsid="00983f2b"/>
    </style:style>
    <style:style style:name="T163" style:family="text">
      <style:text-properties fo:color="#3333ff" loext:opacity="100%" officeooo:rsid="00a8063c"/>
    </style:style>
    <style:style style:name="T164" style:family="text">
      <style:text-properties fo:color="#3333ff" loext:opacity="100%" officeooo:rsid="00a8beb1"/>
    </style:style>
    <style:style style:name="T165" style:family="text">
      <style:text-properties fo:color="#c70702" loext:opacity="100%"/>
    </style:style>
    <style:style style:name="T166" style:family="text">
      <style:text-properties fo:color="#c70702" loext:opacity="100%" officeooo:rsid="00954ae1"/>
    </style:style>
    <style:style style:name="T167" style:family="text">
      <style:text-properties fo:color="#c70702" loext:opacity="100%" officeooo:rsid="00958a5b"/>
    </style:style>
    <style:style style:name="T168" style:family="text">
      <style:text-properties fo:color="#c70702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69" style:family="text">
      <style:text-properties fo:color="#c70702" loext:opacity="100%" style:font-name="Ubuntu1" fo:font-size="10pt" fo:font-style="normal" style:text-underline-style="none" fo:font-weight="normal" officeooo:rsid="00958a5b" style:font-size-asian="10pt" style:font-style-asian="normal" style:font-weight-asian="normal" style:font-size-complex="10pt"/>
    </style:style>
    <style:style style:name="T170" style:family="text">
      <style:text-properties fo:color="#c70702" loext:opacity="100%" officeooo:rsid="0096697a"/>
    </style:style>
    <style:style style:name="T171" style:family="text">
      <style:text-properties fo:color="#c70702" loext:opacity="100%" officeooo:rsid="00983f2b"/>
    </style:style>
    <style:style style:name="T172" style:family="text">
      <style:text-properties fo:color="#c70702" loext:opacity="100%" officeooo:rsid="009a083a"/>
    </style:style>
    <style:style style:name="T173" style:family="text">
      <style:text-properties fo:color="#c70702" loext:opacity="100%" officeooo:rsid="00a044f8"/>
    </style:style>
    <style:style style:name="T174" style:family="text">
      <style:text-properties style:font-name="Ubuntu1" fo:font-size="10pt" fo:font-style="italic" style:text-underline-style="none" fo:font-weight="bold" style:font-size-asian="10pt" style:font-style-asian="italic" style:font-weight-asian="bold" style:font-size-complex="10pt"/>
    </style:style>
    <style:style style:name="T175" style:family="text"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76" style:family="text">
      <style:text-properties style:font-name="Ubuntu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177" style:family="text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78" style:family="text">
      <style:text-properties style:font-name="Ubuntu"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179" style:family="text">
      <style:text-properties style:font-name="Ubuntu" fo:font-size="10pt" fo:font-style="normal" style:text-underline-style="none" fo:font-weight="normal" officeooo:rsid="003c802a" style:font-name-asian="Ubuntu" style:font-size-asian="10pt" style:font-style-asian="normal" style:font-weight-asian="normal" style:font-name-complex="Ubuntu" style:font-size-complex="10pt" style:font-style-complex="normal"/>
    </style:style>
    <style:style style:name="T180" style:family="text">
      <style:text-properties style:font-name="Ubuntu"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81" style:family="text">
      <style:text-properties style:font-name="Ubuntu" fo:font-size="10pt" fo:font-style="italic" style:text-underline-style="none" fo:font-weight="normal" officeooo:rsid="0022a3be" style:font-name-asian="Ubuntu" style:font-size-asian="10pt" style:font-style-asian="italic" style:font-weight-asian="normal" style:font-name-complex="Ubuntu" style:font-size-complex="10pt" style:font-weight-complex="normal"/>
    </style:style>
    <style:style style:name="T182" style:family="text">
      <style:text-properties style:font-name="Ubuntu" fo:font-size="10pt" style:text-underline-style="none" fo:font-weight="normal" officeooo:rsid="003c802a" style:font-name-asian="Ubuntu" style:font-size-asian="10pt" style:font-weight-asian="normal" style:font-name-complex="Ubuntu" style:font-size-complex="10pt"/>
    </style:style>
    <style:style style:name="T183" style:family="text">
      <style:text-properties style:font-name="Ubuntu" officeooo:rsid="003c802a" style:font-name-asian="Ubuntu" style:font-name-complex="Ubuntu" style:font-style-complex="normal"/>
    </style:style>
    <style:style style:name="T184" style:family="text">
      <style:text-properties style:font-name="Ubuntu" style:text-underline-style="none" fo:font-weight="normal" officeooo:rsid="003c802a" style:font-name-asian="Ubuntu" style:font-weight-asian="normal" style:font-name-complex="Ubuntu"/>
    </style:style>
    <style:style style:name="T185" style:family="text">
      <style:text-properties fo:font-size="8pt" style:text-underline-style="none" fo:font-weight="bold" style:font-name-asian="Liberation Serif1" style:font-size-asian="8pt" style:font-weight-asian="bold" style:font-name-complex="Liberation Serif1" style:font-size-complex="8pt"/>
    </style:style>
    <style:style style:name="T186" style:family="text">
      <style:text-properties officeooo:rsid="00308258"/>
    </style:style>
    <style:style style:name="T187" style:family="text">
      <style:text-properties style:text-underline-style="none" fo:font-weight="normal" style:font-weight-asian="normal"/>
    </style:style>
    <style:style style:name="T188" style:family="text">
      <style:text-properties style:text-underline-style="none" fo:font-weight="bold" style:font-weight-asian="bold"/>
    </style:style>
    <style:style style:name="T189" style:family="text">
      <style:text-properties style:text-underline-style="none" fo:font-weight="bold" officeooo:rsid="003c802a" style:font-weight-asian="bold"/>
    </style:style>
    <style:style style:name="T190" style:family="text">
      <style:text-properties fo:font-weight="normal" officeooo:rsid="00508701" style:font-weight-asian="normal" style:font-weight-complex="normal"/>
    </style:style>
    <style:style style:name="T191" style:family="text">
      <style:text-properties fo:font-weight="normal" officeooo:rsid="0053b5f3" style:font-weight-asian="normal" style:font-weight-complex="normal"/>
    </style:style>
    <style:style style:name="T192" style:family="text">
      <style:text-properties fo:font-weight="normal" officeooo:rsid="0053cdc2" style:font-weight-asian="normal" style:font-weight-complex="normal"/>
    </style:style>
    <style:style style:name="T193" style:family="text">
      <style:text-properties fo:font-weight="normal" officeooo:rsid="0055c941" style:font-weight-asian="normal" style:font-weight-complex="normal"/>
    </style:style>
    <style:style style:name="T194" style:family="text">
      <style:text-properties fo:font-weight="normal" officeooo:rsid="0056c878" style:font-weight-asian="normal" style:font-weight-complex="normal"/>
    </style:style>
    <style:style style:name="T195" style:family="text">
      <style:text-properties fo:font-weight="normal" officeooo:rsid="0087b088" style:font-weight-asian="normal" style:font-weight-complex="normal"/>
    </style:style>
    <style:style style:name="T196" style:family="text">
      <style:text-properties fo:font-weight="normal" officeooo:rsid="008aad18" style:font-weight-asian="normal" style:font-weight-complex="normal"/>
    </style:style>
    <style:style style:name="T197" style:family="text">
      <style:text-properties fo:font-weight="normal" officeooo:rsid="0056c878" style:font-weight-asian="normal" style:font-style-complex="normal" style:font-weight-complex="normal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officeooo:rsid="0038cf97" style:font-weight-asian="bold" style:font-weight-complex="bold"/>
    </style:style>
    <style:style style:name="T200" style:family="text">
      <style:text-properties fo:font-weight="bold" officeooo:rsid="00905367" style:font-weight-asian="bold" style:font-weight-complex="bold"/>
    </style:style>
    <style:style style:name="T201" style:family="text">
      <style:text-properties fo:font-weight="bold" officeooo:rsid="0022a3be" style:font-name-asian="Ubuntu" style:font-weight-asian="bold" style:font-name-complex="Ubuntu" style:font-style-complex="normal" style:font-weight-complex="bold"/>
    </style:style>
    <style:style style:name="T202" style:family="text">
      <style:text-properties fo:font-weight="bold" officeooo:rsid="0022a3be" style:font-name-asian="Ubuntu" style:font-weight-asian="bold" style:font-name-complex="Ubuntu" style:font-weight-complex="bold"/>
    </style:style>
    <style:style style:name="T203" style:family="text">
      <style:text-properties officeooo:rsid="003606dc"/>
    </style:style>
    <style:style style:name="T204" style:family="text">
      <style:text-properties officeooo:rsid="0038cf97"/>
    </style:style>
    <style:style style:name="T205" style:family="text">
      <style:text-properties fo:font-style="normal" style:text-underline-style="none" style:font-style-asian="normal" style:font-style-complex="normal"/>
    </style:style>
    <style:style style:name="T206" style:family="text">
      <style:text-properties fo:font-style="normal" style:text-underline-style="none" style:font-name-asian="Liberation Serif1" style:font-style-asian="normal" style:font-name-complex="Liberation Serif1"/>
    </style:style>
    <style:style style:name="T207" style:family="text">
      <style:text-properties fo:font-style="normal" style:text-underline-style="none" officeooo:rsid="0063878d" style:font-name-asian="Liberation Serif1" style:font-style-asian="normal" style:font-name-complex="Liberation Serif1"/>
    </style:style>
    <style:style style:name="T208" style:family="text">
      <style:text-properties fo:font-style="normal" style:text-underline-style="none" officeooo:rsid="00296b8f" style:font-name-asian="Liberation Serif1" style:font-style-asian="normal" style:font-name-complex="Liberation Serif1"/>
    </style:style>
    <style:style style:name="T209" style:family="text">
      <style:text-properties fo:font-style="normal" style:font-style-asian="normal" style:font-style-complex="normal"/>
    </style:style>
    <style:style style:name="T210" style:family="text">
      <style:text-properties fo:font-style="normal" officeooo:rsid="00707fb4" style:font-style-asian="normal" style:font-style-complex="normal"/>
    </style:style>
    <style:style style:name="T211" style:family="text">
      <style:text-properties fo:font-style="normal" officeooo:rsid="0070ccc0" style:font-style-asian="normal" style:font-style-complex="normal"/>
    </style:style>
    <style:style style:name="T212" style:family="text">
      <style:text-properties fo:font-style="normal" officeooo:rsid="00723a7a" style:font-style-asian="normal" style:font-style-complex="normal"/>
    </style:style>
    <style:style style:name="T213" style:family="text">
      <style:text-properties fo:font-style="normal" fo:font-weight="normal" officeooo:rsid="0087b088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8abcd8" style:font-style-asian="normal" style:font-weight-asian="normal" style:font-style-complex="normal" style:font-weight-complex="normal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officeooo:rsid="0053b5f3" style:font-style-asian="italic" style:font-style-complex="italic"/>
    </style:style>
    <style:style style:name="T217" style:family="text">
      <style:text-properties fo:font-style="italic" officeooo:rsid="00508701" style:font-style-asian="italic" style:font-style-complex="italic" style:font-weight-complex="bold"/>
    </style:style>
    <style:style style:name="T218" style:family="text">
      <style:text-properties fo:font-style="italic" officeooo:rsid="0053cdc2" style:font-style-asian="italic" style:font-style-complex="italic"/>
    </style:style>
    <style:style style:name="T219" style:family="text">
      <style:text-properties fo:font-style="italic" officeooo:rsid="0056c878" style:font-style-asian="italic" style:font-style-complex="italic"/>
    </style:style>
    <style:style style:name="T220" style:family="text">
      <style:text-properties fo:font-style="italic" fo:font-weight="normal" officeooo:rsid="00508701" style:font-style-asian="italic" style:font-weight-asian="normal" style:font-style-complex="italic" style:font-weight-complex="normal"/>
    </style:style>
    <style:style style:name="T221" style:family="text">
      <style:text-properties fo:font-style="italic" fo:font-weight="normal" officeooo:rsid="0053b5f3" style:font-style-asian="italic" style:font-weight-asian="normal" style:font-style-complex="italic" style:font-weight-complex="normal"/>
    </style:style>
    <style:style style:name="T222" style:family="text">
      <style:text-properties fo:font-style="italic" fo:font-weight="normal" officeooo:rsid="0056c878" style:font-style-asian="italic" style:font-weight-asian="normal" style:font-style-complex="italic" style:font-weight-complex="normal"/>
    </style:style>
    <style:style style:name="T223" style:family="text">
      <style:text-properties fo:font-style="italic" style:text-underline-style="none" style:font-name-asian="Liberation Serif1" style:font-style-asian="italic" style:font-name-complex="Liberation Serif1"/>
    </style:style>
    <style:style style:name="T2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5" style:family="text">
      <style:text-properties officeooo:rsid="004450dd"/>
    </style:style>
    <style:style style:name="T226" style:family="text">
      <style:text-properties officeooo:rsid="004642ab"/>
    </style:style>
    <style:style style:name="T227" style:family="text">
      <style:text-properties officeooo:rsid="0047bb1d"/>
    </style:style>
    <style:style style:name="T228" style:family="text">
      <style:text-properties officeooo:rsid="00262688"/>
    </style:style>
    <style:style style:name="T229" style:family="text">
      <style:text-properties officeooo:rsid="00508701"/>
    </style:style>
    <style:style style:name="T230" style:family="text">
      <style:text-properties officeooo:rsid="00514b24"/>
    </style:style>
    <style:style style:name="T231" style:family="text">
      <style:text-properties officeooo:rsid="0053b5f3"/>
    </style:style>
    <style:style style:name="T232" style:family="text">
      <style:text-properties officeooo:rsid="00508701" style:font-weight-complex="bold"/>
    </style:style>
    <style:style style:name="T233" style:family="text">
      <style:text-properties officeooo:rsid="0053cdc2"/>
    </style:style>
    <style:style style:name="T234" style:family="text">
      <style:text-properties officeooo:rsid="00568a3e"/>
    </style:style>
    <style:style style:name="T235" style:family="text">
      <style:text-properties officeooo:rsid="0056c878"/>
    </style:style>
    <style:style style:name="T236" style:family="text">
      <style:text-properties officeooo:rsid="0058990f"/>
    </style:style>
    <style:style style:name="T237" style:family="text">
      <style:text-properties style:font-weight-complex="normal"/>
    </style:style>
    <style:style style:name="T238" style:family="text">
      <style:text-properties officeooo:rsid="00514b24" style:font-weight-complex="normal"/>
    </style:style>
    <style:style style:name="T239" style:family="text">
      <style:text-properties officeooo:rsid="0058990f" style:font-weight-complex="normal"/>
    </style:style>
    <style:style style:name="T240" style:family="text">
      <style:text-properties officeooo:rsid="005a6318" style:font-weight-complex="normal"/>
    </style:style>
    <style:style style:name="T241" style:family="text">
      <style:text-properties officeooo:rsid="005af3cc" style:font-weight-complex="normal"/>
    </style:style>
    <style:style style:name="T242" style:family="text">
      <style:text-properties officeooo:rsid="0056c878" style:font-weight-complex="normal"/>
    </style:style>
    <style:style style:name="T243" style:family="text">
      <style:text-properties officeooo:rsid="005e3f5d" style:font-weight-complex="normal"/>
    </style:style>
    <style:style style:name="T244" style:family="text">
      <style:text-properties officeooo:rsid="00617421" style:font-weight-complex="normal"/>
    </style:style>
    <style:style style:name="T245" style:family="text">
      <style:text-properties officeooo:rsid="005a6318"/>
    </style:style>
    <style:style style:name="T246" style:family="text">
      <style:text-properties officeooo:rsid="006054f4"/>
    </style:style>
    <style:style style:name="T247" style:family="text">
      <style:text-properties officeooo:rsid="00617421"/>
    </style:style>
    <style:style style:name="T248" style:family="text">
      <style:text-properties officeooo:rsid="0062e186"/>
    </style:style>
    <style:style style:name="T249" style:family="text">
      <style:text-properties officeooo:rsid="006613a7"/>
    </style:style>
    <style:style style:name="T250" style:family="text">
      <style:text-properties officeooo:rsid="0067817a"/>
    </style:style>
    <style:style style:name="T251" style:family="text">
      <style:text-properties officeooo:rsid="006940e2"/>
    </style:style>
    <style:style style:name="T252" style:family="text">
      <style:text-properties officeooo:rsid="006ccf50"/>
    </style:style>
    <style:style style:name="T253" style:family="text">
      <style:text-properties style:text-underline-style="solid" style:text-underline-width="auto" style:text-underline-color="font-color"/>
    </style:style>
    <style:style style:name="T254" style:family="text">
      <style:text-properties officeooo:rsid="0079b1b4"/>
    </style:style>
    <style:style style:name="T255" style:family="text">
      <style:text-properties officeooo:rsid="007e1bd7"/>
    </style:style>
    <style:style style:name="T256" style:family="text">
      <style:text-properties officeooo:rsid="0080a5b9"/>
    </style:style>
    <style:style style:name="T257" style:family="text">
      <style:text-properties officeooo:rsid="00813ba4"/>
    </style:style>
    <style:style style:name="T258" style:family="text">
      <style:text-properties officeooo:rsid="0084ccdd"/>
    </style:style>
    <style:style style:name="T259" style:family="text">
      <style:text-properties officeooo:rsid="0087b088"/>
    </style:style>
    <style:style style:name="T260" style:family="text">
      <style:text-properties officeooo:rsid="00895dd4"/>
    </style:style>
    <style:style style:name="T261" style:family="text">
      <style:text-properties officeooo:rsid="008aad18"/>
    </style:style>
    <style:style style:name="T262" style:family="text">
      <style:text-properties officeooo:rsid="008abcd8"/>
    </style:style>
    <style:style style:name="T263" style:family="text">
      <style:text-properties officeooo:rsid="008c7789"/>
    </style:style>
    <style:style style:name="T264" style:family="text">
      <style:text-properties officeooo:rsid="008d5490"/>
    </style:style>
    <style:style style:name="T265" style:family="text">
      <style:text-properties officeooo:rsid="008f4380"/>
    </style:style>
    <style:style style:name="T266" style:family="text">
      <style:text-properties officeooo:rsid="00905367"/>
    </style:style>
    <style:style style:name="T267" style:family="text">
      <style:text-properties officeooo:rsid="00954ae1"/>
    </style:style>
    <style:style style:name="T268" style:family="text">
      <style:text-properties officeooo:rsid="00983f2b"/>
    </style:style>
    <style:style style:name="T269" style:family="text">
      <style:text-properties officeooo:rsid="009f6736"/>
    </style:style>
    <style:style style:name="T270" style:family="text">
      <style:text-properties officeooo:rsid="00935646"/>
    </style:style>
    <style:style style:name="T271" style:family="text">
      <style:text-properties officeooo:rsid="00a8063c"/>
    </style:style>
    <style:style style:name="T272" style:family="text">
      <style:text-properties officeooo:rsid="00a8be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RESUMEN CADP</text:p>
      <text:p text:style-name="P162"/>
      <text:p text:style-name="P177">Definiciones</text:p>
      <text:p text:style-name="P163"><text:span text:style-name="T2">Informática: </text:span><text:span text:style-name="T25">Es la </text:span><text:span text:style-name="T36">ciencia</text:span><text:span text:style-name="T25"> que estudia el análisis <text:s/>y </text:span><text:span text:style-name="T36">resolución</text:span><text:span text:style-name="T25"> de problemas utilizando </text:span><text:span text:style-name="T36">computadoras</text:span><text:span text:style-name="T25">.</text:span></text:p>
      <text:p text:style-name="P163"><text:span text:style-name="T25"><text:tab/></text:span><text:span text:style-name="T41">Ciencia:</text:span><text:span text:style-name="T26"> Se relaciona con una metodología fundamental y relacional para el estudio y resolución de <text:tab/>problemas. En éste sentido la informática se vincula especialmente con la matemática y la ingeniería.</text:span></text:p>
      <text:p text:style-name="P163"><text:span text:style-name="T26"><text:tab/></text:span><text:span text:style-name="T41">Resolución:</text:span><text:span text:style-name="T26"> Se puede utilizar las herramientas informáticas en aplicaciones de áreas muy diferentes, <text:tab/>tales como la biología, comercio, control industrial, administración, robótica, educación, arquitectura, <text:tab/>etc.</text:span></text:p>
      <text:p text:style-name="P163"><text:span text:style-name="T26"><text:tab/></text:span><text:span text:style-name="T41">Computadora:</text:span><text:span text:style-name="T26"> Máquina digital, con cierta capacidad de cálculo numérico y lógico controlado por un <text:tab/>programa almacenado y con probabilidad de comunicación con el mundo exterior.</text:span></text:p>
      <text:p text:style-name="P129"><text:tab/></text:p>
      <text:p text:style-name="P33"><text:span text:style-name="T2">Algoritmo:</text:span><text:span text:style-name="T21"> </text:span><text:span text:style-name="T23">Definimos </text:span><text:span text:style-name="T25">algoritmo</text:span><text:span text:style-name="T23"> como la </text:span><text:span text:style-name="T36">especificación rigurosa</text:span><text:span text:style-name="T24"> </text:span><text:span text:style-name="T23">de la secuencia de pasos (instrucciones) a realizar sobre un </text:span><text:span text:style-name="T36">autómata</text:span><text:span text:style-name="T23"> (al sistema que tiene un microprocesador) para alcanzar un resultado deseado en un </text:span><text:span text:style-name="T36">tiempo finito</text:span><text:span text:style-name="T24">.</text:span></text:p>
      <text:p text:style-name="P33"><text:span text:style-name="T24"><text:tab/></text:span><text:span text:style-name="T42">Especificación rigurosa</text:span><text:span text:style-name="T27">: </text:span><text:span text:style-name="T28">el deber de expresar el algoritmo en forma clara y unívoca.</text:span></text:p>
      <text:p text:style-name="P33"><text:span text:style-name="T28"><text:tab/></text:span><text:span text:style-name="T43">Autómata</text:span><text:span text:style-name="T28">: si es una computadora, tendremos que escribir el algoritmo en un lenguaje “entendible” y <text:tab/>ejecutable por la máquina.</text:span></text:p>
      <text:p text:style-name="P33"><text:span text:style-name="T28"><text:tab/></text:span><text:span text:style-name="T44">Tiempo finito</text:span><text:span text:style-name="T29">: suponemos que un algoritmo empieza y termina. Está implícito que el número de <text:tab/>instrucciones debe ser finito también.</text:span></text:p>
      <text:p text:style-name="P34"><text:span text:style-name="T2">Programa:</text:span><text:span text:style-name="T22"> </text:span><text:span text:style-name="T24">Conjunto de instrucciones u órdenes </text:span><text:span text:style-name="T39">ejecutables</text:span><text:span text:style-name="T24"> sobre una </text:span><text:span text:style-name="T39">computadora</text:span><text:span text:style-name="T24">, que permite cumplir con una función especifica (dichas ordenes expresadas en un lenguaje de programación en concreto).</text:span></text:p>
      <text:p text:style-name="P5"/>
      <text:p text:style-name="P169">Programa = <text:span text:style-name="T203">Algoritmo(instrucciones)</text:span> + Datos</text:p>
      <text:p text:style-name="P33"><text:span text:style-name="T35">Instrucciones:</text:span><text:span text:style-name="T47"> </text:span><text:span text:style-name="T39">acciones</text:span><text:span text:style-name="T24"> que representan las operaciones que ejecutará la computadora al interpretar el programa.</text:span></text:p>
      <text:p text:style-name="P1"><text:span text:style-name="T174">Datos: </text:span><text:span text:style-name="T175">son los </text:span><text:span text:style-name="T176">valores de información</text:span><text:span text:style-name="T175"> de los que necesita disponer y, en ocasiones transformar, para ejecutar la función del programa.</text:span><text:span text:style-name="T24"> </text:span></text:p>
      <text:p text:style-name="P5"/>
      <text:p text:style-name="P33"><text:span text:style-name="T2">Dato:</text:span><text:span text:style-name="T7"> </text:span><text:span text:style-name="T24">Es una </text:span><text:span text:style-name="T39">representación</text:span><text:span text:style-name="T24"> de un objeto del mundo real </text:span><text:span text:style-name="T29">mediante la cual podemos modelizar aspectos del problema que se quiere resolver con un programa sobre una computadora</text:span><text:span text:style-name="T24">.</text:span></text:p>
      <text:p text:style-name="P33"><text:span text:style-name="T62"><text:tab/></text:span><text:span text:style-name="T63">▪ </text:span><text:span text:style-name="T62">Constantes:</text:span><text:span text:style-name="T47"> No cambian durante la ejecución del programa.</text:span></text:p>
      <text:p text:style-name="P33"><text:span text:style-name="T62"><text:tab/></text:span><text:span text:style-name="T63">▪ </text:span><text:span text:style-name="T62">Variables:</text:span><text:span text:style-name="T47"> Pueden cambiar durante la ejecución del programa.</text:span></text:p>
      <text:p text:style-name="P128">(En PASCAL cada dato debe tener asociado un tipo de dato).</text:p>
      <text:p text:style-name="P6"/>
      <text:p text:style-name="P33"><text:span text:style-name="T9"><text:tab/></text:span><text:span text:style-name="T18">Identificadores</text:span><text:span text:style-name="T9">:</text:span><text:span text:style-name="T69"> Son nombres descriptivos que se </text:span><text:span text:style-name="T24">utilizan para identificar los datos de un <text:tab/>programa</text:span><text:span text:style-name="T69">, esa identificación permite conocer su dirección real en la memoria y el valor que <text:tab/>contiene.</text:span></text:p>
      <text:p text:style-name="P51"/>
      <text:p text:style-name="P176">Conceptos/Tipos</text:p>
      <text:p text:style-name="P33"><text:span text:style-name="T2">Definición Tipo De Dato:</text:span><text:span text:style-name="T9"> </text:span><text:span text:style-name="T24">Es una clase de objetos de </text:span><text:span text:style-name="T35">datos ligados</text:span><text:span text:style-name="T24"> a un conjunto de operaciones para crearlos y manipularlos.</text:span></text:p>
      <text:p text:style-name="P33"><text:span text:style-name="T98"><text:tab/>- </text:span><text:span text:style-name="T69">Estos se caracterizan por:</text:span></text:p>
      <text:p text:style-name="P51"><text:tab/><text:tab/>a) Un rango de valores posibles → <text:span text:style-name="T204">boolean (V o F)</text:span></text:p>
      <text:p text:style-name="P51"><text:tab/><text:tab/>b) Un conjunto de operaciones realizables por ese tipo → <text:span text:style-name="T204">(</text:span><text:span text:style-name="T199">not</text:span><text:span text:style-name="T204"> V)</text:span></text:p>
      <text:p text:style-name="P51"><text:tab/><text:tab/>c) Una representación interna <text:span text:style-name="T204">(como se representa para la computadora el dato)</text:span>.</text:p>
      <text:p text:style-name="P51"/>
      <text:p text:style-name="P125">Clasificación:</text:p>
      <text:p text:style-name="P33"><text:span text:style-name="T98">Simple: </text:span><text:span text:style-name="T69">toman un único valor, en un momento determinado, de todos los permitidos para ese tipo.</text:span></text:p>
      <text:p text:style-name="P39"><text:span text:style-name="T69"><text:tab/></text:span><text:span text:style-name="T178">•</text:span><text:span text:style-name="T180"> </text:span><text:span text:style-name="T39">Definido por el lenguaje</text:span><text:span text:style-name="T24">: </text:span><text:span text:style-name="T69">Son provistos por el lenguaje y tanto la representación como sus <text:tab/>operaciones y valores son reservadas al mismo.</text:span></text:p>
      <text:p text:style-name="P33"><text:span text:style-name="T69"><text:tab/><text:tab/></text:span><text:span text:style-name="T98">Numérico:</text:span><text:span text:style-name="T69"> representa el conjunto de números que se puede necesitar. Estos pueden ser <text:tab/><text:tab/>enteros o reales.</text:span></text:p>
      <text:p text:style-name="P33"><text:span text:style-name="T69"><text:tab/><text:tab/><text:tab/>- enteros: es un dato </text:span><text:span text:style-name="T39">simple y ordina</text:span><text:span text:style-name="T24">l</text:span><text:span text:style-name="T69">, la cantidad representable es finita (</text:span><text:span text:style-name="T73">según la <text:tab/><text:tab/><text:tab/>memoria de la maquina en la que hagamos hincapié, por lo general </text:span><text:span text:style-name="T69">-32768 a <text:tab/><text:tab/><text:tab/><text:tab/>32767), la ocupación es de 2 bytes.</text:span></text:p>
      <text:p text:style-name="P33"><text:span text:style-name="T69"><text:tab/><text:tab/><text:tab/><text:tab/></text:span><text:span text:style-name="T73">Operadores matemáticos → <text:s/>+, -, *, /</text:span></text:p>
      <text:p text:style-name="P56"><text:tab/><text:tab/><text:tab/><text:tab/>Operadores lógicos → <text:s/>&lt;, &gt;, =, &lt;=, =&gt;</text:p>
      <text:p text:style-name="P56"><text:tab/><text:tab/><text:tab/><text:tab/>Operadores enteros → <text:s/>mod, div</text:p>
      <text:p text:style-name="P51"><text:soft-page-break/><text:tab/><text:tab/><text:tab/>- reales: se utiliza notación exponencial o científica. Tienen una representación en <text:tab/><text:tab/><text:tab/>memoria, una para la parte entera <text:s/>otra para la decimal y ocupa 6 u 8 bytes.</text:p>
      <text:p text:style-name="P40"><text:span text:style-name="T69"><text:tab/><text:tab/><text:tab/><text:tab/></text:span><text:span text:style-name="T73">Operadores matemáticos → <text:s/>+, -, *, /</text:span></text:p>
      <text:p text:style-name="P52"><text:span text:style-name="T204"><text:tab/><text:tab/><text:tab/><text:tab/>Operadores lógicos → <text:s/>&lt;, &gt;, =, &lt;=, =&gt;</text:span><text:tab/><text:tab/><text:tab/><text:tab/></text:p>
      <text:p text:style-name="P52"/>
      <text:p text:style-name="P33"><text:span text:style-name="T69"><text:tab/><text:tab/></text:span><text:span text:style-name="T98">Carácter:</text:span><text:span text:style-name="T69"> representa un conjunto finito y ordenado de caracteres que la computadora <text:tab/><text:tab/><text:tab/>reconoce. </text:span><text:span text:style-name="T74">Un tipo de dato caracter contiene solo un caracter.</text:span></text:p>
      <text:p text:style-name="P57"><text:tab/><text:tab/>Es simple y ordinal y su orden está dado por la tabla ASCII.</text:p>
      <text:p text:style-name="P58"><text:tab/><text:tab/><text:tab/>Operadores lógicos → &lt;, &lt;=, &gt;, &gt;=, =, &lt;&gt;</text:p>
      <text:p text:style-name="P53"><text:tab/><text:tab/><text:tab/></text:p>
      <text:p text:style-name="P33"><text:span text:style-name="T69"><text:tab/><text:tab/></text:span><text:span text:style-name="T98">Lógico o Booleano: </text:span><text:span text:style-name="T69">permiten representar valores que solo pueden tomar dos valores: <text:tab/><text:tab/><text:tab/>V o F y<text:tab/>ocupan 1byte. </text:span><text:span text:style-name="T122">Es un tipo de dato ordinal (False equivale a 0 y True equivale a 1, <text:tab/><text:tab/><text:tab/>por lo tanto, False es antecesor de True).</text:span><text:span text:style-name="T123"> </text:span></text:p>
      <text:p text:style-name="P33"><text:span text:style-name="T123"><text:tab/><text:tab/><text:tab/></text:span><text:span text:style-name="T124">Operadores lógicos → and(conjunción), or(disyunción), not(negación)</text:span></text:p>
      <text:p text:style-name="P24"/>
      <text:p text:style-name="P39"><text:span text:style-name="T70"><text:tab/></text:span><text:span text:style-name="T178">• </text:span><text:span text:style-name="T40">Definido por el usuario</text:span><text:span text:style-name="T25">:</text:span><text:span text:style-name="T24"> </text:span><text:span text:style-name="T69">Permiten definir nuevos tipos de datos a partir de los tipos primitivos <text:tab/> <text:tab/></text:span><text:span text:style-name="T73">(simples)</text:span><text:span text:style-name="T69">.</text:span></text:p>
      <text:p text:style-name="P33"><text:span text:style-name="T69"><text:tab/><text:tab/></text:span><text:span text:style-name="T98">Subrangos: </text:span><text:span text:style-name="T122">permite limitar el rango de valores que una variable puede adoptar. Sólo <text:tab/><text:tab/><text:tab/>puede establecerse un subrango de datos ordinales.</text:span><text:span text:style-name="T123"> </text:span></text:p>
      <text:p text:style-name="P33"><text:span text:style-name="T69"><text:tab/><text:tab/></text:span><text:span text:style-name="T101">Enumerado: </text:span><text:span text:style-name="T77">permite especificar los valores que puede adoptar una variable.</text:span></text:p>
      <text:p text:style-name="P33"><text:span text:style-name="T101"><text:tab/><text:tab/>Puntero: </text:span><text:span text:style-name="T77">almacena una dirección de memoria que apunta a un tipo de dato <text:tab/><text:tab/><text:tab/><text:tab/>determinado.</text:span></text:p>
      <text:p text:style-name="P7"><text:tab/><text:tab/><text:tab/><text:tab/></text:p>
      <text:p text:style-name="P33"><text:span text:style-name="T98">Compuesto: </text:span><text:span text:style-name="T69">pueden tomar varios valores a la vez que guardan alguna relación lógica entre ellos bajo un único nombre.</text:span></text:p>
      <text:p text:style-name="P44"><text:span text:style-name="T69"><text:tab/></text:span><text:span text:style-name="T178">•</text:span><text:span text:style-name="T180"> </text:span><text:span text:style-name="T39">Definido por el lenguaje</text:span><text:span text:style-name="T24">: </text:span></text:p>
      <text:p text:style-name="P44"><text:span text:style-name="T69"><text:tab/></text:span><text:span text:style-name="T101"><text:tab/></text:span><text:span text:style-name="T98">String: </text:span><text:span text:style-name="T71">es una</text:span><text:span text:style-name="T99"> </text:span><text:span text:style-name="T69">sucesión de caracteres de longitud determinada.</text:span><text:span text:style-name="T24"><text:tab/><text:tab/></text:span></text:p>
      <text:p text:style-name="P44"><text:span text:style-name="T181"><text:tab/></text:span><text:span text:style-name="T178">• </text:span><text:span text:style-name="T40">Definido por el usuario</text:span><text:span text:style-name="T25">:</text:span></text:p>
      <text:p text:style-name="P33"><text:span text:style-name="T98"><text:tab/><text:tab/>Registros:</text:span><text:span text:style-name="T69"> permiten agrupar diferentes tipos de datos </text:span><text:span text:style-name="T72">(campos)</text:span><text:span text:style-name="T69"> en una estructura única <text:tab/><text:tab/></text:span><text:span text:style-name="T72">(registro)</text:span><text:span text:style-name="T69">. Es heterogénea porque los datos pueden ser de distintos tipos, es estática <text:tab/><text:tab/><text:tab/>porque al declararla se sabe cuánto ocupa, y de acceso directo.</text:span></text:p>
      <text:p text:style-name="P35"><text:span text:style-name="T77"><text:tab/><text:tab/></text:span><text:span text:style-name="T117">Listas:</text:span><text:span text:style-name="T119"> Es una colección de elementos </text:span><text:span text:style-name="T68">homogéneos</text:span><text:span text:style-name="T119"> (todos del mismo tipo) con una <text:tab/><text:tab/><text:tab/>relación </text:span><text:span text:style-name="T68">lineal</text:span><text:span text:style-name="T119"> que los vincula, es decir, que cada elemento tiene un único predecesor <text:tab/><text:tab/><text:tab/>(excepto el primer elemento), y un único sucesor (excepto el ultimo). Compuesta por <text:tab/><text:tab/><text:tab/>Nodos </text:span><text:span text:style-name="T120">que</text:span><text:span text:style-name="T119"> se conectan por medio de enlaces o punteros. Cada nodo tiene un “dato” <text:tab/><text:tab/><text:tab/>(cualquier dato) y “siguiente” (tipo puntero).</text:span></text:p>
      <text:p text:style-name="P35"><text:span text:style-name="T119"><text:tab/><text:tab/>Es </text:span><text:span text:style-name="T68">dinámica</text:span><text:span text:style-name="T119"> ya que su tamaño se modifica durante la ejecución </text:span><text:span text:style-name="T120">y l</text:span><text:span text:style-name="T119">os elementos no tienen <text:tab/><text:tab/>un orden secuencial en la memoria, pero tienen un orden interno lógico. </text:span></text:p>
      <text:p text:style-name="P33"><text:span text:style-name="T101"><text:tab/><text:tab/></text:span><text:span text:style-name="T117">Arreglos:</text:span><text:span text:style-name="T119"> Es una colección de elementos que se guardan consecutivamente en la memoria <text:tab/><text:tab/>y se pueden referenciar a través de una variable “índice”. Es </text:span><text:span text:style-name="T68">homogénea</text:span><text:span text:style-name="T119"> porque los <text:tab/><text:tab/><text:tab/>elementos son todos del mismo tipo, es </text:span><text:span text:style-name="T68">estática</text:span><text:span text:style-name="T119"> porque el tamaño no cambia durante la <text:tab/><text:tab/>ejecución e </text:span><text:span text:style-name="T68">indexada</text:span><text:span text:style-name="T119"> porque para ingresar a una posición se debe llevar una variable <text:tab/><text:tab/><text:tab/>“índice”.</text:span></text:p>
      <text:p text:style-name="P51"/>
      <text:p text:style-name="P126">Ventajas <text:span text:style-name="T226">de tipos de datos definidos por el programador</text:span></text:p>
      <text:p text:style-name="P43"><text:span text:style-name="T77"><text:tab/></text:span><text:span text:style-name="T180">•</text:span><text:span text:style-name="T77"> </text:span><text:span text:style-name="T112">Flexibilidad:</text:span><text:span text:style-name="T77"> en caso de se necesario, modificar la forma en que se representa el dato, solo se <text:tab/>debe modificar <text:tab/>una declaración en lugar de un conjunto de declaraciones de variables.</text:span></text:p>
      <text:p text:style-name="P43"><text:span text:style-name="T77"><text:tab/></text:span><text:span text:style-name="T180">•</text:span><text:span text:style-name="T77"> </text:span><text:span text:style-name="T112">Documentación</text:span><text:span text:style-name="T77">: se pueden usar como identificador de los tipos, nombres autoexplicativos, <text:tab/>facilitando de esta manera el entendimiento y lectura del programa.</text:span></text:p>
      <text:p text:style-name="P43"><text:span text:style-name="T77"><text:tab/></text:span><text:span text:style-name="T180">•</text:span><text:span text:style-name="T77"> </text:span><text:span text:style-name="T112">Seguridad:</text:span><text:span text:style-name="T77"> se reducen los errores por el uso de operadores inadecuados del dato a manejar, y se <text:tab/>pueden obtener programas más confiables.</text:span></text:p>
      <text:p text:style-name="P51"/>
      <text:p text:style-name="P161">Tipo de Variables</text:p>
      <text:p text:style-name="P164"><text:span text:style-name="T69"><text:tab/></text:span><text:span text:style-name="T100">Variables</text:span><text:span text:style-name="T75">: es una zona de memoria cuyo contenido va a ser algunos de los tipos mencionados <text:tab/>anteriormente. La dirección inicial de esta zona se asocia con el nombre de la variable. Puede <text:tab/><text:tab/>cambiar el valor durante <text:s/>el programa</text:span></text:p>
      <text:p text:style-name="P164"><text:span text:style-name="T75"><text:tab/></text:span><text:span text:style-name="T100">Constantes</text:span><text:span text:style-name="T75">: Idem. No puede cambiar su valor durante el programa</text:span></text:p>
      <text:p text:style-name="P59"/>
      <text:p text:style-name="P60">Tipos de Datos</text:p>
      <text:p text:style-name="P41"><text:span text:style-name="T24">Read: </text:span><text:span text:style-name="T69">Es una operación que se utiliza para tomar datos desde un dispositivo de entrada (por defecto desde el teclado) y asignarlos a la variable correspondiente.</text:span></text:p>
      <text:p text:style-name="P165"><text:span text:style-name="T24">Write: </text:span><text:span text:style-name="T69">Es una operación que se utiliza para mostrar el contenido de una variable, por defecto en pantalla.</text:span></text:p>
      <text:p text:style-name="P51"/>
      <text:p text:style-name="P175"><text:soft-page-break/>Tipos/Estructuras de control</text:p>
      <text:p text:style-name="P154"><text:span text:style-name="T6">Concepto Estructuras de Control</text:span><text:span text:style-name="T4">: </text:span><text:span text:style-name="T23">Conjunto mínimo de instrucciones que permiten especificar el control del algoritmo que se quiere implementar.</text:span></text:p>
      <text:p text:style-name="P127"><text:span text:style-name="T187"><text:tab/></text:span><text:span text:style-name="T184">• </text:span><text:span text:style-name="T188">Selección</text:span><text:span text:style-name="T189">(decisión)</text:span><text:span text:style-name="T188">:<text:tab/> </text:span></text:p>
      <text:p text:style-name="P143"><text:span text:style-name="T62"><text:tab/><text:tab/></text:span><text:span text:style-name="T47">1) </text:span><text:span text:style-name="T66">Simple (if - </text:span><text:span text:style-name="T67">else</text:span><text:span text:style-name="T66">):</text:span><text:span text:style-name="T47"> </text:span></text:p>
      <text:p text:style-name="P142"><text:span text:style-name="T62"><text:tab/><text:tab/></text:span><text:span text:style-name="T47">2) </text:span><text:span text:style-name="T66">Múltiple (case):</text:span><text:span text:style-name="T47"> Permite realizar distintas acciones dependiendo del valor de una <text:tab/><text:tab/><text:tab/>variable. </text:span><text:span text:style-name="T50">La variable del case debe ser de tipo ordinal y las opciones deben ser disjuntas.</text:span></text:p>
      <text:p text:style-name="P54"/>
      <text:p text:style-name="P54"/>
      <text:p text:style-name="P143"><text:span text:style-name="T47"><text:tab/></text:span><text:span text:style-name="T182">• </text:span><text:span text:style-name="T185"><text:s/></text:span><text:span text:style-name="T62">Iterativas:<text:tab/></text:span></text:p>
      <text:p text:style-name="P143"><text:span text:style-name="T62"><text:s/><text:tab/><text:tab/></text:span><text:span text:style-name="T47">1) </text:span><text:span text:style-name="T66">Precondicional (while):</text:span><text:span text:style-name="T47"> Primero evalúa la condición y s</text:span><text:span text:style-name="T48">e</text:span><text:span text:style-name="T47"> ejecuta el bloque de <text:tab/><text:tab/><text:tab/><text:tab/>acciones </text:span><text:span text:style-name="T31">mientras</text:span><text:span text:style-name="T49"> la condición sea verdadera</text:span><text:span text:style-name="T47">. </text:span><text:span text:style-name="T49">Ejecuciones → 0, 1 o más.</text:span></text:p>
      <text:p text:style-name="P142"><text:span text:style-name="T47"><text:tab/><text:tab/>2) </text:span><text:span text:style-name="T66">Postcondicional (repeat):</text:span><text:span text:style-name="T47"> Ejecuta las acciones y luego evaluá la condición <text:tab/><text:tab/><text:tab/><text:tab/></text:span><text:span text:style-name="T48">ejecutando el bloque de acciones </text:span><text:span text:style-name="T32">hasta</text:span><text:span text:style-name="T48"> que ésta sea falsa. </text:span><text:span text:style-name="T49">Ejecuciones → 1 o más. </text:span></text:p>
      <text:p text:style-name="P33"><text:span text:style-name="T76"><text:tab/><text:tab/>3) </text:span><text:span text:style-name="T111">Repetitiva (for):</text:span><text:span text:style-name="T76"> Consiste en </text:span><text:span text:style-name="T30">repetir</text:span><text:span text:style-name="T76"> N veces un bloque de acciones, sabiendo de <text:tab/><text:tab/><text:tab/>antemano la cantidad de veces a ejecutar el bloque.</text:span></text:p>
      <text:p text:style-name="P7"/>
      <text:p text:style-name="P175">Modularización </text:p>
      <text:p text:style-name="P33"><text:span text:style-name="T24">Implica </text:span><text:span text:style-name="T39">dividir un problema en partes</text:span><text:span text:style-name="T24">. Se busca que cada parte realice una tarea simple y pueda resolverse de manera independiente de las otras tareas.</text:span></text:p>
      <text:p text:style-name="P33"><text:span text:style-name="T18">Modulo:</text:span><text:span text:style-name="T69"> </text:span></text:p>
      <text:p text:style-name="P42"><text:span text:style-name="T69"><text:tab/></text:span><text:span text:style-name="T179">• </text:span><text:span text:style-name="T77">Encapsula acciones, tareas o funciones.</text:span></text:p>
      <text:p text:style-name="P62"><text:tab/><text:span text:style-name="T183">• </text:span>En ellos se pueden representar los objetivos relevantes del problema a resolver.</text:p>
      <text:p text:style-name="P62"><text:tab/><text:span text:style-name="T183">• </text:span>Tarea especifica bien definida.</text:p>
      <text:p text:style-name="P62"><text:tab/><text:span text:style-name="T183">• </text:span>Se comunican entre si adecuadamente y cooperan para conseguir un objetivo común</text:p>
      <text:p text:style-name="P33"><text:span text:style-name="T77"><text:tab/><text:tab/></text:span><text:span text:style-name="T46">Beneficios:</text:span><text:span text:style-name="T77"> </text:span></text:p>
      <text:p text:style-name="P33"><text:span text:style-name="T77"><text:tab/><text:tab/><text:tab/></text:span><text:span text:style-name="T101">a)</text:span><text:span text:style-name="T77"> </text:span><text:span text:style-name="T45">Facilidad de mantenimiento:</text:span><text:span text:style-name="T77"> Se aíslan los errores que se producen con mayor <text:tab/><text:tab/><text:tab/><text:tab/>facilidad. Se pueden corregir en menor tiempo y disminuye los costos de <text:tab/><text:tab/><text:tab/><text:tab/>mantenimiento de los sistemas.</text:span></text:p>
      <text:p text:style-name="P33"><text:span text:style-name="T77"><text:tab/><text:tab/><text:tab/></text:span><text:span text:style-name="T101">b) </text:span><text:span text:style-name="T45">Reusabilidad:</text:span><text:span text:style-name="T77"> La posibilidad de utilizar repetidamente el producto de software <text:tab/><text:tab/><text:tab/>desarrollado.</text:span></text:p>
      <text:p text:style-name="P33"><text:span text:style-name="T77"><text:tab/><text:tab/><text:tab/></text:span><text:span text:style-name="T101">c) </text:span><text:span text:style-name="T45">Mayor Productividad:</text:span><text:span text:style-name="T77"> Un equipo de desarrollo puede trabajar en conjunto en <text:tab/><text:tab/><text:tab/><text:tab/>varios módulos, reduciendo el tiempo de desarrollo global del sistema.</text:span></text:p>
      <text:p text:style-name="P33"><text:span text:style-name="T77"><text:tab/><text:tab/><text:tab/></text:span><text:span text:style-name="T101">d) </text:span><text:span text:style-name="T45">Facilidad de Crecimiento:</text:span><text:span text:style-name="T77"> Permite disminuir los riesgos y costos de incorporar <text:tab/><text:tab/><text:tab/><text:tab/>nuevas prestaciones a un sistema en funcionamiento.</text:span></text:p>
      <text:p text:style-name="P33"><text:span text:style-name="T77"><text:tab/><text:tab/><text:tab/></text:span><text:span text:style-name="T101">e) </text:span><text:span text:style-name="T45">Legibilidad:</text:span><text:span text:style-name="T77"> Mayor claridad para leer y comprender el código fuente.</text:span></text:p>
      <text:p text:style-name="P61"/>
      <text:p text:style-name="P119">Módulos que ofrece Pascal:</text:p>
      <text:p text:style-name="P33"><text:span text:style-name="T33">Procedimiento: </text:span><text:span text:style-name="T77">Conjunto de instrucciones que realizar una tarea especifica y retorna 0, 1 o mas valores.</text:span></text:p>
      <text:p text:style-name="P61"><text:tab/>-Se invoca por su nombre.</text:p>
      <text:p text:style-name="P61"><text:tab/>-Devuelven 0, 1 o mas valores.</text:p>
      <text:p text:style-name="P61"><text:tab/>-Pueden devolver cualquier tipo de valor.</text:p>
      <text:p text:style-name="P61"><text:tab/>-Luego de ejecutado el módulo, el flujo de control retorna a la instrucción siguiente a la invocación <text:tab/>del mismo.</text:p>
      <text:p text:style-name="P33"><text:span text:style-name="T33">Función:</text:span><text:span text:style-name="T77"> Conjunto de instrucciones que realizan una tarea específica y como resultado retorna un único valor de tipo simple. </text:span></text:p>
      <text:p text:style-name="P61"><text:tab/>-Se invoca por su nombre.</text:p>
      <text:p text:style-name="P61"><text:tab/>-Devuelve un único valor.</text:p>
      <text:p text:style-name="P61"><text:tab/>-Pueden invocarse dentro de estructuras de control.</text:p>
      <text:p text:style-name="P61"><text:tab/>-Devuelven solo tipos simples.</text:p>
      <text:p text:style-name="P61">É<text:span text:style-name="T227">stos se pueden comunicar a través de parámetros o variables globales (menos aconsejable).</text:span></text:p>
      <text:p text:style-name="P61"/>
      <text:p text:style-name="P33"><text:span text:style-name="T33">Tanto </text:span><text:span text:style-name="T37">Funciones como Procedimientos</text:span><text:span text:style-name="T33"> pueden contener además, de la </text:span><text:span text:style-name="T34">declaración</text:span><text:span text:style-name="T37"> de tipos y variables propias</text:span><text:span text:style-name="T33">, la </text:span><text:span text:style-name="T34">definición</text:span><text:span text:style-name="T33"> de otros </text:span><text:span text:style-name="T34">módulos</text:span><text:span text:style-name="T33">.</text:span></text:p>
      <text:p text:style-name="P130"/>
      <text:p text:style-name="P61"/>
      <text:p text:style-name="P158">Alcance de las variables:</text:p>
      <text:p text:style-name="P36"><text:span text:style-name="T10"><text:tab/></text:span><text:span text:style-name="T180">• </text:span><text:span text:style-name="T101">Variables Globales: </text:span><text:span text:style-name="T77">Su declaración </text:span><text:span text:style-name="T78">s</text:span><text:span text:style-name="T77">e hace en la sección de declaración del programa principal, <text:tab/>es decir fuera de todos los módulos del programa y podrá ser usada en el programa y en todos los <text:tab/>módulos del mismo. </text:span></text:p>
      <text:p text:style-name="P33"><text:span text:style-name="T77"><text:tab/><text:tab/></text:span><text:span text:style-name="T33">Desventajas: <text:tab/></text:span><text:span text:style-name="T77">◦ </text:span><text:span text:style-name="T84">Demasiados identificadores.</text:span></text:p>
      <text:p text:style-name="P33"><text:soft-page-break/><text:span text:style-name="T33"><text:tab/><text:tab/><text:tab/><text:tab/></text:span><text:span text:style-name="T77">◦ </text:span><text:span text:style-name="T84">No se especifica la comunicación entre los módulos</text:span><text:span text:style-name="T77">.</text:span></text:p>
      <text:p text:style-name="P61"><text:tab/><text:tab/><text:tab/><text:tab/>◦ Posibilidad de conflicto entre los nombres de las variables utilizadas por <text:tab/><text:tab/><text:tab/><text:tab/>diferentes programadores.</text:p>
      <text:p text:style-name="P61"><text:tab/><text:tab/><text:tab/><text:tab/>◦ <text:span text:style-name="T227">Posibilidad de perder integridad de los datos, al modificar <text:tab/><text:tab/><text:tab/><text:tab/><text:tab/><text:tab/>involuntariamente en un módulo datos de alguna variable que luego <text:tab/><text:tab/><text:tab/><text:tab/><text:tab/>deberá utilizar otro módulo</text:span>.</text:p>
      <text:p text:style-name="P61"><text:tab/><text:tab/><text:tab/><text:tab/>◦ Uso de memoria.</text:p>
      <text:p text:style-name="P61"><text:tab/><text:tab/><text:tab/><text:tab/></text:p>
      <text:p text:style-name="P36"><text:span text:style-name="T77"><text:tab/></text:span><text:span text:style-name="T180">• </text:span><text:span text:style-name="T102">Variables </text:span><text:span text:style-name="T101">Local al modulo:</text:span><text:span text:style-name="T77"> Su declaración se hace en un modulo en particular y solo podrá ser <text:tab/>usada en ese modulo. Si este modulo contiene a su vez otros módulos, </text:span><text:span text:style-name="T78">esta </text:span><text:span text:style-name="T77">variable podrá ser <text:tab/>usada por </text:span><text:span text:style-name="T78">los mismos</text:span><text:span text:style-name="T77">, </text:span><text:span text:style-name="T78">siempre y cuando esté declarada previo a ellos</text:span><text:span text:style-name="T77">.</text:span></text:p>
      <text:p text:style-name="P36"><text:span text:style-name="T77"><text:tab/></text:span><text:span text:style-name="T180">• </text:span><text:span text:style-name="T102">Variables </text:span><text:span text:style-name="T101">local al Programa: </text:span><text:span text:style-name="T77">Su declaración se </text:span><text:span text:style-name="T78">hace </text:span><text:span text:style-name="T77">antes de la sección de instrucciones del <text:tab/>programa y después de la declaración de los módulos.</text:span></text:p>
      <text:p text:style-name="P36"><text:span text:style-name="T77"><text:tab/></text:span><text:span text:style-name="T180">• </text:span><text:span text:style-name="T102">P</text:span><text:span text:style-name="T101">arámetros: </text:span><text:span text:style-name="T77">Son los datos que se utilizaran para la comunicación entre el programa </text:span><text:span text:style-name="T78">principal</text:span><text:span text:style-name="T77"> y <text:tab/>los módulos, de una manera explicita. </text:span><text:span text:style-name="T84">Permiten el ocultamiento de datos (Data Hiding)</text:span><text:span text:style-name="T77"> </text:span><text:span text:style-name="T78">Estos <text:tab/>pueden ser :</text:span></text:p>
      <text:p text:style-name="P33"><text:span text:style-name="T77"><text:tab/><text:tab/>-</text:span><text:span text:style-name="T45">Por Valor:</text:span><text:span text:style-name="T77"> es un dato de entrada. </text:span><text:span text:style-name="T78">S</text:span><text:span text:style-name="T77">ignifica que el </text:span><text:span text:style-name="T78">módulo</text:span><text:span text:style-name="T77"> recibe una copia de un valor <text:tab/><text:tab/><text:tab/>proveniente de otro </text:span><text:span text:style-name="T78">módulo</text:span><text:span text:style-name="T77"> o del programa principal .</text:span></text:p>
      <text:p text:style-name="P33"><text:span text:style-name="T77"><text:tab/><text:tab/><text:tab/></text:span><text:span text:style-name="T33">Desventajas: <text:tab/></text:span><text:span text:style-name="T77">◦ Utilización importante de memoria (podría haber </text:span><text:span text:style-name="T78">demasiada</text:span><text:span text:style-name="T77"><text:tab/><text:tab/><text:tab/><text:tab/><text:tab/><text:tab/>memoria local).</text:span></text:p>
      <text:p text:style-name="P61"/>
      <text:p text:style-name="P33"><text:span text:style-name="T77"><text:tab/><text:tab/>-</text:span><text:span text:style-name="T45">Por Referencia:</text:span><text:span text:style-name="T77"> es un dato de entrada/salida que contiene la dirección de memoria donde <text:tab/><text:tab/>se encuentra la información compartida con otro modulo o programa que lo invoca. <text:tab/><text:tab/><text:tab/>Cualquier alteración sobre la variable se verá reflejada en le resto del programa.</text:span></text:p>
      <text:p text:style-name="P8"><text:tab/></text:p>
      <text:p text:style-name="P136">Si es una variable utilizada en un proceso/función:</text:p>
      <text:p text:style-name="P115"><text:tab/>→ Se busca si es variable <text:span text:style-name="T215">local al módulo</text:span>, sino </text:p>
      <text:p text:style-name="P115"><text:tab/><text:tab/>→ se busca si es un <text:span text:style-name="T215">parámetro</text:span>, sino </text:p>
      <text:p text:style-name="P115"><text:tab/><text:tab/><text:tab/>→ se busca como variable <text:span text:style-name="T215">global</text:span>.</text:p>
      <text:p text:style-name="P115"/>
      <text:p text:style-name="P136">Si es una variable utilizada por el programa:</text:p>
      <text:p text:style-name="P115"><text:tab/>→ Se busca como variable <text:span text:style-name="T215">local al programa</text:span>, sino</text:p>
      <text:p text:style-name="P115"><text:tab/><text:tab/>→ <text:span text:style-name="T225">s</text:span>e busca como variable <text:span text:style-name="T215">global</text:span>.</text:p>
      <text:p text:style-name="P115"/>
      <text:p text:style-name="P131">Si la variable buscada no se encuentra declarada generará error, si la variable no está inicializada, contendrá basura.</text:p>
      <text:p text:style-name="P12"/>
      <text:p text:style-name="P170">Estructura de Datos </text:p>
      <text:p text:style-name="P159">Tipo de datos → Compuesto (def por usuario) → Estructurados</text:p>
      <text:p text:style-name="P33"><text:span text:style-name="T33">Es un </text:span><text:span text:style-name="T45">conjunto de variables</text:span><text:span text:style-name="T33"> (que podrían ser de distinto tipo) que poseen una relación lógica o conceptual entre si, y que se pueden reconocer como un todo, bajo un nombre único. </text:span><text:span text:style-name="T77">Esto nos va a permitir representar los elementos del mundo real, que son mas complejos que un numero entero, un carácter o una palabra. </text:span></text:p>
      <text:p text:style-name="P61"/>
      <text:p text:style-name="P119">Clasificación Según:<text:tab/></text:p>
      <text:p text:style-name="P33"><text:span text:style-name="T101"><text:tab/></text:span><text:span text:style-name="T113">Elementos</text:span></text:p>
      <text:p text:style-name="P33"><text:span text:style-name="T37"><text:tab/><text:tab/></text:span><text:span text:style-name="T33">Homogénea:</text:span><text:span text:style-name="T77"> todos los elementos que la componen pertenecen al mismo tipo de dato.</text:span></text:p>
      <text:p text:style-name="P33"><text:span text:style-name="T33"><text:tab/><text:tab/>Heterogénea: </text:span><text:span text:style-name="T77">los elementos que la componen pueden ser de distinto tipo de dato.</text:span></text:p>
      <text:p text:style-name="P61"/>
      <text:p text:style-name="P33"><text:span text:style-name="T77"><text:tab/></text:span><text:span text:style-name="T113">Ocupación en Memoria</text:span><text:span text:style-name="T101"> </text:span></text:p>
      <text:p text:style-name="P33"><text:span text:style-name="T101"><text:tab/><text:tab/></text:span><text:span text:style-name="T33">Estática:</text:span><text:span text:style-name="T77"> la cantidad de elementos que puede contener no varía durante la ejecución del <text:tab/><text:tab/>programa.</text:span></text:p>
      <text:p text:style-name="P33"><text:span text:style-name="T77"><text:tab/><text:tab/></text:span><text:span text:style-name="T33">Dinámica: </text:span><text:span text:style-name="T77">la cantidad de elementos puede variar, por lo tanto, puede variar la memoria en <text:tab/><text:tab/>tiempo de ejecución.</text:span></text:p>
      <text:p text:style-name="P33"><text:span text:style-name="T77"><text:tab/></text:span><text:span text:style-name="T113">Forma de Acceso</text:span></text:p>
      <text:p text:style-name="P33"><text:span text:style-name="T77"><text:tab/><text:tab/></text:span><text:span text:style-name="T33">Directo: </text:span><text:span text:style-name="T77">se accede directamente al elemento sin pasar por otros.</text:span></text:p>
      <text:p text:style-name="P33"><text:span text:style-name="T101"><text:tab/><text:tab/></text:span><text:span text:style-name="T33">Secuencial: </text:span><text:span text:style-name="T77">Para acceder a un elemento particular se debe respetar un orden <text:tab/><text:tab/><text:tab/><text:tab/>predeterminado.</text:span></text:p>
      <text:p text:style-name="P33"><text:span text:style-name="T77"><text:tab/></text:span><text:span text:style-name="T113">Relación entre sus elementos</text:span></text:p>
      <text:p text:style-name="P37"><text:span text:style-name="T77"><text:tab/><text:tab/></text:span><text:span text:style-name="T33">Lineal: </text:span><text:span text:style-name="T77">cada elemento puede tener 0 o 1 sucesor, 0 o 1 predecesor o ambos. </text:span><text:span text:style-name="T79">Ej: vectores, <text:tab/><text:tab/>listas</text:span></text:p>
      <text:p text:style-name="P33"><text:span text:style-name="T77"><text:tab/><text:tab/></text:span><text:span text:style-name="T33">No lineal: </text:span><text:span text:style-name="T77">si para un elemento dado pueden existir 0, 1 o mas elementos que le suceden y <text:tab/><text:tab/>0, 1 o mas elementos que le preceden. </text:span><text:span text:style-name="T79">Ej: árboles, grafos.</text:span></text:p>
      <text:p text:style-name="P61"><text:soft-page-break/></text:p>
      <text:p text:style-name="P61"/>
      <text:p text:style-name="P119"/>
      <text:p text:style-name="P170">Registros</text:p>
      <text:p text:style-name="P33"><text:span text:style-name="T11">Tipo de datos </text:span><text:span text:style-name="T12">→ </text:span><text:span text:style-name="T11">Compuesto (def por usuario)</text:span><text:span text:style-name="T10"> </text:span><text:span text:style-name="T12">→</text:span><text:span text:style-name="T10"> </text:span><text:span text:style-name="T11">Estructurados</text:span><text:span text:style-name="T10"> </text:span><text:span text:style-name="T12">→ </text:span><text:span text:style-name="T11">Registros</text:span></text:p>
      <text:p text:style-name="P130">Permiten agrupar un conjunto de campos de igual o diferente tipo de datos, bajo un nombre único.</text:p>
      <text:p text:style-name="P33"><text:span text:style-name="T33"><text:tab/></text:span><text:span text:style-name="T37">Características</text:span></text:p>
      <text:p text:style-name="P155"><text:span text:style-name="T107"><text:tab/></text:span><text:span text:style-name="T109">• </text:span><text:span text:style-name="T114">Heterogéne</text:span><text:span text:style-name="T115">o</text:span><text:span text:style-name="T107">: cada campo puede ser </text:span><text:span text:style-name="T108">distinto tipo</text:span><text:span text:style-name="T107">.</text:span></text:p>
      <text:p text:style-name="P155"><text:span text:style-name="T107"><text:tab/></text:span><text:span text:style-name="T109">• </text:span><text:span text:style-name="T114">Acceso Directo</text:span><text:span text:style-name="T107">: cada campo se puede referenciar directamente sin necesidad de referenciar los <text:tab/>otros.</text:span></text:p>
      <text:p text:style-name="P155"><text:span text:style-name="T17"><text:tab/></text:span><text:span text:style-name="T109">• </text:span><text:span text:style-name="T114">Estátic</text:span><text:span text:style-name="T115">o</text:span><text:span text:style-name="T107">: su </text:span><text:span text:style-name="T108">tamaño </text:span><text:span text:style-name="T107">en memoria puede ser calculado realizando las suma de sus campos, algo que <text:tab/>no varía en tiempo de ejecución.</text:span></text:p>
      <text:p text:style-name="P156"><text:span text:style-name="T107"><text:tab/></text:span><text:span text:style-name="T109">• </text:span><text:span text:style-name="T116">Compuesto por campos</text:span><text:span text:style-name="T110">: representan cada uno de los datos que forman el registro.</text:span></text:p>
      <text:p text:style-name="P61"/>
      <text:p text:style-name="P33"><text:span text:style-name="T77"><text:tab/></text:span><text:span text:style-name="T45">Op sobre la variable de tipo registro</text:span></text:p>
      <text:p text:style-name="P64"><text:tab/><text:tab/>Asignación: (prod1:= prod2) siempre y cuando estén definidos del mismo tipo. </text:p>
      <text:p text:style-name="P33"><text:span text:style-name="T77"><text:tab/></text:span><text:span text:style-name="T45">Op sobre los campos que componen el registro</text:span></text:p>
      <text:p text:style-name="P61"><text:tab/><text:tab/>Como cada campo del registro puede tener su propio tipo de dato, las operaciones a <text:tab/><text:tab/><text:tab/>realizar son las permitidas para el tipo de dato que posea el campo correspondiente.</text:p>
      <text:p text:style-name="P63"><text:tab/><text:tab/>Acceso a cada campo en particular: a través del <text:span text:style-name="T228">símbolo</text:span> punto (.).</text:p>
      <text:p text:style-name="P61"/>
      <text:p text:style-name="P61"/>
      <text:p text:style-name="P170">Arreglos</text:p>
      <text:p text:style-name="P160">Tipo de datos → Compuesto (def por usuario) → Estructurados → Arreglos</text:p>
      <text:p text:style-name="P33"><text:span text:style-name="T3">Arreglo:</text:span><text:span text:style-name="T33"> </text:span><text:span text:style-name="T45">colección de elementos</text:span><text:span text:style-name="T33"> que se guardan consecutivamente en la memoria y se pueden referenciar a través de índices.</text:span></text:p>
      <text:p text:style-name="P45"><text:span text:style-name="T33"><text:tab/></text:span><text:span text:style-name="T105">•</text:span><text:span text:style-name="T77"> Homogéne</text:span><text:span text:style-name="T80">o</text:span><text:span text:style-name="T77">: todos los elementos son del mismo tipo.</text:span></text:p>
      <text:p text:style-name="P45"><text:span text:style-name="T33"><text:tab/></text:span><text:span text:style-name="T105">•</text:span><text:span text:style-name="T77"> Acceso directo: los componentes o elementos pueden recuperarse en cualquier orden, <text:tab/>simplemente indicando su posición.</text:span></text:p>
      <text:p text:style-name="P45"><text:span text:style-name="T77"><text:tab/></text:span><text:span text:style-name="T105">•</text:span><text:span text:style-name="T97"> </text:span><text:span text:style-name="T77">Indexad</text:span><text:span text:style-name="T80">o</text:span><text:span text:style-name="T77">: acceso a los elementos a través de los índices.</text:span></text:p>
      <text:p text:style-name="P45"><text:span text:style-name="T77"><text:tab/></text:span><text:span text:style-name="T105">•</text:span><text:span text:style-name="T77"> Estátic</text:span><text:span text:style-name="T80">o</text:span><text:span text:style-name="T77">: la memoria ocupada durante la ejecución del programa es fija.</text:span></text:p>
      <text:p text:style-name="P45"><text:span text:style-name="T77"><text:tab/></text:span><text:span text:style-name="T105">•</text:span><text:span text:style-name="T77"> Lineal: cada elemento tiene uno que precede y uno que lo sigue.</text:span></text:p>
      <text:p text:style-name="P61"/>
      <text:p text:style-name="P33"><text:span text:style-name="T101">Clasificación:</text:span><text:span text:style-name="T77"> </text:span></text:p>
      <text:p text:style-name="P33"><text:span text:style-name="T77"><text:tab/>-</text:span><text:span text:style-name="T33">Unidimensionales (vectores):</text:span><text:span text:style-name="T77"> única dimensión. Cada posición es accesible mediante un único indice. </text:span></text:p>
      <text:p text:style-name="P33"><text:span text:style-name="T77"><text:tab/>-</text:span><text:span text:style-name="T33">Multidimensionales (matrices):</text:span><text:span text:style-name="T77"> mas de una dimensión. Cada elemento dentro de ellos se direcciona <text:s/><text:tab/>mediante dos indices o mas.</text:span></text:p>
      <text:p text:style-name="P33"><text:span text:style-name="T45">Rango:</text:span><text:span text:style-name="T33"> </text:span><text:span text:style-name="T77">Puede ser cualquier subrango de tipo enumerado. El tipo de elemento debe ser de un tipo básico o de un tipo previamente definido (simple o estructurado). Ubicado en posiciones contiguas de memoria.</text:span></text:p>
      <text:p text:style-name="P33"><text:span text:style-name="T45">Tipo de Elemento del arreglo:</text:span><text:span text:style-name="T33"> </text:span><text:span text:style-name="T77">de tipo estático (Integer, Char, Boolean, Real, String, Arreglo).</text:span></text:p>
      <text:p text:style-name="P61"><text:tab/></text:p>
      <text:p text:style-name="P119">Consideraciones sobre el Vector: </text:p>
      <text:p text:style-name="P33"><text:span text:style-name="T101"><text:tab/></text:span><text:span text:style-name="T37">-</text:span><text:span text:style-name="T33">Dimensión Física: </text:span><text:span text:style-name="T77">Especificada en el momento de la declaración y determina su ocupación <text:tab/><text:tab/>en memoria, la cual no varia durante la ejecución del programa.</text:span></text:p>
      <text:p text:style-name="P33"><text:span text:style-name="T77"><text:tab/></text:span><text:span text:style-name="T33">-Dimensión Lógica: </text:span><text:span text:style-name="T77">Se determina cuando se cargan los elementos del vector. Indica la cantidad de <text:tab/>posiciones de memoria ocupadas con contenidos cargados desde la posición inicial en forma <text:tab/>consecutiva. </text:span></text:p>
      <text:p text:style-name="P61"/>
      <text:p text:style-name="P119">Operaciones <text:span text:style-name="T229">con vectores</text:span>:</text:p>
      <text:p text:style-name="P119"><text:tab/></text:p>
      <text:p text:style-name="P119"><text:tab/><text:span text:style-name="T217">Agregar </text:span><text:span text:style-name="T232">→ </text:span><text:span text:style-name="T190">significa poner </text:span><text:span text:style-name="T220">al final</text:span><text:span text:style-name="T190"> de los elementos que tiene el vector </text:span><text:span text:style-name="T220">un nuevo elemento</text:span><text:span text:style-name="T190">. Puede <text:tab/>pasar que esta operación no se pueda realizar si el vector se encuentra lleno.</text:span></text:p>
      <text:p text:style-name="P106"><text:tab/><text:tab/>1. Verificar que haya espacio (dimL &lt; dimF).</text:p>
      <text:p text:style-name="P106"><text:tab/><text:tab/>2. Agregar al final de los elementos ya existentes el nuevo arreglo.</text:p>
      <text:p text:style-name="P106"><text:tab/><text:tab/>3. Incrementar la cantidad de elementos actuales (dimL + 1).</text:p>
      <text:p text:style-name="P101"><text:tab/><text:tab/><text:span text:style-name="T136">Procedure</text:span><text:span text:style-name="T230"> agregar ( </text:span><text:span text:style-name="T146">var</text:span><text:span text:style-name="T230"> vec: vec_numeros; </text:span><text:span text:style-name="T146">var</text:span><text:span text:style-name="T230"> dL: </text:span><text:span text:style-name="T146">integer</text:span><text:span text:style-name="T230">; </text:span><text:span text:style-name="T146">var</text:span><text:span text:style-name="T230"> hecho: </text:span><text:span text:style-name="T146">boolean</text:span><text:span text:style-name="T230">; </text:span></text:p>
      <text:p text:style-name="P101"><text:span text:style-name="T230"><text:tab/><text:tab/><text:tab/><text:tab/><text:tab/>dato: </text:span><text:span text:style-name="T146">integer</text:span><text:span text:style-name="T230">);</text:span></text:p>
      <text:p text:style-name="P96"><text:tab/><text:tab/><text:span text:style-name="T147">Begin</text:span></text:p>
      <text:p text:style-name="P96"><text:tab/><text:tab/><text:tab/><text:span text:style-name="T230">hecho:= </text:span><text:span text:style-name="T147">false</text:span><text:span text:style-name="T230">;</text:span></text:p>
      <text:p text:style-name="P96"><text:tab/><text:tab/><text:tab/><text:span text:style-name="T147">if</text:span><text:span text:style-name="T230"> ((dL + 1) &lt;= dimF) <text:s/></text:span><text:span text:style-name="T147">then begin</text:span></text:p>
      <text:p text:style-name="P96"><text:tab/><text:tab/><text:tab/><text:tab/><text:span text:style-name="T230">hecho:= </text:span><text:span text:style-name="T147">true</text:span><text:span text:style-name="T230">;<text:tab/></text:span></text:p>
      <text:p text:style-name="P95"><text:soft-page-break/><text:tab/><text:tab/><text:tab/><text:tab/><text:span text:style-name="T230">dL:= dL + 1;</text:span></text:p>
      <text:p text:style-name="P95"><text:tab/><text:tab/><text:tab/><text:tab/><text:span text:style-name="T230">vec[dL]:= dato;</text:span></text:p>
      <text:p text:style-name="P96"><text:tab/><text:tab/><text:tab/><text:span text:style-name="T147">end</text:span><text:span text:style-name="T230">;</text:span></text:p>
      <text:p text:style-name="P96"><text:tab/><text:tab/><text:span text:style-name="T147">End</text:span><text:span text:style-name="T230">;</text:span></text:p>
      <text:p text:style-name="P96"/>
      <text:p text:style-name="P120"><text:tab/><text:span text:style-name="T216">Insertar</text:span><text:span text:style-name="T220"> </text:span><text:span text:style-name="T190">→ </text:span><text:span text:style-name="T191">significa </text:span><text:span text:style-name="T221">agregar</text:span><text:span text:style-name="T191"> en el vector un elemento </text:span><text:span text:style-name="T221">en una posición determinada</text:span><text:span text:style-name="T191">. Puede pasar <text:tab/>que ésta operación no se pueda realizar si el vector está lleno o si la posición no es válida.</text:span></text:p>
      <text:p text:style-name="P107"><text:tab/><text:tab/>1. Verificar que haya espacio (dimL &lt; dimF).</text:p>
      <text:p text:style-name="P121"><text:span text:style-name="T190"><text:tab/><text:tab/>2. </text:span><text:span text:style-name="T192">Verificar que la posición sea válida (entre los valores de dimensión definida del vector y <text:tab/><text:tab/>la dimensión lógica)</text:span><text:span text:style-name="T190">.</text:span></text:p>
      <text:p text:style-name="P121"><text:span text:style-name="T190"><text:tab/><text:tab/>3. </text:span><text:span text:style-name="T192">Hacer lugar para poder insertar el elemento (corrimiento de elementos)</text:span><text:span text:style-name="T190">.</text:span></text:p>
      <text:p text:style-name="P121"><text:span text:style-name="T190"><text:tab/><text:tab/></text:span><text:span text:style-name="T192">4. Incrementar la cantidad de elementos actuales.</text:span></text:p>
      <text:p text:style-name="P99"><text:tab/><text:tab/><text:span text:style-name="T136">Procedure</text:span><text:span text:style-name="T230"> </text:span><text:span text:style-name="T231">insertar</text:span><text:span text:style-name="T230"> ( </text:span><text:span text:style-name="T146">var</text:span><text:span text:style-name="T230"> vec: vec_numeros; </text:span><text:span text:style-name="T146">var</text:span><text:span text:style-name="T230"> dL: </text:span><text:span text:style-name="T146">integer</text:span><text:span text:style-name="T230">; </text:span><text:span text:style-name="T146">var</text:span><text:span text:style-name="T230"> hecho: </text:span><text:span text:style-name="T146">boolean</text:span><text:span text:style-name="T230">; dato: <text:tab/><text:tab/><text:tab/><text:tab/><text:tab/><text:tab/></text:span><text:span text:style-name="T146">integer; </text:span><text:span text:style-name="T128">pos: </text:span><text:span text:style-name="T146">integer</text:span><text:span text:style-name="T230">);</text:span></text:p>
      <text:p text:style-name="P97"><text:tab/><text:tab/><text:span text:style-name="T147">Begin</text:span></text:p>
      <text:p text:style-name="P97"><text:tab/><text:tab/><text:tab/><text:span text:style-name="T230">hecho:= </text:span><text:span text:style-name="T147">false</text:span><text:span text:style-name="T230">;</text:span></text:p>
      <text:p text:style-name="P97"><text:tab/><text:tab/><text:tab/><text:span text:style-name="T147">if</text:span><text:span text:style-name="T230"> ((dL + 1) &lt;= dimF) </text:span><text:span text:style-name="T148">and</text:span><text:span text:style-name="T231"> (pos &gt;= 1) </text:span><text:span text:style-name="T148">and</text:span><text:span text:style-name="T231"> (pos &lt;= dL)</text:span><text:span text:style-name="T230"> <text:s/></text:span><text:span text:style-name="T147">then begin</text:span></text:p>
      <text:p text:style-name="P97"><text:tab/><text:tab/><text:tab/><text:tab/><text:span text:style-name="T148">for</text:span><text:span text:style-name="T231"> <text:s/>i:= dL </text:span><text:span text:style-name="T148">down</text:span><text:span text:style-name="T231"> </text:span><text:span text:style-name="T148">to</text:span><text:span text:style-name="T231"> pos </text:span><text:span text:style-name="T148">do</text:span><text:span text:style-name="T231"> </text:span></text:p>
      <text:p text:style-name="P97"><text:tab/><text:tab/><text:tab/><text:tab/><text:tab/><text:span text:style-name="T231">vec[i+1]:= vec[i];</text:span></text:p>
      <text:p text:style-name="P97"><text:tab/><text:tab/><text:tab/><text:tab/><text:span text:style-name="T231">hecho:= </text:span><text:span text:style-name="T148">true</text:span><text:span text:style-name="T231">;</text:span></text:p>
      <text:p text:style-name="P97"><text:tab/><text:tab/><text:tab/><text:tab/><text:span text:style-name="T231">vec[pos]:= dato;</text:span></text:p>
      <text:p text:style-name="P97"><text:tab/><text:tab/><text:tab/><text:tab/><text:span text:style-name="T231">dL:= dL + 1;</text:span></text:p>
      <text:p text:style-name="P97"><text:tab/><text:tab/><text:tab/><text:span text:style-name="T147">end</text:span><text:span text:style-name="T230">;</text:span></text:p>
      <text:p text:style-name="P97"><text:tab/><text:tab/><text:span text:style-name="T147">End</text:span><text:span text:style-name="T230">;</text:span></text:p>
      <text:p text:style-name="P97"/>
      <text:p text:style-name="P121"><text:tab/><text:span text:style-name="T218">Eliminar</text:span><text:span text:style-name="T220"> </text:span><text:span text:style-name="T190">→ </text:span><text:span text:style-name="T191">significa </text:span><text:span text:style-name="T192">borrar (lógicamente) en el vector un elemento en una posición determinada, o <text:tab/>un valore determinado. Puede pasar que esta operación no se pueda realizar si la posición no es <text:tab/>válida, o en el caso de eliminar un elemento si el mismo no está.</text:span></text:p>
      <text:p text:style-name="P121"><text:span text:style-name="T192"><text:tab/><text:tab/></text:span><text:span text:style-name="T193">1. Verificar que la posición sea válida (1 &lt;= dato &lt;= dimL).</text:span></text:p>
      <text:p text:style-name="P108"><text:tab/><text:tab/>2. Hacer el corrimiento a partir de la posición determinada y hasta el final.</text:p>
      <text:p text:style-name="P108"><text:tab/><text:tab/>3. Decrementar la cantidad de elementos actuales.</text:p>
      <text:p text:style-name="P101"><text:tab/><text:tab/><text:span text:style-name="T136">Procedure</text:span><text:span text:style-name="T230"> </text:span><text:span text:style-name="T233">eliminar</text:span><text:span text:style-name="T230"> ( </text:span><text:span text:style-name="T146">var</text:span><text:span text:style-name="T230"> vec: vec_numeros; </text:span><text:span text:style-name="T146">var</text:span><text:span text:style-name="T230"> dL: </text:span><text:span text:style-name="T146">integer</text:span><text:span text:style-name="T230">; </text:span><text:span text:style-name="T146">var</text:span><text:span text:style-name="T230"> hecho: </text:span><text:span text:style-name="T146">boolean</text:span><text:span text:style-name="T230">; </text:span></text:p>
      <text:p text:style-name="P101"><text:span text:style-name="T230"><text:tab/><text:tab/><text:tab/><text:tab/><text:tab/></text:span><text:span text:style-name="T128">pos: </text:span><text:span text:style-name="T146">integer</text:span><text:span text:style-name="T230">);</text:span></text:p>
      <text:p text:style-name="P98"><text:tab/><text:tab/><text:span text:style-name="T147">Begin</text:span></text:p>
      <text:p text:style-name="P98"><text:tab/><text:tab/><text:tab/><text:span text:style-name="T230">hecho:= </text:span><text:span text:style-name="T147">false</text:span><text:span text:style-name="T230">;</text:span></text:p>
      <text:p text:style-name="P98"><text:tab/><text:tab/><text:tab/><text:span text:style-name="T147">if</text:span><text:span text:style-name="T230"> </text:span><text:span text:style-name="T231">(pos &gt;= 1) </text:span><text:span text:style-name="T148">and</text:span><text:span text:style-name="T231"> (pos &lt;= dL)</text:span><text:span text:style-name="T230"> <text:s/></text:span><text:span text:style-name="T147">then begin</text:span></text:p>
      <text:p text:style-name="P98"><text:tab/><text:tab/><text:tab/><text:tab/><text:span text:style-name="T148">for</text:span><text:span text:style-name="T231"> <text:s/>i:= </text:span><text:span text:style-name="T234">pos </text:span><text:span text:style-name="T148">to</text:span><text:span text:style-name="T231"> </text:span><text:span text:style-name="T234">(dL - 1)</text:span><text:span text:style-name="T231"> </text:span><text:span text:style-name="T148">do</text:span><text:span text:style-name="T231"> </text:span></text:p>
      <text:p text:style-name="P98"><text:tab/><text:tab/><text:tab/><text:tab/><text:tab/><text:span text:style-name="T231">vec [i]:= vec [i</text:span><text:span text:style-name="T235">+1</text:span><text:span text:style-name="T231">];</text:span></text:p>
      <text:p text:style-name="P98"><text:tab/><text:tab/><text:tab/><text:tab/><text:span text:style-name="T231">hecho:= </text:span><text:span text:style-name="T148">true</text:span><text:span text:style-name="T231">;</text:span></text:p>
      <text:p text:style-name="P98"><text:tab/><text:tab/><text:tab/><text:tab/><text:span text:style-name="T231">dL:= dL + 1;</text:span></text:p>
      <text:p text:style-name="P98"><text:tab/><text:tab/><text:tab/><text:span text:style-name="T147">end</text:span><text:span text:style-name="T230">;</text:span></text:p>
      <text:p text:style-name="P98"><text:tab/><text:tab/><text:span text:style-name="T147">End</text:span><text:span text:style-name="T230">;</text:span></text:p>
      <text:p text:style-name="P98"/>
      <text:p text:style-name="P122"><text:tab/><text:span text:style-name="T219">Buscar</text:span><text:span text:style-name="T220"> </text:span><text:span text:style-name="T190">→ </text:span><text:span text:style-name="T194">significa </text:span><text:span text:style-name="T222">recorrer</text:span><text:span text:style-name="T194"> el vector buscando un valor que </text:span><text:span text:style-name="T222">puede o no estar en el vector</text:span><text:span text:style-name="T194">. Se debe <text:tab/>tener en cuenta que no es lo mismo buscar en un vector ordenado que en uno que no lo esté.</text:span></text:p>
      <text:p text:style-name="P122"><text:span text:style-name="T194"><text:tab/></text:span><text:span text:style-name="T222">Vector desordenado</text:span><text:span text:style-name="T194">: Se debe recorrer todo el vector (en el peor de los casos), y detener la <text:tab/>búsqueda en el momento en que se encuentra el dato buscado o que se terminó el vector.</text:span></text:p>
      <text:p text:style-name="P100"><text:span text:style-name="T149"><text:tab/><text:tab/>Function</text:span><text:span text:style-name="T230"> </text:span><text:span text:style-name="T236">buscar</text:span><text:span text:style-name="T245">Desordenado</text:span><text:span text:style-name="T230">(vec: vec_numeros; dL: </text:span><text:span text:style-name="T146">integer</text:span><text:span text:style-name="T230">; dato: </text:span><text:span text:style-name="T146">integer</text:span><text:span text:style-name="T230">): </text:span><text:span text:style-name="T146">boolean</text:span><text:span text:style-name="T230">;</text:span></text:p>
      <text:p text:style-name="P101"><text:tab/><text:tab/><text:span text:style-name="T150">Var</text:span></text:p>
      <text:p text:style-name="P101"><text:span text:style-name="T150"><text:tab/><text:tab/><text:tab/></text:span><text:span text:style-name="T129">pos: <text:s/></text:span><text:span text:style-name="T146">integer</text:span><text:span text:style-name="T127">;</text:span></text:p>
      <text:p text:style-name="P101"><text:span text:style-name="T129"><text:tab/><text:tab/><text:tab/>encontre: </text:span><text:span text:style-name="T146">boolean</text:span><text:span text:style-name="T127">;</text:span></text:p>
      <text:p text:style-name="P101"><text:tab/><text:tab/><text:span text:style-name="T147">Begin</text:span></text:p>
      <text:p text:style-name="P101"><text:tab/><text:tab/><text:tab/><text:span text:style-name="T129">encontre</text:span><text:span text:style-name="T230">:= </text:span><text:span text:style-name="T147">false</text:span><text:span text:style-name="T230">;</text:span></text:p>
      <text:p text:style-name="P101"><text:tab/><text:tab/><text:tab/><text:span text:style-name="T245">pos:= 1;</text:span></text:p>
      <text:p text:style-name="P101"><text:tab/><text:tab/><text:tab/><text:span text:style-name="T150">while</text:span><text:span text:style-name="T230"> </text:span><text:span text:style-name="T231">(pos &lt;</text:span><text:span text:style-name="T245">=</text:span><text:span text:style-name="T231"> </text:span><text:span text:style-name="T245">dL</text:span><text:span text:style-name="T231">) </text:span><text:span text:style-name="T148">and</text:span><text:span text:style-name="T231"> (</text:span><text:span text:style-name="T245">not encontre</text:span><text:span text:style-name="T231">)</text:span><text:span text:style-name="T230"> <text:s/></text:span><text:span text:style-name="T150">do begin</text:span></text:p>
      <text:p text:style-name="P101"><text:span text:style-name="T150"><text:tab/><text:tab/><text:tab/><text:tab/>if </text:span><text:span text:style-name="T129">(vec[pos] = dato)</text:span><text:span text:style-name="T150"> then</text:span></text:p>
      <text:p text:style-name="P101"><text:span text:style-name="T129"><text:tab/><text:tab/><text:tab/><text:tab/><text:tab/>encontre:= </text:span><text:span text:style-name="T150">true</text:span><text:span text:style-name="T129">;</text:span></text:p>
      <text:p text:style-name="P14"><text:tab/><text:tab/><text:tab/><text:tab/>else</text:p>
      <text:p text:style-name="P101"><text:span text:style-name="T150"><text:tab/><text:tab/><text:tab/><text:tab/><text:tab/></text:span><text:span text:style-name="T129">pos:= pos + 1;</text:span></text:p>
      <text:p text:style-name="P101"><text:tab/><text:tab/><text:tab/><text:span text:style-name="T147">end</text:span><text:span text:style-name="T230">;</text:span></text:p>
      <text:p text:style-name="P101"><text:tab/><text:tab/><text:tab/><text:span text:style-name="T245">buscarDesordenado:= encontre;</text:span></text:p>
      <text:p text:style-name="P65"><text:span text:style-name="T242"><text:tab/><text:tab/></text:span><text:span text:style-name="T151">End</text:span><text:span text:style-name="T238">;</text:span></text:p>
      <text:p text:style-name="P122"><text:soft-page-break/><text:span text:style-name="T222"><text:tab/>Vector ordenado</text:span><text:span text:style-name="T197">:</text:span><text:span text:style-name="T194"> Se debe aprovechar el orden, existen al menos dos formas: búsqueda mejorada <text:tab/>o búsqueda dicotómica.</text:span></text:p>
      <text:p text:style-name="P109"/>
      <text:p text:style-name="P66"><text:span text:style-name="T238"><text:tab/><text:tab/></text:span><text:span text:style-name="T152">Function</text:span><text:span text:style-name="T238"> </text:span><text:span text:style-name="T239">buscar</text:span><text:span text:style-name="T241">O</text:span><text:span text:style-name="T240">rdenado</text:span><text:span text:style-name="T243">Mejorado</text:span><text:span text:style-name="T238">(vec: vec_numeros; dL: </text:span><text:span text:style-name="T153">integer</text:span><text:span text:style-name="T238">; </text:span></text:p>
      <text:p text:style-name="P66"><text:span text:style-name="T238"><text:tab/><text:tab/><text:tab/><text:tab/><text:tab/><text:tab/><text:tab/>dato: </text:span><text:span text:style-name="T153">integer</text:span><text:span text:style-name="T238">): </text:span><text:span text:style-name="T153">boolean</text:span><text:span text:style-name="T238">;</text:span></text:p>
      <text:p text:style-name="P102"><text:tab/><text:tab/><text:span text:style-name="T150">Var</text:span></text:p>
      <text:p text:style-name="P103"><text:span text:style-name="T150"><text:tab/><text:tab/><text:tab/></text:span><text:span text:style-name="T129">pos: <text:s/></text:span><text:span text:style-name="T146">integer</text:span><text:span text:style-name="T127">;</text:span></text:p>
      <text:p text:style-name="P103"><text:tab/><text:tab/><text:span text:style-name="T147">Begin</text:span></text:p>
      <text:p text:style-name="P103"><text:tab/><text:tab/><text:tab/><text:span text:style-name="T245">pos:= 1;</text:span></text:p>
      <text:p text:style-name="P178"><text:tab/><text:tab/><text:tab/>//<text:span text:style-name="T246">siempre tengo que preguntar primero si estoy en una posición válida del arreglo</text:span></text:p>
      <text:p text:style-name="P178"><text:tab/><text:tab/><text:tab/>//<text:span text:style-name="T246">y después por que el elemento sea menor al buscado</text:span></text:p>
      <text:p text:style-name="P103"><text:tab/><text:tab/><text:tab/><text:span text:style-name="T150">while</text:span><text:span text:style-name="T230"> </text:span><text:span text:style-name="T231">(</text:span><text:span text:style-name="T246">pos &lt;= dL</text:span><text:span text:style-name="T231">) </text:span><text:span text:style-name="T148">and</text:span><text:span text:style-name="T231"> </text:span><text:span text:style-name="T246">(vec[pos] &lt; dato )</text:span><text:span text:style-name="T230"> <text:s/></text:span><text:span text:style-name="T150">do begin</text:span></text:p>
      <text:p text:style-name="P103"><text:span text:style-name="T129"><text:tab/><text:tab/><text:tab/><text:tab/></text:span><text:span text:style-name="T130">pos:= pos + 1;</text:span></text:p>
      <text:p text:style-name="P103"><text:tab/><text:tab/><text:tab/><text:span text:style-name="T147">end</text:span><text:span text:style-name="T230">;</text:span></text:p>
      <text:p text:style-name="P103"><text:tab/><text:tab/><text:tab/><text:span text:style-name="T246">buscarOrdenadoMejorado:= ((pos &lt;= dL) and (vec[pos] = dato))</text:span></text:p>
      <text:p text:style-name="P68"><text:span text:style-name="T153"><text:tab/><text:tab/></text:span><text:span text:style-name="T151">End</text:span><text:span text:style-name="T153">;</text:span></text:p>
      <text:p text:style-name="P110"><text:tab/><text:tab/></text:p>
      <text:p text:style-name="P69"><text:span text:style-name="T238"><text:tab/><text:tab/></text:span><text:span text:style-name="T154">Procedure</text:span><text:span text:style-name="T238"> </text:span><text:span text:style-name="T239">buscar</text:span><text:span text:style-name="T241">O</text:span><text:span text:style-name="T240">rdenado</text:span><text:span text:style-name="T243">Dicotomica</text:span><text:span text:style-name="T238">(</text:span><text:span text:style-name="T244">var </text:span><text:span text:style-name="T238">vec: vec_numeros; dL: </text:span><text:span text:style-name="T153">integer</text:span><text:span text:style-name="T238">; <text:s/></text:span><text:span text:style-name="T244">ok: </text:span><text:span text:style-name="T153">boolean</text:span><text:span text:style-name="T131">;</text:span><text:span text:style-name="T153"> </text:span></text:p>
      <text:p text:style-name="P67"><text:span text:style-name="T238"><text:tab/><text:tab/><text:tab/><text:tab/><text:tab/><text:tab/><text:tab/>dato: </text:span><text:span text:style-name="T153">integer</text:span><text:span text:style-name="T238">);</text:span></text:p>
      <text:p text:style-name="P104"><text:tab/><text:tab/><text:span text:style-name="T150">Var</text:span></text:p>
      <text:p text:style-name="P105"><text:tab/><text:tab/><text:tab/><text:span text:style-name="T247">pri, ult, medio: <text:s/></text:span><text:span text:style-name="T146">integer</text:span><text:span text:style-name="T127">;</text:span></text:p>
      <text:p text:style-name="P104"><text:tab/><text:tab/><text:span text:style-name="T147">Begin</text:span></text:p>
      <text:p text:style-name="P104"><text:tab/><text:tab/><text:tab/><text:span text:style-name="T247">pri:= 1; ult:= dimL; medio:= (pri + ult) div 2;</text:span></text:p>
      <text:p text:style-name="P104"><text:tab/><text:tab/><text:tab/><text:span text:style-name="T247">while (pri &lt;= ult) and (dato &lt;&gt; vec[medio]) do</text:span></text:p>
      <text:p text:style-name="P104"><text:tab/><text:tab/><text:tab/><text:tab/><text:span text:style-name="T247">if (dato &lt; vec[medio]) then</text:span></text:p>
      <text:p text:style-name="P104"><text:tab/><text:tab/><text:tab/><text:tab/><text:tab/><text:span text:style-name="T247">ult:= medio – 1;</text:span></text:p>
      <text:p text:style-name="P104"><text:tab/><text:tab/><text:tab/><text:tab/><text:span text:style-name="T247">else</text:span></text:p>
      <text:p text:style-name="P104"><text:tab/><text:tab/><text:tab/><text:tab/><text:tab/><text:span text:style-name="T248">pri:= medio + 1;</text:span></text:p>
      <text:p text:style-name="P104"><text:tab/><text:tab/><text:tab/><text:tab/><text:span text:style-name="T248">medio:= (pri + ult) div 2;</text:span></text:p>
      <text:p text:style-name="P104"><text:tab/><text:tab/><text:tab/><text:span text:style-name="T248">end;</text:span></text:p>
      <text:p text:style-name="P104"><text:tab/><text:tab/><text:tab/><text:span text:style-name="T248">ok:= ((pri &lt;= ult) and (dato = vec[medio]));</text:span></text:p>
      <text:p text:style-name="P66"><text:span text:style-name="T238"><text:tab/><text:tab/></text:span><text:span text:style-name="T151">End</text:span><text:span text:style-name="T238">;</text:span></text:p>
      <text:p text:style-name="P8"><text:tab/></text:p>
      <text:p text:style-name="P9"><text:tab/><text:tab/></text:p>
      <text:p text:style-name="P172">Alocaciones de memoria</text:p>
      <text:p text:style-name="P74">Hacen referencia a como se asigna y administra la memoria durante la ejecución de un programa.</text:p>
      <text:p text:style-name="P157"><text:span text:style-name="T1"><text:tab/></text:span><text:span text:style-name="T33">Alocación Estática </text:span><text:span text:style-name="T37">(stack) → </text:span><text:span text:style-name="T33">Variables estáticas.</text:span></text:p>
      <text:p text:style-name="P111"><text:tab/><text:tab/>- Las estructuras de datos son almacenas estáticamente en la memoria física del <text:tab/><text:tab/><text:tab/>ordenador.</text:p>
      <text:p text:style-name="P111"><text:tab/><text:tab/>- El espacio de memoria se reserva con anticipación y no cambia durante la ejecución del <text:tab/><text:tab/>programa.</text:p>
      <text:p text:style-name="P111"><text:tab/><text:tab/>- Esto permite una comprobación de tipos en tiempo de ejecución.</text:p>
      <text:p text:style-name="P141"><text:span text:style-name="T206"><text:tab/><text:tab/></text:span><text:span text:style-name="T207">Ocupación → <text:s/>char (1byte), boolean(1byte), integer(4bytes), real(8bytes), <text:tab/><text:tab/><text:tab/><text:tab/><text:tab/><text:tab/>string(tamaño+1byte), subrango(depende del tipo), registro(suma de sus <text:tab/><text:tab/><text:tab/><text:tab/>campos), arreglos(dimF * tipo de elemento), puntero(4bytes).</text:span></text:p>
      <text:p text:style-name="P112"/>
      <text:p text:style-name="P157"><text:span text:style-name="T81"><text:tab/></text:span><text:span text:style-name="T33">Alocación Dinámica </text:span><text:span text:style-name="T37">(heap) → </text:span><text:span text:style-name="T33">Variables dinámicas.</text:span></text:p>
      <text:p text:style-name="P141"><text:span text:style-name="T223"><text:tab/><text:tab/>-</text:span><text:span text:style-name="T206"> Los espacios de memorias asignados a las variables dinámicas se reservan y se liberan <text:tab/><text:tab/><text:tab/>durante la ejecución del programa.</text:span></text:p>
      <text:p text:style-name="P111"><text:tab/><text:tab/>- No hay espacio de memoria reservado.</text:p>
      <text:p text:style-name="P111"><text:tab/><text:tab/>- Tienen flexibilidad ya que las estructuras (dinámicas) pueden crecer o decrecer durante la <text:tab/><text:tab/>ejecución del programa.</text:p>
      <text:p text:style-name="P141"><text:span text:style-name="T206"><text:tab/><text:tab/>- </text:span><text:span text:style-name="T208">Es responsabilidad del programador administrar y liberar adecuadamente la memoria.</text:span></text:p>
      <text:p text:style-name="P113"><text:tab/><text:tab/></text:p>
      <text:p text:style-name="P94"/>
      <text:p text:style-name="P170">Punteros</text:p>
      <text:p text:style-name="P33"><text:span text:style-name="T11">Tipo de datos</text:span><text:span text:style-name="T10"> → </text:span><text:span text:style-name="T11">Simple</text:span><text:span text:style-name="T12"> </text:span><text:span text:style-name="T13">(d</text:span><text:span text:style-name="T11">ef por el </text:span><text:span text:style-name="T16">usuario)</text:span><text:span text:style-name="T11"> </text:span><text:span text:style-name="T10">→ </text:span><text:span text:style-name="T11">Puntero</text:span></text:p>
      <text:p text:style-name="P33"><text:span text:style-name="T33">Variable estática <text:s/>que </text:span><text:span text:style-name="T37">almacena la dirección en memoria de otra variable</text:span><text:span text:style-name="T33"> (llamada variable dinámica).</text:span></text:p>
      <text:p text:style-name="P38"><text:span text:style-name="T105">•</text:span><text:span text:style-name="T101"> </text:span><text:span text:style-name="T77">Valores posibles <text:s/>de un puntero: NIL y </text:span><text:span text:style-name="T83">dirección</text:span><text:span text:style-name="T77"> de memoria dinámica.</text:span></text:p>
      <text:p text:style-name="P38"><text:span text:style-name="T77"><text:tab/></text:span><text:span text:style-name="T83">NIL: Libera la conexión que existe entre la variable y la posición de memoria que ya no se puede <text:tab/>utilizar ni referenciar.</text:span></text:p>
      <text:p text:style-name="P38"><text:soft-page-break/><text:span text:style-name="T180">•</text:span><text:span text:style-name="T77"> Los punteros (en stack) pueden apuntar solamente a variables dinámicas, es decir, a datos que están almacenados en memoria dinámica (heap). </text:span></text:p>
      <text:p text:style-name="P38"><text:span text:style-name="T180">•</text:span><text:span text:style-name="T101"> </text:span><text:span text:style-name="T77">Cada variable de tipo puntero puede apuntar a un único tipo de dato (en heap) cualquiera sea, incluso tipos estructurados.</text:span></text:p>
      <text:p text:style-name="P71"/>
      <text:p text:style-name="P61"/>
      <text:p text:style-name="P130"><text:span text:style-name="T186">Alocación</text:span> Estática (STACK)</text:p>
      <text:p text:style-name="P130"><text:span text:style-name="T186">Alocación</text:span> Dinámica (HEAP)</text:p>
      <text:p text:style-name="P130"/>
      <text:p text:style-name="P137">Consideraciones<text:span text:style-name="T205">: </text:span></text:p>
      <text:p text:style-name="P88"><text:tab/>→ Una variable de tipo puntero ocupa una cantidad de memoria fija (bytes), independientemente <text:tab/>del tipo de dato al que apunte.</text:p>
      <text:p text:style-name="P88"><text:tab/>→ Una variable de tipo puntero puede reservar y liiberar memoria durante la ejecución del <text:tab/>programa.</text:p>
      <text:p text:style-name="P88"><text:tab/><text:tab/>- Un dato referenciado o apuntado, no tiene memoria asignada, o lo que es lo mismo, no <text:tab/><text:tab/>existe inicialmente espacio reservado en memoria para ese dato.</text:p>
      <text:p text:style-name="P13"/>
      <text:p text:style-name="P135">Operaciones Permitidas</text:p>
      <text:p text:style-name="P33"><text:span text:style-name="T121"><text:tab/>1. </text:span><text:span text:style-name="T118">Creación de una variable puntero.</text:span></text:p>
      <text:p text:style-name="P139"><text:tab/>- <text:span text:style-name="T249">Se reserva una dirección de memoria dinámica (enlazamos) libre para poder asignarle contenidos <text:tab/>a la dirección que contiene la variable de tipo puntero.</text:span></text:p>
      <text:p text:style-name="P140"><text:tab/><text:tab/>→ new(variableTipoPuntero): <text:s/>“variableTipoPuntero” es el parámetro que recibe la <text:tab/><text:tab/><text:tab/>operación “new”.</text:p>
      <text:p text:style-name="P138"><text:tab/><text:tab/></text:p>
      <text:p text:style-name="P33"><text:span text:style-name="T77"><text:tab/>2. </text:span><text:span text:style-name="T101">Eliminación de la variable referenciada</text:span></text:p>
      <text:p text:style-name="P61"><text:tab/>- <text:span text:style-name="T249">Implica liberar la memoria dinámica que contenía la variable de tipo puntero. </text:span><text:span text:style-name="T250">Cortamos el enlace <text:tab/>con la memoria dinámica y liberamos la memoria para que quede disponible.</text:span></text:p>
      <text:p text:style-name="P61"><text:tab/><text:tab/>→ <text:span text:style-name="T249">dispose(variableTipoPutntero).</text:span></text:p>
      <text:p text:style-name="P33"><text:span text:style-name="T33"><text:tab/></text:span><text:span text:style-name="T77">3. </text:span><text:span text:style-name="T101">Asignación </text:span><text:span text:style-name="T103">a un puntero</text:span></text:p>
      <text:p text:style-name="P61"><text:tab/>-Entre variables punteros ( p:= q ).</text:p>
      <text:p text:style-name="P73"><text:tab/><text:tab/>→ <text:span text:style-name="T250">apuntan a la misma dirección de memoria dinámica </text:span><text:span text:style-name="T269">(le asigno la dirección de la variable <text:tab/><text:tab/>de memoria dinámica)</text:span><text:span text:style-name="T250">.</text:span></text:p>
      <text:p text:style-name="P73"><text:tab/><text:tab/>→ <text:span text:style-name="T269">se pierde el valor de la variable que es pisada, dejando basura en la dirección de <text:tab/><text:tab/><text:tab/>memoria dinámica.</text:span></text:p>
      <text:p text:style-name="P118"><text:tab/><text:tab/>→ cualquier cambio que sufra cualquiera de las dos variables se verá reflejada en la otra.</text:p>
      <text:p text:style-name="P61"><text:tab/><text:tab/>→ <text:span text:style-name="T251">de igual modo </text:span><text:span text:style-name="T269">que </text:span><text:span text:style-name="T251">se manejan los parámetros por referencia.</text:span></text:p>
      <text:p text:style-name="P61"><text:tab/>-A la variable referenciada ( p^:= q^ ).</text:p>
      <text:p text:style-name="P61"><text:tab/>-Asignar (nil). <text:span text:style-name="T249">Implica cortar el enlace que existe con la memoria dinámica. </text:span><text:span text:style-name="T250">Pero la </text:span><text:span text:style-name="T249"><text:s/>misma <text:tab/><text:tab/></text:span><text:span text:style-name="T250">sigue</text:span><text:span text:style-name="T249"> ocupada </text:span><text:span text:style-name="T250">aunque ya no se pueda acceder</text:span><text:span text:style-name="T249">. </text:span><text:span text:style-name="T250">Solo se libera esa memoria una vez que <text:tab/><text:tab/><text:tab/>termine la ejecución del programa (garbage collector).</text:span></text:p>
      <text:p text:style-name="P33"><text:span text:style-name="T77"><text:tab/>4. </text:span><text:span text:style-name="T101">Acceso a la información (^) de la variable referenciada</text:span></text:p>
      <text:p text:style-name="P33"><text:span text:style-name="T104"><text:tab/></text:span><text:span text:style-name="T81">- </text:span><text:span text:style-name="T82">Implica acceder al contenido que contiene la dirección de memoria que tiene una variable de tipo <text:tab/>puntero.</text:span></text:p>
      <text:p text:style-name="P114"><text:tab/><text:tab/>→ </text:p>
      <text:p text:style-name="P46"><text:span text:style-name="T33"><text:tab/></text:span><text:span text:style-name="T77">5. </text:span><text:span text:style-name="T101">Comparación de una variable puntero </text:span></text:p>
      <text:p text:style-name="P61"><text:tab/>-Igualdad (p = q) → <text:span text:style-name="T252">comparamos si apuntan a la misma dirección de memoria dinámica.</text:span></text:p>
      <text:p text:style-name="P135">Operaciones No Permitidas</text:p>
      <text:p text:style-name="P33"><text:span text:style-name="T77"><text:tab/>1. </text:span><text:span text:style-name="T101">Lectura:</text:span><text:span text:style-name="T77"> No se permite hacer read sobre una variable tipo puntero.</text:span></text:p>
      <text:p text:style-name="P33"><text:span text:style-name="T77"><text:tab/>2. </text:span><text:span text:style-name="T101">Impresión:</text:span><text:span text:style-name="T77"> No se permite hacer write sobre una variable tipo puntero.</text:span></text:p>
      <text:p text:style-name="P33"><text:span text:style-name="T77"><text:tab/>3. </text:span><text:span text:style-name="T101">Asignación:</text:span><text:span text:style-name="T77"> No se permite asignar una dirección a una variable tipo puntero.</text:span></text:p>
      <text:p text:style-name="P33"><text:span text:style-name="T77"><text:tab/>4. </text:span><text:span text:style-name="T101">Comparación:</text:span><text:span text:style-name="T77"> No se permite comparar por mayor o menor la variable tipo puntero.</text:span></text:p>
      <text:p text:style-name="P61"/>
      <text:p text:style-name="P8"/>
      <text:p text:style-name="P171">Listas</text:p>
      <text:p text:style-name="P48"><text:span text:style-name="T11">Tipo de datos</text:span><text:span text:style-name="T10"> </text:span><text:span text:style-name="T12">→</text:span><text:span text:style-name="T10"> </text:span><text:span text:style-name="T15">Compuesto </text:span><text:span text:style-name="T13">(def por el usuari</text:span><text:span text:style-name="T14">o</text:span><text:span text:style-name="T13">)</text:span><text:span text:style-name="T12"> → </text:span><text:span text:style-name="T11">Listas</text:span></text:p>
      <text:p text:style-name="P89">- Colección de nodos, donde cada uno contiene un elemento y la dirección de memoria del siguiente.</text:p>
      <text:p text:style-name="P89">- Cada nodo de la lista se representa con un puntero, que apunta a un dato (elemento de la lista) y a una dirección (donde se ubica el siguiente elemento de la lista).</text:p>
      <text:p text:style-name="P89">- Toda lista tiene un nodo inicial</text:p>
      <text:p text:style-name="P144"><text:span text:style-name="T52">- Los elementos que la componen </text:span><text:span text:style-name="T53">pueden no ocupar posiciones contiguas de memoria</text:span><text:span text:style-name="T52">. Es decir pueden aparecer </text:span><text:span text:style-name="T63">dispersos en la memoria</text:span><text:span text:style-name="T52">, pero </text:span><text:span text:style-name="T63">mantienen un orden lógico interno</text:span><text:span text:style-name="T52"> y es de </text:span><text:span text:style-name="T63">acceso secuencial</text:span><text:span text:style-name="T52">.</text:span></text:p>
      <text:p text:style-name="P90"><text:soft-page-break/>- Cada vez que se necesite agregar un nodo se deberá reservar espacio en memoria dinámica (new) y cuando se quiera eliminar un nodo se debe liberar la memoria dinámica (dispose).</text:p>
      <text:p text:style-name="P130"/>
      <text:p text:style-name="P135">Características<text:span text:style-name="T205">: </text:span></text:p>
      <text:p text:style-name="P80"><text:tab/></text:p>
      <text:p text:style-name="P49"><text:span text:style-name="T77"><text:tab/></text:span><text:span text:style-name="T106">•</text:span><text:span text:style-name="T85"> </text:span><text:span text:style-name="T86">Homogénea: los elementos son todos del mismo tipo</text:span></text:p>
      <text:p text:style-name="P49"><text:span text:style-name="T86"><text:tab/></text:span><text:span text:style-name="T106">•</text:span><text:span text:style-name="T86"> Dinámica: La cantidad de nodos puede variar durante la ejecución</text:span></text:p>
      <text:p text:style-name="P49"><text:span text:style-name="T86"><text:tab/></text:span><text:span text:style-name="T106">•</text:span><text:span text:style-name="T86"> Lineal: cada nodo tiene un único antecesor y sucesor.</text:span></text:p>
      <text:p text:style-name="P90"/>
      <text:p text:style-name="P33"><text:span text:style-name="T45">Operaciones:</text:span><text:span text:style-name="T77"> </text:span></text:p>
      <text:p text:style-name="P50"><text:span text:style-name="T77"><text:tab/></text:span><text:span text:style-name="T139">Program</text:span><text:span text:style-name="T95"> uno;</text:span></text:p>
      <text:p text:style-name="P50"><text:span text:style-name="T95"><text:tab/></text:span><text:span text:style-name="T139">TYPE</text:span></text:p>
      <text:p text:style-name="P117"><text:tab/><text:tab/>listaDeEnteros = ^datosEnteros;</text:p>
      <text:p text:style-name="P50"><text:span text:style-name="T95"><text:tab/><text:tab/>datosEnteros = </text:span><text:span text:style-name="T139">record</text:span></text:p>
      <text:p text:style-name="P50"><text:span text:style-name="T95"><text:tab/><text:tab/><text:tab/></text:span><text:span text:style-name="T96">dato</text:span><text:span text:style-name="T95">: </text:span><text:span text:style-name="T139">integer</text:span><text:span text:style-name="T95">;</text:span></text:p>
      <text:p text:style-name="P117"><text:tab/><text:tab/><text:tab/>sig: listaDeEnteros;</text:p>
      <text:p text:style-name="P50"><text:span text:style-name="T95"><text:tab/><text:tab/></text:span><text:span text:style-name="T139">end</text:span><text:span text:style-name="T95">;</text:span></text:p>
      <text:p text:style-name="P50"><text:span text:style-name="T95"><text:tab/></text:span><text:span text:style-name="T139">VAR</text:span></text:p>
      <text:p text:style-name="P117"><text:tab/><text:tab/>pri: listaDeEnteros;</text:p>
      <text:p text:style-name="P61"/>
      <text:p text:style-name="P33"><text:span text:style-name="T77"><text:tab/></text:span><text:span text:style-name="T38">Creación → </text:span><text:span text:style-name="T87">Significa generar una lista que no tiene elementos (que no tenga una dirección inicial).</text:span></text:p>
      <text:p text:style-name="P33"><text:span text:style-name="T87"><text:tab/><text:tab/></text:span><text:span text:style-name="T137">Procedure </text:span><text:span text:style-name="T125">crear(</text:span><text:span text:style-name="T137">var</text:span><text:span text:style-name="T125"> l: listaDeEnteros);</text:span></text:p>
      <text:p text:style-name="P33"><text:span text:style-name="T125"><text:tab/><text:tab/></text:span><text:span text:style-name="T137">Begin</text:span></text:p>
      <text:p text:style-name="P33"><text:span text:style-name="T88"><text:tab/><text:tab/><text:tab/></text:span><text:span text:style-name="T93">l</text:span><text:span text:style-name="T88">:= </text:span><text:span text:style-name="T137">nil</text:span><text:span text:style-name="T88">;</text:span></text:p>
      <text:p text:style-name="P15"><text:tab/><text:tab/>End;</text:p>
      <text:p text:style-name="P75"/>
      <text:p text:style-name="P166"><text:span text:style-name="T65"><text:tab/>Agregar nodos al comienzo → </text:span><text:span text:style-name="T89">Implica generar un nuevo nodo y agregarlo como primer elemento <text:tab/>de la lista.</text:span></text:p>
      <text:p text:style-name="P153"><text:span text:style-name="T54"><text:tab/><text:tab/></text:span><text:span text:style-name="T141">Procedure</text:span><text:span text:style-name="T54"> AgregarAdelante (</text:span><text:span text:style-name="T141">var</text:span><text:span text:style-name="T54"> </text:span><text:span text:style-name="T55">l</text:span><text:span text:style-name="T54">: lista</text:span><text:span text:style-name="T55">DeEnteros</text:span><text:span text:style-name="T54">; </text:span><text:span text:style-name="T55">n</text:span><text:span text:style-name="T54">: </text:span><text:span text:style-name="T142">integer</text:span><text:span text:style-name="T54">);</text:span></text:p>
      <text:p text:style-name="P145"><text:span text:style-name="T47"><text:tab/><text:tab/></text:span><text:span text:style-name="T145">Var</text:span></text:p>
      <text:p text:style-name="P55"><text:tab/><text:tab/><text:tab/>nodo: lista<text:span text:style-name="T254">DeEnteros</text:span>;</text:p>
      <text:p text:style-name="P145"><text:span text:style-name="T47"><text:tab/><text:tab/></text:span><text:span text:style-name="T145">Begin</text:span></text:p>
      <text:p text:style-name="P145"><text:span text:style-name="T47"><text:tab/><text:tab/><text:tab/></text:span><text:span text:style-name="T145">new</text:span><text:span text:style-name="T47">(nodo);<text:tab/>//</text:span><text:span text:style-name="T51">genero espacio en memoria dinámica para “datosEnteros” </text:span></text:p>
      <text:p text:style-name="P55"><text:s/><text:tab/><text:tab/><text:tab/>nodo^.<text:span text:style-name="T254">dato</text:span>:= <text:span text:style-name="T254">n</text:span>;<text:tab/><text:tab/>//<text:span text:style-name="T256">cargo los datos</text:span></text:p>
      <text:p text:style-name="P55"><text:tab/><text:tab/><text:tab/>nodo^.sig:= <text:span text:style-name="T254">l</text:span>;<text:tab/><text:tab/>//<text:span text:style-name="T256">enlazo los nodos</text:span></text:p>
      <text:p text:style-name="P55"><text:tab/><text:tab/><text:tab/><text:span text:style-name="T256">l:= nodo;<text:tab/>//actualizo el nuevo primer nodo</text:span></text:p>
      <text:p text:style-name="P153"><text:span text:style-name="T54"><text:tab/><text:tab/></text:span><text:span text:style-name="T141">End</text:span><text:span text:style-name="T54">.</text:span></text:p>
      <text:p text:style-name="P76"><text:tab/><text:tab/></text:p>
      <text:p text:style-name="P77"><text:tab/><text:tab/></text:p>
      <text:p text:style-name="P167"><text:span text:style-name="T65"><text:tab/>Recorrido → </text:span><text:span text:style-name="T88">Implica posicionarse al comienzo de la lista y a partir de allí ir “pasando” por cada <text:tab/>elemento de la misma hasta llegar al final.</text:span></text:p>
      <text:p text:style-name="P145"><text:span text:style-name="T52"><text:tab/><text:tab/></text:span><text:span text:style-name="T140">Procedure</text:span><text:span text:style-name="T52"> Recorrido (l: </text:span><text:span text:style-name="T57">listaDeEnteros</text:span><text:span text:style-name="T52">);</text:span></text:p>
      <text:p text:style-name="P145"><text:span text:style-name="T52"><text:tab/><text:tab/></text:span><text:span text:style-name="T140">Begin</text:span></text:p>
      <text:p text:style-name="P145"><text:span text:style-name="T52"><text:tab/><text:tab/><text:tab/></text:span><text:span text:style-name="T140">while</text:span><text:span text:style-name="T63"> </text:span><text:span text:style-name="T52">(l &lt;&gt; nil) </text:span><text:span text:style-name="T140">do begin</text:span></text:p>
      <text:p text:style-name="P81"><text:tab/><text:tab/><text:tab/><text:tab/>….</text:p>
      <text:p text:style-name="P81"><text:tab/><text:tab/><text:tab/><text:tab/>l:= l^.sig</text:p>
      <text:p text:style-name="P145"><text:span text:style-name="T52"><text:tab/><text:tab/><text:tab/></text:span><text:span text:style-name="T140">end;</text:span></text:p>
      <text:p text:style-name="P145"><text:span text:style-name="T52"><text:tab/><text:tab/></text:span><text:span text:style-name="T140">End.</text:span><text:span text:style-name="T52"><text:tab/></text:span></text:p>
      <text:p text:style-name="P10"/>
      <text:p text:style-name="P166"><text:span text:style-name="T65"><text:tab/>Agregar nodos al final → </text:span><text:span text:style-name="T90">Implica generar un nuevo nodo y agregarlo como último elemento de la <text:tab/>lista</text:span></text:p>
      <text:p text:style-name="P166"><text:span text:style-name="T90"><text:tab/></text:span><text:span text:style-name="T94">Con puntero al último: </text:span></text:p>
      <text:p text:style-name="P168"><text:span text:style-name="T90"><text:tab/><text:tab/></text:span><text:span text:style-name="T138">Procedure</text:span><text:span text:style-name="T90"> AgregarAtras ( </text:span><text:span text:style-name="T138">var</text:span><text:span text:style-name="T90"> l, </text:span><text:span text:style-name="T92">ult</text:span><text:span text:style-name="T90">: lista</text:span><text:span text:style-name="T91">DeEnteros</text:span><text:span text:style-name="T90">; </text:span><text:span text:style-name="T91">n</text:span><text:span text:style-name="T90">: </text:span><text:span text:style-name="T91">integer</text:span><text:span text:style-name="T90">);</text:span></text:p>
      <text:p text:style-name="P146"><text:span text:style-name="T52"><text:tab/><text:tab/></text:span><text:span text:style-name="T140">Var</text:span></text:p>
      <text:p text:style-name="P82"><text:tab/><text:tab/><text:tab/>nodo: lista<text:span text:style-name="T255">DeEnteros</text:span>;</text:p>
      <text:p text:style-name="P146"><text:span text:style-name="T52"><text:tab/><text:tab/></text:span><text:span text:style-name="T140">Beign</text:span></text:p>
      <text:p text:style-name="P146"><text:span text:style-name="T52"><text:tab/><text:tab/><text:tab/></text:span><text:span text:style-name="T140">new</text:span><text:span text:style-name="T52">(nodo);</text:span></text:p>
      <text:p text:style-name="P82"><text:tab/><text:tab/><text:tab/>nodo^.dato:= <text:span text:style-name="T255">n</text:span>;</text:p>
      <text:p text:style-name="P82"><text:tab/><text:tab/><text:tab/>nodo^.sig:= <text:span text:style-name="T136">nil</text:span>;</text:p>
      <text:p text:style-name="P82"><text:tab/><text:tab/><text:tab/><text:span text:style-name="T155">if</text:span><text:span text:style-name="T257"> (l = </text:span><text:span text:style-name="T155">nil</text:span><text:span text:style-name="T257">) </text:span><text:span text:style-name="T155">then</text:span><text:span text:style-name="T257"><text:tab/><text:tab/>//si la lista está vacía</text:span></text:p>
      <text:p text:style-name="P82"><text:tab/><text:tab/><text:tab/><text:tab/><text:span text:style-name="T257">l:= nodo</text:span></text:p>
      <text:p text:style-name="P82"><text:tab/><text:tab/><text:tab/><text:span text:style-name="T155">else</text:span></text:p>
      <text:p text:style-name="P82"><text:tab/><text:tab/><text:tab/><text:tab/><text:span text:style-name="T257">ult^.sig:= nodo;<text:tab/><text:tab/>//realizo enlace con el nuevo creado</text:span></text:p>
      <text:p text:style-name="P82"><text:soft-page-break/><text:tab/><text:tab/><text:tab/><text:span text:style-name="T257">ult:= nodo<text:tab/><text:tab/>//ult apuntará al nuevo nodo creado (actualización de ult)</text:span></text:p>
      <text:p text:style-name="P146"><text:span text:style-name="T56"><text:tab/><text:tab/></text:span><text:span text:style-name="T143">End</text:span><text:span text:style-name="T56">.</text:span></text:p>
      <text:p text:style-name="P146"><text:span text:style-name="T56"/></text:p>
      <text:p text:style-name="P184"><text:span text:style-name="T90"><text:tab/></text:span><text:span text:style-name="T94">Sin puntero al último: </text:span></text:p>
      <text:p text:style-name="P184"><text:span text:style-name="T90"><text:tab/><text:tab/></text:span><text:span text:style-name="T138">Procedure</text:span><text:span text:style-name="T90"> AgregarAtras ( </text:span><text:span text:style-name="T138">var</text:span><text:span text:style-name="T90"> </text:span><text:span text:style-name="T94">nodoInicial</text:span><text:span text:style-name="T90">: lista</text:span><text:span text:style-name="T91">DeEnteros</text:span><text:span text:style-name="T90">; </text:span><text:span text:style-name="T91">n</text:span><text:span text:style-name="T90">: </text:span><text:span text:style-name="T91">integer</text:span><text:span text:style-name="T90">);</text:span></text:p>
      <text:p text:style-name="P186"><text:span text:style-name="T52"><text:tab/><text:tab/></text:span><text:span text:style-name="T140">Var</text:span></text:p>
      <text:p text:style-name="P188"><text:tab/><text:tab/><text:tab/><text:span text:style-name="T271">nodoActual, nodoNuevo</text:span>: lista<text:span text:style-name="T255">DeEnteros</text:span>;</text:p>
      <text:p text:style-name="P186"><text:span text:style-name="T52"><text:tab/><text:tab/></text:span><text:span text:style-name="T140">Beign</text:span></text:p>
      <text:p text:style-name="P186"><text:span text:style-name="T52"><text:tab/><text:tab/><text:tab/></text:span><text:span text:style-name="T140">new</text:span><text:span text:style-name="T52">(</text:span><text:span text:style-name="T61">nodoNuevo</text:span><text:span text:style-name="T52">);</text:span></text:p>
      <text:p text:style-name="P188"><text:tab/><text:tab/><text:tab/>nodo<text:span text:style-name="T271">Nuevo</text:span>^.dato:= <text:span text:style-name="T255">n</text:span>;</text:p>
      <text:p text:style-name="P188"><text:tab/><text:tab/><text:tab/>nodo<text:span text:style-name="T271">Nuevo</text:span>^.sig:= <text:span text:style-name="T136">nil</text:span>;</text:p>
      <text:p text:style-name="P188"><text:tab/><text:tab/></text:p>
      <text:p text:style-name="P188"><text:tab/><text:tab/><text:tab/><text:span text:style-name="T163">if</text:span><text:span text:style-name="T271"> (nodoInicial &lt;&gt; </text:span><text:span text:style-name="T163">nil</text:span><text:span text:style-name="T271">) </text:span><text:span text:style-name="T163">then</text:span></text:p>
      <text:p text:style-name="P188"><text:tab/><text:tab/><text:tab/><text:tab/><text:span text:style-name="T271">nodoActual:= nodoInicial;</text:span></text:p>
      <text:p text:style-name="P188"><text:tab/><text:tab/><text:tab/><text:tab/><text:span text:style-name="T164">while</text:span><text:span text:style-name="T272"> (nodoActual^.sig &lt;&gt; </text:span><text:span text:style-name="T164">nil</text:span><text:span text:style-name="T272">) </text:span><text:span text:style-name="T164">do</text:span></text:p>
      <text:p text:style-name="P189"><text:tab/><text:tab/><text:tab/><text:tab/><text:tab/><text:span text:style-name="T272">nodoActual:= <text:s/>nodoActual^.sig;</text:span></text:p>
      <text:p text:style-name="P189"><text:tab/><text:tab/><text:tab/><text:tab/><text:span text:style-name="T272">nodoActual^.sig:= nodoNuevo;</text:span></text:p>
      <text:p text:style-name="P189"><text:tab/><text:tab/><text:tab/><text:span text:style-name="T164">else</text:span></text:p>
      <text:p text:style-name="P189"><text:tab/><text:tab/><text:tab/><text:tab/><text:span text:style-name="T272">nodoInicial:= nodoNuevo;</text:span></text:p>
      <text:p text:style-name="P188"><text:tab/><text:tab/><text:tab/></text:p>
      <text:p text:style-name="P187"><text:span text:style-name="T56"><text:tab/><text:tab/></text:span><text:span text:style-name="T143">End</text:span><text:span text:style-name="T56">.</text:span></text:p>
      <text:p text:style-name="P184"><text:span text:style-name="T94"><text:tab/><text:tab/></text:span></text:p>
      <text:p text:style-name="P78"/>
      <text:p text:style-name="P134"><text:tab/><text:span text:style-name="T259">Buscar un elemento en una lista → </text:span><text:span text:style-name="T213">Implica recorrer la lista desde el comienzo pasando nodo a <text:tab/><text:tab/>nodo hasta encontrar el elemento buscado o que se termine la lista.</text:span></text:p>
      <text:p text:style-name="P123"><text:span text:style-name="T195"><text:tab/><text:tab/></text:span><text:span text:style-name="T156">Function</text:span><text:span text:style-name="T195"> Buscar (l: lista; valor: </text:span><text:span text:style-name="T156">integer</text:span><text:span text:style-name="T195">): </text:span><text:span text:style-name="T156">boolean</text:span><text:span text:style-name="T195">;</text:span></text:p>
      <text:p text:style-name="P150"><text:span text:style-name="T52"><text:tab/><text:tab/></text:span><text:span text:style-name="T140">Var</text:span></text:p>
      <text:p text:style-name="P150"><text:span text:style-name="T52"><text:tab/><text:tab/><text:tab/></text:span><text:span text:style-name="T126">encontre</text:span><text:span text:style-name="T52">: </text:span><text:span text:style-name="T140">boolean</text:span><text:span text:style-name="T52">;</text:span></text:p>
      <text:p text:style-name="P150"><text:span text:style-name="T52"><text:tab/><text:tab/></text:span><text:span text:style-name="T140">Begin</text:span></text:p>
      <text:p text:style-name="P150"><text:span text:style-name="T52"><text:tab/><text:tab/><text:tab/></text:span><text:span text:style-name="T126">encotre</text:span><text:span text:style-name="T52">:= </text:span><text:span text:style-name="T140">false</text:span><text:span text:style-name="T52">;</text:span></text:p>
      <text:p text:style-name="P150"><text:span text:style-name="T52"><text:tab/><text:tab/><text:tab/></text:span><text:span text:style-name="T140">while</text:span><text:span text:style-name="T52"> (l &lt;&gt; nil) </text:span><text:span text:style-name="T140">and</text:span><text:span text:style-name="T52"> (not encontre) </text:span><text:span text:style-name="T140">do</text:span></text:p>
      <text:p text:style-name="P150"><text:span text:style-name="T52"><text:tab/><text:tab/><text:tab/><text:tab/></text:span><text:span text:style-name="T140">if</text:span><text:span text:style-name="T52"> (x = l^.datos) </text:span><text:span text:style-name="T140">then</text:span></text:p>
      <text:p text:style-name="P85"><text:tab/><text:tab/><text:tab/><text:tab/><text:tab/>encontre:= <text:span text:style-name="T136">true</text:span>;</text:p>
      <text:p text:style-name="P150"><text:span text:style-name="T52"><text:tab/><text:tab/><text:tab/><text:tab/></text:span><text:span text:style-name="T140">else</text:span></text:p>
      <text:p text:style-name="P85"><text:tab/><text:tab/><text:tab/><text:tab/><text:tab/>l:= l^.sig;</text:p>
      <text:p text:style-name="P85"><text:tab/><text:tab/><text:tab/><text:span text:style-name="T157">end</text:span><text:span text:style-name="T260">;</text:span></text:p>
      <text:p text:style-name="P85"><text:tab/><text:tab/><text:tab/>Buscar:= encontre;</text:p>
      <text:p text:style-name="P123"><text:span text:style-name="T195"><text:tab/><text:tab/></text:span><text:span text:style-name="T156">End</text:span><text:span text:style-name="T195">.</text:span></text:p>
      <text:p text:style-name="P79"/>
      <text:p text:style-name="P124"><text:span text:style-name="T195"><text:tab/><text:tab/></text:span><text:span text:style-name="T156">Function</text:span><text:span text:style-name="T195"> Buscar</text:span><text:span text:style-name="T196">Ordenado</text:span><text:span text:style-name="T195"> (l: lista; valor: </text:span><text:span text:style-name="T156">integer</text:span><text:span text:style-name="T195">): </text:span><text:span text:style-name="T156">boolean</text:span><text:span text:style-name="T195">;</text:span></text:p>
      <text:p text:style-name="P151"><text:span text:style-name="T52"><text:tab/><text:tab/></text:span><text:span text:style-name="T140">Var</text:span></text:p>
      <text:p text:style-name="P151"><text:span text:style-name="T52"><text:tab/><text:tab/><text:tab/></text:span><text:span text:style-name="T126">encontre</text:span><text:span text:style-name="T52">: </text:span><text:span text:style-name="T140">boolean</text:span><text:span text:style-name="T52">;</text:span></text:p>
      <text:p text:style-name="P151"><text:span text:style-name="T52"><text:tab/><text:tab/></text:span><text:span text:style-name="T140">Begin</text:span></text:p>
      <text:p text:style-name="P151"><text:span text:style-name="T52"><text:tab/><text:tab/><text:tab/></text:span><text:span text:style-name="T126">encotre</text:span><text:span text:style-name="T52">:= </text:span><text:span text:style-name="T140">false</text:span><text:span text:style-name="T52">;</text:span></text:p>
      <text:p text:style-name="P151"><text:span text:style-name="T52"><text:tab/><text:tab/><text:tab/></text:span><text:span text:style-name="T140">while</text:span><text:span text:style-name="T52"> (l &lt;&gt; nil) </text:span><text:span text:style-name="T140">and</text:span><text:span text:style-name="T52"> (</text:span><text:span text:style-name="T59">l^.dato &lt; valor</text:span><text:span text:style-name="T52">) </text:span><text:span text:style-name="T140">do</text:span></text:p>
      <text:p text:style-name="P86"><text:tab/><text:tab/><text:tab/><text:tab/>l:= l^.sig;</text:p>
      <text:p text:style-name="P86"><text:tab/><text:tab/><text:tab/><text:span text:style-name="T157">end</text:span><text:span text:style-name="T260">;</text:span></text:p>
      <text:p text:style-name="P86"><text:tab/><text:tab/><text:tab/><text:span text:style-name="T261">encontre = ((l &lt;&gt; nil) </text:span><text:span text:style-name="T158">and</text:span><text:span text:style-name="T261"> (l^.dato = valor));</text:span></text:p>
      <text:p text:style-name="P86"><text:tab/><text:tab/><text:tab/><text:span text:style-name="T262">BuscarOrdenado:= encontre;</text:span></text:p>
      <text:p text:style-name="P124"><text:span text:style-name="T195"><text:tab/><text:tab/></text:span><text:span text:style-name="T156">End</text:span><text:span text:style-name="T195">.</text:span></text:p>
      <text:p text:style-name="P79"/>
      <text:p text:style-name="P134"><text:tab/>Insertar <text:span text:style-name="T262">un elemento </text:span>→ <text:span text:style-name="T214">Se necesita que la estructura tenga un orden e implica agregar el <text:tab/>elemento a la lista de manera que la misma siga ordenada.</text:span></text:p>
      <text:p text:style-name="P147"><text:span text:style-name="T140"><text:tab/><text:tab/>Procedure</text:span><text:span text:style-name="T52"> Insertar</text:span><text:span text:style-name="T58">Ordenado</text:span><text:span text:style-name="T52">(</text:span><text:span text:style-name="T140">var</text:span><text:span text:style-name="T52"> l: lista</text:span><text:span text:style-name="T58">DeEnteros</text:span><text:span text:style-name="T52">; </text:span><text:span text:style-name="T58">n</text:span><text:span text:style-name="T52">: </text:span><text:span text:style-name="T144">integer</text:span><text:span text:style-name="T52">);</text:span></text:p>
      <text:p text:style-name="P148"><text:span text:style-name="T52"><text:tab/><text:tab/></text:span><text:span text:style-name="T140">Var</text:span></text:p>
      <text:p text:style-name="P84"><text:tab/><text:tab/><text:tab/>ant, nodo, act: lista<text:span text:style-name="T258">DeEnteros</text:span>;</text:p>
      <text:p text:style-name="P148"><text:span text:style-name="T52"><text:tab/><text:tab/></text:span><text:span text:style-name="T140">Begin</text:span></text:p>
      <text:p text:style-name="P148"><text:span text:style-name="T52"><text:tab/><text:tab/><text:tab/></text:span><text:span text:style-name="T140">new</text:span><text:span text:style-name="T52">(nodo);</text:span></text:p>
      <text:p text:style-name="P84"><text:tab/><text:tab/><text:tab/>nodo^.dato:= <text:span text:style-name="T258">n;</text:span></text:p>
      <text:p text:style-name="P84"><text:tab/><text:tab/><text:tab/>act:= l;</text:p>
      <text:p text:style-name="P148"><text:span text:style-name="T52"><text:tab/><text:tab/><text:tab/></text:span><text:span text:style-name="T140">while</text:span><text:span text:style-name="T52"> (act &lt;&gt; nil) </text:span><text:span text:style-name="T140">and</text:span><text:span text:style-name="T52"> (act^.datos &lt; </text:span><text:span text:style-name="T58">n</text:span><text:span text:style-name="T52">) </text:span><text:span text:style-name="T140">do begin</text:span></text:p>
      <text:p text:style-name="P84"><text:tab/><text:tab/><text:tab/><text:tab/>ant:= act;</text:p>
      <text:p text:style-name="P84"><text:soft-page-break/><text:tab/><text:tab/><text:tab/><text:tab/>act:=act^.sig;</text:p>
      <text:p text:style-name="P148"><text:span text:style-name="T52"><text:tab/><text:tab/><text:tab/></text:span><text:span text:style-name="T140">end;</text:span></text:p>
      <text:p text:style-name="P148"><text:span text:style-name="T52"><text:tab/><text:tab/><text:tab/></text:span><text:span text:style-name="T140">if</text:span><text:span text:style-name="T52"> (act = l) </text:span><text:span text:style-name="T140">then</text:span></text:p>
      <text:p text:style-name="P84"><text:tab/><text:tab/><text:tab/><text:tab/>l:= nodo;</text:p>
      <text:p text:style-name="P148"><text:span text:style-name="T52"><text:tab/><text:tab/><text:tab/></text:span><text:span text:style-name="T140">else</text:span></text:p>
      <text:p text:style-name="P84"><text:tab/><text:tab/><text:tab/><text:tab/>ant^.sig:= nodo;</text:p>
      <text:p text:style-name="P84"><text:tab/><text:tab/><text:tab/>nodo^.sig:= act;</text:p>
      <text:p text:style-name="P148"><text:span text:style-name="T52"><text:tab/><text:tab/></text:span><text:span text:style-name="T140">End;</text:span></text:p>
      <text:p text:style-name="P11"/>
      <text:p text:style-name="P133"><text:tab/>Eliminar nodos de una lista → <text:span text:style-name="T214">Implica recorrer la lista desde el comienzo pasando nodo a nodo <text:tab/>hasta encontrar el elemento y en ese momento eliminarlo (dispose). El elemento puede no estar <text:tab/>en la lista.</text:span></text:p>
      <text:p text:style-name="P87"><text:tab/><text:tab/><text:span text:style-name="T136">Procedure</text:span> BorrarElemento (<text:span text:style-name="T136">var</text:span> <text:span text:style-name="T263">l</text:span>: lista; <text:span text:style-name="T263">valor</text:span>: <text:span text:style-name="T263">integer</text:span>; <text:span text:style-name="T136">var</text:span> ok: <text:span text:style-name="T136">boolean</text:span>);</text:p>
      <text:p text:style-name="P152"><text:span text:style-name="T52"><text:tab/><text:tab/></text:span><text:span text:style-name="T140">Var</text:span></text:p>
      <text:p text:style-name="P87"><text:tab/><text:tab/><text:tab/>ant, act: lista;</text:p>
      <text:p text:style-name="P152"><text:span text:style-name="T52"><text:tab/><text:tab/></text:span><text:span text:style-name="T140">Begin</text:span></text:p>
      <text:p text:style-name="P152"><text:span text:style-name="T52"><text:tab/><text:tab/><text:tab/></text:span><text:span text:style-name="T126">ok</text:span><text:span text:style-name="T52">:= false;</text:span></text:p>
      <text:p text:style-name="P87"><text:tab/><text:tab/><text:tab/>act:= <text:span text:style-name="T263">l</text:span>;</text:p>
      <text:p text:style-name="P152"><text:span text:style-name="T52"><text:tab/><text:tab/><text:tab/></text:span><text:span text:style-name="T140">while</text:span><text:span text:style-name="T52"> (act &lt;&gt; nil) </text:span><text:span text:style-name="T140">and</text:span><text:span text:style-name="T52"> (act^.dato &lt;&gt; </text:span><text:span text:style-name="T60">valor</text:span><text:span text:style-name="T52">) </text:span><text:span text:style-name="T140">do</text:span><text:span text:style-name="T52"> </text:span><text:span text:style-name="T140">begin</text:span></text:p>
      <text:p text:style-name="P87"><text:tab/><text:tab/><text:tab/><text:tab/>ant:= act;</text:p>
      <text:p text:style-name="P87"><text:tab/><text:tab/><text:tab/><text:tab/>act:= act^.sig</text:p>
      <text:p text:style-name="P152"><text:span text:style-name="T52"><text:tab/><text:tab/><text:tab/></text:span><text:span text:style-name="T140">end</text:span><text:span text:style-name="T52">;</text:span></text:p>
      <text:p text:style-name="P152"><text:span text:style-name="T52"><text:tab/><text:tab/><text:tab/></text:span><text:span text:style-name="T140">if</text:span><text:span text:style-name="T52"> (act &lt;&gt; nil) </text:span><text:span text:style-name="T140">then</text:span><text:span text:style-name="T52"> </text:span><text:span text:style-name="T140">begin</text:span></text:p>
      <text:p text:style-name="P87"><text:tab/><text:tab/><text:tab/><text:tab/><text:span text:style-name="T263">ok</text:span>:= true;</text:p>
      <text:p text:style-name="P152"><text:span text:style-name="T52"><text:tab/><text:tab/><text:tab/><text:tab/></text:span><text:span text:style-name="T140">if</text:span><text:span text:style-name="T52"> (act = </text:span><text:span text:style-name="T60">l</text:span><text:span text:style-name="T52">) </text:span><text:span text:style-name="T140">then</text:span></text:p>
      <text:p text:style-name="P87"><text:tab/><text:tab/><text:tab/><text:tab/><text:tab/><text:span text:style-name="T263">l</text:span>:= act^.sig</text:p>
      <text:p text:style-name="P152"><text:span text:style-name="T52"><text:tab/><text:tab/><text:tab/><text:tab/></text:span><text:span text:style-name="T140">else</text:span></text:p>
      <text:p text:style-name="P87"><text:tab/><text:tab/><text:tab/><text:tab/><text:tab/>ant^.sig:= act^.sig;</text:p>
      <text:p text:style-name="P152"><text:span text:style-name="T52"><text:tab/><text:tab/><text:tab/><text:tab/></text:span><text:span text:style-name="T140">dispose</text:span><text:span text:style-name="T52"> (act);</text:span></text:p>
      <text:p text:style-name="P152"><text:span text:style-name="T52"><text:tab/><text:tab/><text:tab/></text:span><text:span text:style-name="T140">end</text:span><text:span text:style-name="T52">;</text:span></text:p>
      <text:p text:style-name="P2"><text:span text:style-name="T177"><text:tab/><text:tab/></text:span><text:span text:style-name="T159">End</text:span><text:span text:style-name="T177">.</text:span></text:p>
      <text:p text:style-name="P8"/>
      <text:p text:style-name="P173">Cálculo de Memoria</text:p>
      <text:p text:style-name="P116">En rasgos generales la memoria necesaria para la ejecución de un programa puede dividirse en dos:</text:p>
      <text:p text:style-name="P116"><text:tab/><text:span text:style-name="T224">Memoria estática:</text:span> a modo de simplicidad consideraremos solo las variables globales y locales del <text:tab/>programa.</text:p>
      <text:p text:style-name="P132"><text:tab/><text:span text:style-name="T253">Memoria dinámica:</text:span> <text:span text:style-name="T209">a modo de simplicidad consideraremos sólo cuando en la ejecución de un <text:tab/>programa se reserva o libera memoria.</text:span></text:p>
      <text:p text:style-name="P91"/>
      <text:p text:style-name="P92"><text:tab/>Ej:</text:p>
      <text:p text:style-name="P21"><text:span text:style-name="T209"><text:tab/>Program </text:span><text:span text:style-name="T132">uno;</text:span></text:p>
      <text:p text:style-name="P16"><text:tab/>TYPE</text:p>
      <text:p text:style-name="P21"><text:span text:style-name="T209"><text:tab/><text:tab/></text:span><text:span text:style-name="T132">puntero = <text:s/>^real;</text:span></text:p>
      <text:p text:style-name="P21"><text:span text:style-name="T132"><text:tab/><text:tab/></text:span><text:span text:style-name="T133">puntero2 = ^char;</text:span></text:p>
      <text:p text:style-name="P22"><text:span text:style-name="T133"><text:tab/><text:tab/>persona = <text:s/></text:span><text:span text:style-name="T210">record</text:span></text:p>
      <text:p text:style-name="P30"><text:tab/><text:tab/><text:tab/>nombre: string[20];</text:p>
      <text:p text:style-name="P22"><text:span text:style-name="T133"><text:tab/><text:tab/><text:tab/>dni: </text:span><text:span text:style-name="T210">integer</text:span><text:span text:style-name="T133">;</text:span></text:p>
      <text:p text:style-name="P30"><text:tab/><text:tab/>end;</text:p>
      <text:p text:style-name="P30"/>
      <text:p text:style-name="P21"><text:span text:style-name="T133"><text:tab/><text:tab/></text:span><text:span text:style-name="T134">vector_reales = array [1..2500] of real;</text:span></text:p>
      <text:p text:style-name="P23"><text:span text:style-name="T133"><text:tab/><text:tab/></text:span><text:span text:style-name="T134">vector_puntero_reales = array [1..2500] of puntero;</text:span></text:p>
      <text:p text:style-name="P30"><text:tab/><text:tab/></text:p>
      <text:p text:style-name="P16"><text:tab/></text:p>
      <text:p text:style-name="P21"><text:span text:style-name="T209"><text:tab/>VAR<text:tab/>//</text:span><text:span text:style-name="T210">cantidad de memoria estática = </text:span><text:span text:style-name="T211">41</text:span><text:span text:style-name="T210"> </text:span><text:span text:style-name="T212">+ 30000 = 30041 bytes</text:span></text:p>
      <text:p text:style-name="P22"><text:span text:style-name="T132"><text:tab/><text:tab/></text:span><text:span text:style-name="T133">p: puntero;<text:tab/><text:tab/></text:span><text:span text:style-name="T210">→ 4bytes</text:span></text:p>
      <text:p text:style-name="P22"><text:span text:style-name="T133"><text:tab/><text:tab/>q: puntero2;<text:tab/><text:tab/></text:span><text:span text:style-name="T210">→ 4bytes</text:span></text:p>
      <text:p text:style-name="P22"><text:span text:style-name="T133"><text:tab/><text:tab/>per: persona;<text:tab/><text:tab/></text:span><text:span text:style-name="T210">→ 21 + 4 = 25bytes</text:span></text:p>
      <text:p text:style-name="P22"><text:span text:style-name="T133"><text:tab/><text:tab/>precio: </text:span><text:span text:style-name="T210">r</text:span><text:span text:style-name="T211">eal</text:span><text:span text:style-name="T133">;<text:tab/><text:tab/></text:span><text:span text:style-name="T210">→ </text:span><text:span text:style-name="T211">8</text:span><text:span text:style-name="T210">bytes</text:span></text:p>
      <text:p text:style-name="P31"/>
      <text:p text:style-name="P22"><text:span text:style-name="T133"><text:tab/><text:tab/></text:span><text:span text:style-name="T134">v1: vector_reales<text:tab/></text:span><text:span text:style-name="T211">→ 2500 * 8 = 20000bytes</text:span></text:p>
      <text:p text:style-name="P22"><text:span text:style-name="T134"><text:tab/><text:tab/>v2: vector_puntero_reales<text:tab/></text:span><text:span text:style-name="T211">→ </text:span><text:span text:style-name="T212">2500 * 4 = 10000bytes</text:span></text:p>
      <text:p text:style-name="P17"/>
      <text:p text:style-name="P21"><text:soft-page-break/><text:span text:style-name="T209"><text:tab/>BEGIN<text:tab/>//</text:span><text:span text:style-name="T211">cantidad de memoria dinámica = 9 bytes</text:span></text:p>
      <text:p text:style-name="P23"><text:span text:style-name="T209"><text:tab/><text:tab/> </text:span><text:span text:style-name="T134">new(p);<text:tab/>→ 8bytes</text:span></text:p>
      <text:p text:style-name="P32"><text:tab/><text:tab/> new(q);<text:tab/>→ 1byte</text:p>
      <text:p text:style-name="P16"><text:tab/>END.</text:p>
      <text:p text:style-name="P61"/>
      <text:p text:style-name="P174">Corrección y Eficiencia</text:p>
      <text:p text:style-name="P33"><text:span text:style-name="T3">Corrección:</text:span><text:span text:style-name="T77"> </text:span><text:span text:style-name="T5">Un programa es </text:span><text:span text:style-name="T3">correcto </text:span><text:span text:style-name="T5">si cumple con la especificaciones del problema a resolver. Por esta razón, es que la especificación debe ser completa, precisa y no ambigua.</text:span></text:p>
      <text:p text:style-name="P47"><text:span text:style-name="T77"><text:tab/></text:span><text:span text:style-name="T19">Técnicas</text:span><text:span text:style-name="T112">:</text:span><text:span text:style-name="T77"> </text:span></text:p>
      <text:p text:style-name="P72"><text:tab/><text:tab/><text:span text:style-name="T201">• </text:span>Testing, proceso mediante el cual se proveen evidencias convincentes respecto <text:tab/><text:tab/><text:tab/>a que el programa hace el trabajo esperado.</text:p>
      <text:p text:style-name="P72"><text:tab/><text:tab/><text:span text:style-name="T201">• </text:span>Debuggin, proceso de descubrir y reparar la causa del error (errores sintácticos, <text:tab/><text:tab/><text:tab/>lógicos o de sistema).</text:p>
      <text:p text:style-name="P72"><text:tab/><text:tab/><text:span text:style-name="T264">Es agregar sentencias adicionales al programa para poder monitorear s</text:span><text:span text:style-name="T265">u<text:tab/><text:tab/><text:tab/><text:tab/></text:span><text:span text:style-name="T264">comportamiento más cercanamente.</text:span></text:p>
      <text:p text:style-name="P72"><text:tab/><text:tab/><text:span text:style-name="T201">• </text:span>Walkthrough, consiste en recorrer el programa ante una audiencia, de esta <text:tab/><text:tab/><text:tab/><text:tab/>forma una persona ajena al código reconocerá errores mas fácilmente.</text:p>
      <text:p text:style-name="P72"><text:tab/><text:tab/><text:span text:style-name="T201">• </text:span>Verificación, un programa significa controlar que se cumplan con las pre y post <text:tab/><text:tab/><text:tab/>condiciones del mismo.</text:p>
      <text:p text:style-name="P70"/>
      <text:p text:style-name="P33"><text:span text:style-name="T3">Eficiencia: </text:span><text:span text:style-name="T5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142"><text:span text:style-name="T8"><text:tab/></text:span><text:span text:style-name="T20">Maneras de calcular:</text:span></text:p>
      <text:p text:style-name="P149"><text:span text:style-name="T8"><text:tab/><text:tab/></text:span><text:span text:style-name="T64">• </text:span><text:span text:style-name="T52">Análisis Empírico: Es necesario ejecutar el programa y medir el tiempo empleado en la <text:tab/><text:tab/><text:tab/>ejecución. Puede dar información pobre de los recursos consumidos.</text:span></text:p>
      <text:p text:style-name="P80"><text:tab/><text:tab/><text:tab/>- Ventajas: El tiempo es preciso y es fácil de realizar.</text:p>
      <text:p text:style-name="P80"/>
      <text:p text:style-name="P80"><text:tab/><text:tab/><text:tab/>- Desventajas: Obtienes valores exactos para una maquina y unos datos <text:tab/><text:tab/><text:tab/><text:tab/><text:tab/>determinados, es completamente dependiente de la maquina donde se ejecuta, <text:tab/><text:tab/><text:tab/>requiere implementar el algoritmo y ejecutarlo repetidas veces.</text:p>
      <text:p text:style-name="P80"/>
      <text:p text:style-name="P83"><text:tab/><text:tab/><text:span text:style-name="T202">•</text:span> Análisis Teórico: <text:span text:style-name="T266">Implica encontrar una cota máxima para expresar el tiempo de nuestro <text:tab/><text:tab/>algoritmo. </text:span>No se necesita ejecutar.</text:p>
      <text:p text:style-name="P80"><text:tab/><text:tab/><text:span text:style-name="T266">Dado un algoritmo que es correcto se calcula el tiempo de ejecución de cada una de sus <text:tab/><text:tab/>instrucciones. Para eso se considera:</text:span></text:p>
      <text:p text:style-name="P80"><text:tab/><text:tab/><text:tab/>→ <text:span text:style-name="T266">Sólo las instrucciones elementales del algoritmo: asignación, y operaciones <text:tab/><text:tab/><text:tab/><text:tab/>aritmético/lógicas.</text:span></text:p>
      <text:p text:style-name="P80"><text:tab/><text:tab/><text:tab/>→ <text:span text:style-name="T266">Una instrucción elemental utiliza un tiempo constante para su ejecución, <text:tab/><text:tab/><text:tab/><text:tab/>independientemente del tipo de dato con el que trabaje. </text:span><text:span text:style-name="T200">1UT</text:span></text:p>
      <text:p text:style-name="P80"><text:tab/><text:tab/></text:p>
      <text:p text:style-name="P80"><text:tab/><text:tab/><text:tab/>- Ventajas: Obtiene valores aproximados, independiente de la maquina donde se lo <text:tab/><text:tab/><text:tab/>ejecute y permite analizar el comportamiento.</text:p>
      <text:p text:style-name="P80"/>
      <text:p text:style-name="P93"/>
      <text:p text:style-name="P80"><text:tab/><text:tab/><text:tab/></text:p>
      <text:p text:style-name="P80"/>
      <text:p text:style-name="P24">Calculo Teórico del tiempo de ejecución <text:span text:style-name="T270">Ejemplos</text:span>:</text:p>
      <text:p text:style-name="P29"><text:tab/>Tiempo de ejecución del <text:span text:style-name="T136">IF</text:span></text:p>
      <text:p text:style-name="P29"><text:tab/><text:tab/>→ tiempo de evaluar la condición + tiempo del cuerpo.</text:p>
      <text:p text:style-name="P29"><text:tab/><text:tab/>→ si hay else, tiempo de evaluar la condición + max(then, else).</text:p>
      <text:p text:style-name="P29"/>
      <text:p text:style-name="P29"><text:tab/>Tiempo de ejecución del <text:span text:style-name="T136">FOR</text:span></text:p>
      <text:p text:style-name="P29"><text:tab/><text:tab/>→ <text:span text:style-name="T198">(3N + 2)</text:span> + N (cuerpo del for). N representa la cantidad de veces que se ejecuta el for.</text:p>
      <text:p text:style-name="P29"/>
      <text:p text:style-name="P29"><text:tab/>Tiempo de ejecución del <text:span text:style-name="T136">WHILE</text:span></text:p>
      <text:p text:style-name="P29"><text:tab/><text:tab/>→ <text:span text:style-name="T198">C (N + 1) </text:span><text:span text:style-name="T237">+ N</text:span> (cuerpo del while). N represenata la cantidad de veces que se ejecuta el <text:tab/><text:tab/><text:tab/>while. (N =&gt; 0). C represenata la cantidad de tiempo en evaluar la condición.</text:p>
      <text:p text:style-name="P29"><text:tab/></text:p>
      <text:p text:style-name="P29"><text:tab/>Tiempo de ejecución del <text:span text:style-name="T136">REPEAT</text:span> <text:span text:style-name="T136">UNTIL</text:span></text:p>
      <text:p text:style-name="P29"><text:soft-page-break/><text:tab/><text:tab/>→ <text:span text:style-name="T198">C (N)</text:span> + N (cuerpo del repeat). N representa la cantidad de veces que se ejecuta el <text:tab/><text:tab/><text:tab/>repeat. (N &gt;= 0).</text:p>
      <text:p text:style-name="P29"/>
      <text:p text:style-name="P24"/>
      <text:p text:style-name="P25"><text:span text:style-name="T136">PROGRAM</text:span> uno;</text:p>
      <text:p text:style-name="P20">VAR</text:p>
      <text:p text:style-name="P25"><text:tab/>aux, temp, x: <text:span text:style-name="T136">integer</text:span>;</text:p>
      <text:p text:style-name="P20">BEGIN</text:p>
      <text:p text:style-name="P25"><text:tab/>aux:= 58;<text:tab/><text:span text:style-name="T165">→ asignación = 1UT</text:span></text:p>
      <text:p text:style-name="P25"><text:tab/>aux:= aux * 5;<text:tab/><text:tab/><text:span text:style-name="T165">→ mult + asign = 2UT</text:span></text:p>
      <text:p text:style-name="P25"/>
      <text:p text:style-name="P25"><text:tab/><text:span text:style-name="T136">if</text:span> (aux &gt; 45) <text:span text:style-name="T136">then</text:span> <text:span text:style-name="T136">begin</text:span><text:tab/><text:tab/><text:span text:style-name="T165">→ evaluar condición = 1UT</text:span></text:p>
      <text:p text:style-name="P25"/>
      <text:p text:style-name="P25"><text:tab/><text:tab/>temp:= aux – 5;<text:tab/><text:tab/><text:span text:style-name="T165">→ resta + asign = 2UT</text:span></text:p>
      <text:p text:style-name="P25"><text:tab/><text:tab/>x:= temp + aux + 2;<text:tab/><text:span text:style-name="T165">→ suma + suma + asign = 3UT </text:span></text:p>
      <text:p text:style-name="P25"><text:tab/><text:tab/><text:span text:style-name="T165">{tenemos 5UT si entramos por el if (peor de los casos) → se toma este}</text:span></text:p>
      <text:p text:style-name="P25"><text:tab/><text:span text:style-name="T136">end</text:span> </text:p>
      <text:p text:style-name="P25"/>
      <text:p text:style-name="P25"><text:tab/><text:span text:style-name="T136">else</text:span></text:p>
      <text:p text:style-name="P25"><text:tab/><text:tab/>x:= x * 10;<text:tab/><text:span text:style-name="T165">→ mult + asign = 2UT</text:span></text:p>
      <text:p text:style-name="P179"><text:tab/><text:tab/>{tenemos 2UT si entramos por el else}</text:p>
      <text:p text:style-name="P179"/>
      <text:p text:style-name="P27"><text:span text:style-name="T136">END</text:span>.<text:tab/><text:span text:style-name="T165">→ </text:span><text:span text:style-name="T170">T(alg)</text:span><text:span text:style-name="T166"> = 1 + 2 + [1 + max(5,2)] = 3 + (1 + 5) = 9UT = T(alg) → tiempo constante</text:span></text:p>
      <text:p text:style-name="P180"/>
      <text:p text:style-name="P25"/>
      <text:p text:style-name="P26"><text:span text:style-name="T136">PROGRAM</text:span> <text:span text:style-name="T267">dos</text:span>;</text:p>
      <text:p text:style-name="P18">VAR</text:p>
      <text:p text:style-name="P26"><text:tab/>aux, temp, x: <text:span text:style-name="T136">integer</text:span>;</text:p>
      <text:p text:style-name="P18">BEGIN</text:p>
      <text:p text:style-name="P26"><text:tab/>aux:= 58;<text:tab/><text:span text:style-name="T165">→ asignación = 1UT</text:span></text:p>
      <text:p text:style-name="P26"><text:tab/>aux:= aux * 5;<text:tab/><text:tab/><text:span text:style-name="T165">→ mult + asign = 2UT</text:span></text:p>
      <text:p text:style-name="P26"><text:tab/></text:p>
      <text:p text:style-name="P26"><text:tab/><text:span text:style-name="T161">for</text:span><text:span text:style-name="T267"> i:= 1 </text:span><text:span text:style-name="T161">to</text:span><text:span text:style-name="T267"> 10 </text:span><text:span text:style-name="T161">do</text:span><text:span text:style-name="T267"> </text:span><text:span text:style-name="T161">begin</text:span><text:span text:style-name="T267"><text:tab/><text:tab/></text:span><text:span text:style-name="T166">→ </text:span><text:span text:style-name="T167">(</text:span><text:span text:style-name="T166">3(n) + 2</text:span><text:span text:style-name="T167">)UT</text:span></text:p>
      <text:p text:style-name="P26"><text:tab/><text:tab/><text:span text:style-name="T267">x:= x + 1;<text:tab/><text:tab/></text:span><text:span text:style-name="T166">→ 2UT </text:span></text:p>
      <text:p text:style-name="P26"><text:tab/><text:tab/><text:span text:style-name="T267">temp:= aux * 2;<text:tab/><text:tab/></text:span><text:span text:style-name="T166">→ 2UT </text:span></text:p>
      <text:p text:style-name="P26"/>
      <text:p text:style-name="P26"><text:tab/><text:span text:style-name="T161">end</text:span><text:span text:style-name="T267">; <text:s/></text:span><text:span text:style-name="T166">→ </text:span><text:span text:style-name="T167">tiempo del for: 3(n) + 2 + n(cuerpo) = (3*10 + 2 )+ (n*(2 + 2)) = 32UT + (10*4)UT = 72 UT</text:span></text:p>
      <text:p text:style-name="P26"/>
      <text:p text:style-name="P3"><text:span text:style-name="T160">END</text:span><text:span text:style-name="T135">.<text:tab/></text:span><text:span text:style-name="T168">→ </text:span><text:span text:style-name="T169">T(alg) = 1 + 2 + 72 = 75 UT</text:span></text:p>
      <text:p text:style-name="P181"/>
      <text:p text:style-name="P28"><text:span text:style-name="T136">PROGRAM</text:span> <text:span text:style-name="T268">tres</text:span>;</text:p>
      <text:p text:style-name="P19">VAR </text:p>
      <text:p text:style-name="P28"><text:tab/>aux, temp, x, <text:span text:style-name="T268">i</text:span>: <text:span text:style-name="T136">integer</text:span>;</text:p>
      <text:p text:style-name="P19">BEGIN</text:p>
      <text:p text:style-name="P28"><text:tab/>aux:= 5;<text:tab/><text:tab/><text:span text:style-name="T165">→ asignación = 1UT</text:span></text:p>
      <text:p text:style-name="P28"><text:tab/></text:p>
      <text:p text:style-name="P28"><text:tab/><text:span text:style-name="T162">while</text:span><text:span text:style-name="T267"> </text:span><text:span text:style-name="T268">(aux &gt; 0)</text:span><text:span text:style-name="T267"> </text:span><text:span text:style-name="T161">do</text:span><text:span text:style-name="T267"> </text:span><text:span text:style-name="T161">begin</text:span><text:span text:style-name="T267"><text:tab/><text:tab/></text:span><text:span text:style-name="T166">→ </text:span><text:span text:style-name="T171">(n + </text:span><text:span text:style-name="T173">1(</text:span><text:span text:style-name="T171">evaluar cond</text:span><text:span text:style-name="T173">)</text:span><text:span text:style-name="T171"> + n(cuerpo))</text:span></text:p>
      <text:p text:style-name="P28"><text:tab/><text:tab/><text:span text:style-name="T267">x:= x + 1;<text:tab/><text:tab/></text:span><text:span text:style-name="T166">→ 2UT </text:span></text:p>
      <text:p text:style-name="P28"><text:tab/><text:tab/><text:span text:style-name="T267">temp:= aux - 2;<text:tab/><text:tab/></text:span><text:span text:style-name="T166">→ 2UT </text:span></text:p>
      <text:p text:style-name="P28"/>
      <text:p text:style-name="P28"><text:tab/><text:span text:style-name="T161">end</text:span><text:span text:style-name="T267">; <text:s/></text:span><text:span text:style-name="T166">→ </text:span><text:span text:style-name="T167">tiempo del </text:span><text:span text:style-name="T171">while</text:span><text:span text:style-name="T167">: </text:span><text:span text:style-name="T171">5 + 1 + 5(4) </text:span><text:span text:style-name="T172">= 6 + 20</text:span></text:p>
      <text:p text:style-name="P28"/>
      <text:p text:style-name="P4"><text:span text:style-name="T160">END</text:span><text:span text:style-name="T135">.<text:tab/></text:span><text:span text:style-name="T168">→ </text:span><text:span text:style-name="T169">T(alg) = 1 + 2 + 72 = 75 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212cm" style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3T11:56:51.959096385</dc:date>
    <meta:editing-duration>P3DT5H50M24S</meta:editing-duration>
    <meta:editing-cycles>87</meta:editing-cycles>
    <meta:generator>LibreOffice/7.3.7.2$Linux_X86_64 LibreOffice_project/30$Build-2</meta:generator>
    <meta:document-statistic meta:table-count="0" meta:image-count="0" meta:object-count="0" meta:page-count="13" meta:paragraph-count="559" meta:word-count="5257" meta:character-count="33127" meta:non-whitespace-character-count="26962"/>
  </office:meta>
</office:document-meta>
</file>